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806in" table:align="margins" style:may-break-between-rows="false"/>
    </style:style>
    <style:style style:name="Table156.A" style:family="table-column">
      <style:table-column-properties style:column-width="1.766in" style:rel-column-width="16345*"/>
    </style:style>
    <style:style style:name="Table156.B" style:family="table-column">
      <style:table-column-properties style:column-width="5.3146in" style:rel-column-width="49190*"/>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806in" table:align="margins" style:may-break-between-rows="false"/>
    </style:style>
    <style:style style:name="Table166.A" style:family="table-column">
      <style:table-column-properties style:column-width="1.766in" style:rel-column-width="16345*"/>
    </style:style>
    <style:style style:name="Table166.B" style:family="table-column">
      <style:table-column-properties style:column-width="5.3146in" style:rel-column-width="49190*"/>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1">
      <style:paragraph-properties fo:text-align="justify" style:justify-single-word="false"/>
    </style:style>
    <style:style style:name="P60" style:family="paragraph" style:parent-style-name="Heading_20_1">
      <style:paragraph-properties fo:break-before="page"/>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7.0602in" style:type="right" style:leader-style="dotted" style:leader-text="."/>
        </style:tab-stops>
      </style:paragraph-properties>
    </style:style>
    <style:style style:name="P63" style:family="paragraph" style:parent-style-name="Contents_20_2">
      <style:paragraph-properties>
        <style:tab-stops>
          <style:tab-stop style:position="6.8839in" style:type="right"/>
        </style:tab-stops>
      </style:paragraph-properties>
    </style:style>
    <style:style style:name="P64" style:family="paragraph" style:parent-style-name="Table_20_Contents">
      <style:paragraph-properties fo:text-align="justify" style:justify-single-word="false"/>
    </style:style>
    <style:style style:name="P65" style:family="paragraph" style:parent-style-name="Index_20_1">
      <style:paragraph-properties>
        <style:tab-stops>
          <style:tab-stop style:position="7.0807in" style:type="right"/>
        </style:tab-stops>
      </style:paragraph-properties>
    </style:style>
    <style:style style:name="P66" style:family="paragraph" style:parent-style-name="Index_20_Separator">
      <style:paragraph-properties>
        <style:tab-stops/>
      </style:paragraph-properties>
    </style:style>
    <style:style style:name="P67" style:family="paragraph" style:parent-style-name="Text_20_body" style:master-page-name="Standard">
      <style:paragraph-properties style:page-number="auto"/>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paragraph-properties fo:text-align="justify" style:justify-single-word="false"/>
    </style:style>
    <style:style style:name="P71" style:family="paragraph" style:parent-style-name="Text_20_body" style:list-style-name="L3">
      <style:paragraph-properties fo:text-align="justify" style:justify-single-word="false"/>
    </style:style>
    <style:style style:name="P72" style:family="paragraph" style:parent-style-name="Text_20_body" style:list-style-name="L5">
      <style:paragraph-properties fo:text-align="justify" style:justify-single-word="false"/>
    </style:style>
    <style:style style:name="P73" style:family="paragraph" style:parent-style-name="Text_20_body" style:list-style-name="L1">
      <style:paragraph-properties fo:text-align="justify" style:justify-single-word="false"/>
    </style:style>
    <style:style style:name="P74" style:family="paragraph" style:parent-style-name="Text_20_body" style:list-style-name="L8">
      <style:paragraph-properties fo:text-align="justify" style:justify-single-word="false"/>
    </style:style>
    <style:style style:name="P75" style:family="paragraph" style:parent-style-name="Text_20_body" style:list-style-name="L10">
      <style:paragraph-properties fo:text-align="justify" style:justify-single-word="false"/>
    </style:style>
    <style:style style:name="P76" style:family="paragraph" style:parent-style-name="Text_20_body" style:list-style-name="L11">
      <style:paragraph-properties fo:text-align="justify" style:justify-single-word="false"/>
    </style:style>
    <style:style style:name="P77" style:family="paragraph" style:parent-style-name="Text_20_body" style:list-style-name="L13">
      <style:paragraph-properties fo:text-align="justify" style:justify-single-word="false"/>
    </style:style>
    <style:style style:name="P78" style:family="paragraph" style:parent-style-name="Text_20_body" style:list-style-name="L14">
      <style:paragraph-properties fo:text-align="justify" style:justify-single-word="false"/>
    </style:style>
    <style:style style:name="P79" style:family="paragraph" style:parent-style-name="Text_20_body" style:list-style-name="L15">
      <style:paragraph-properties fo:text-align="justify" style:justify-single-word="false"/>
    </style:style>
    <style:style style:name="P80" style:family="paragraph" style:parent-style-name="Text_20_body" style:list-style-name="L16">
      <style:paragraph-properties fo:text-align="justify" style:justify-single-word="false"/>
    </style:style>
    <style:style style:name="P81" style:family="paragraph" style:parent-style-name="Text_20_body" style:list-style-name="L17">
      <style:paragraph-properties fo:text-align="justify" style:justify-single-word="false"/>
    </style:style>
    <style:style style:name="P82" style:family="paragraph" style:parent-style-name="Text_20_body" style:list-style-name="L18">
      <style:paragraph-properties fo:text-align="justify" style:justify-single-word="false"/>
    </style:style>
    <style:style style:name="P83" style:family="paragraph" style:parent-style-name="Text_20_body" style:list-style-name="L19">
      <style:paragraph-properties fo:text-align="justify" style:justify-single-word="false"/>
    </style:style>
    <style:style style:name="P84" style:family="paragraph" style:parent-style-name="Text_20_body" style:list-style-name="L20">
      <style:paragraph-properties fo:text-align="justify" style:justify-single-word="false"/>
    </style:style>
    <style:style style:name="P85" style:family="paragraph" style:parent-style-name="Text_20_body" style:list-style-name="L21">
      <style:paragraph-properties fo:text-align="justify" style:justify-single-word="false"/>
    </style:style>
    <style:style style:name="P86" style:family="paragraph" style:parent-style-name="Text_20_body" style:list-style-name="L22">
      <style:paragraph-properties fo:text-align="justify" style:justify-single-word="false"/>
    </style:style>
    <style:style style:name="P87" style:family="paragraph" style:parent-style-name="Text_20_body" style:list-style-name="L23">
      <style:paragraph-properties fo:text-align="justify" style:justify-single-word="false"/>
    </style:style>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9"/>
    <style:style style:name="P93"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18504760" text:id="ct218504760">
          <text:insertion>
            <office:change-info>
              <dc:creator>Peter Camilleri</dc:creator>
              <dc:date>2015-04-25T23:41:00</dc:date>
            </office:change-info>
          </text:insertion>
        </text:changed-region>
        <text:changed-region xml:id="ct218504864" text:id="ct218504864">
          <text:insertion>
            <office:change-info>
              <dc:creator>Peter Camilleri</dc:creator>
              <dc:date>2015-04-25T23:42:00</dc:date>
            </office:change-info>
          </text:insertion>
        </text:changed-region>
        <text:changed-region xml:id="ct218513632" text:id="ct218513632">
          <text:insertion>
            <office:change-info>
              <dc:creator>Peter Camilleri</dc:creator>
              <dc:date>2015-04-26T13:40:00</dc:date>
            </office:change-info>
          </text:insertion>
        </text:changed-region>
        <text:changed-region xml:id="ct218513736" text:id="ct218513736">
          <text:insertion>
            <office:change-info>
              <dc:creator>Peter Camilleri</dc:creator>
              <dc:date>2015-04-26T13:39:00</dc:date>
            </office:change-info>
          </text:insertion>
        </text:changed-region>
        <text:changed-region xml:id="ct218513840" text:id="ct218513840">
          <text:insertion>
            <office:change-info>
              <dc:creator>Peter Camilleri</dc:creator>
              <dc:date>2015-04-26T13:40:00</dc:date>
            </office:change-info>
          </text:insertion>
        </text:changed-region>
        <text:changed-region xml:id="ct218514880" text:id="ct218514880">
          <text:insertion>
            <office:change-info>
              <dc:creator>Peter Camilleri</dc:creator>
              <dc:date>2015-04-26T13:46:00</dc:date>
            </office:change-info>
          </text:insertion>
        </text:changed-region>
        <text:changed-region xml:id="ct218514984" text:id="ct218514984">
          <text:insertion>
            <office:change-info>
              <dc:creator>Peter Camilleri</dc:creator>
              <dc:date>2015-04-26T13:47:00</dc:date>
            </office:change-info>
          </text:insertion>
        </text:changed-region>
        <text:changed-region xml:id="ct216597216" text:id="ct216597216">
          <text:insertion>
            <office:change-info>
              <dc:creator>Peter Camilleri</dc:creator>
              <dc:date>2015-04-25T13:09:00</dc:date>
            </office:change-info>
          </text:insertion>
        </text:changed-region>
        <text:changed-region xml:id="ct216597320" text:id="ct216597320">
          <text:insertion>
            <office:change-info>
              <dc:creator>Peter Camilleri</dc:creator>
              <dc:date>2015-04-25T13:10:00</dc:date>
            </office:change-info>
          </text:insertion>
        </text:changed-region>
        <text:changed-region xml:id="ct216597528" text:id="ct216597528">
          <text:insertion>
            <office:change-info>
              <dc:creator>Peter Camilleri</dc:creator>
              <dc:date>2015-04-25T13:11:00</dc:date>
            </office:change-info>
          </text:insertion>
        </text:changed-region>
        <text:changed-region xml:id="ct216597632" text:id="ct216597632">
          <text:deletion>
            <office:change-info>
              <dc:creator>Peter Camilleri</dc:creator>
              <dc:date>2015-04-25T13:26:00</dc:date>
            </office:change-info>
            <text:p text:style-name="Text_20_body">.even?</text:p>
          </text:deletion>
        </text:changed-region>
        <text:changed-region xml:id="ct216597736" text:id="ct216597736">
          <text:insertion>
            <office:change-info>
              <dc:creator>Peter Camilleri</dc:creator>
              <dc:date>2015-04-25T13:25:00</dc:date>
            </office:change-info>
          </text:insertion>
        </text:changed-region>
        <text:changed-region xml:id="ct216597840" text:id="ct216597840">
          <text:insertion>
            <office:change-info>
              <dc:creator>Peter Camilleri</dc:creator>
              <dc:date>2015-04-25T13:25:00</dc:date>
            </office:change-info>
          </text:insertion>
        </text:changed-region>
        <text:changed-region xml:id="ct216597944" text:id="ct216597944">
          <text:insertion>
            <office:change-info>
              <dc:creator>Peter Camilleri</dc:creator>
              <dc:date>2015-04-25T13:25:00</dc:date>
            </office:change-info>
          </text:insertion>
        </text:changed-region>
        <text:changed-region xml:id="ct216598048" text:id="ct216598048">
          <text:insertion>
            <office:change-info>
              <dc:creator>Peter Camilleri</dc:creator>
              <dc:date>2015-04-25T13:25:00</dc:date>
            </office:change-info>
          </text:insertion>
        </text:changed-region>
        <text:changed-region xml:id="ct216598152" text:id="ct216598152">
          <text:insertion>
            <office:change-info>
              <dc:creator>Peter Camilleri</dc:creator>
              <dc:date>2015-04-25T13:25:00</dc:date>
            </office:change-info>
          </text:insertion>
        </text:changed-region>
        <text:changed-region xml:id="ct216598256" text:id="ct216598256">
          <text:insertion>
            <office:change-info>
              <dc:creator>Peter Camilleri</dc:creator>
              <dc:date>2015-04-25T13:27:00</dc:date>
            </office:change-info>
          </text:insertion>
        </text:changed-region>
        <text:changed-region xml:id="ct216598360" text:id="ct216598360">
          <text:insertion>
            <office:change-info>
              <dc:creator>Peter Camilleri</dc:creator>
              <dc:date>2015-04-25T13:27:00</dc:date>
            </office:change-info>
          </text:insertion>
        </text:changed-region>
        <text:changed-region xml:id="ct216598464" text:id="ct216598464">
          <text:deletion>
            <office:change-info>
              <dc:creator>Peter Camilleri</dc:creator>
              <dc:date>2015-04-25T13:29:00</dc:date>
            </office:change-info>
            <text:p text:style-name="Text_20_body">.gcd</text:p>
          </text:deletion>
        </text:changed-region>
        <text:changed-region xml:id="ct216598568" text:id="ct216598568">
          <text:insertion>
            <office:change-info>
              <dc:creator>Peter Camilleri</dc:creator>
              <dc:date>2015-04-25T13:25:00</dc:date>
            </office:change-info>
          </text:insertion>
        </text:changed-region>
        <text:changed-region xml:id="ct216598672" text:id="ct216598672">
          <text:deletion>
            <office:change-info>
              <dc:creator>Peter Camilleri</dc:creator>
              <dc:date>2015-04-25T13:31:00</dc:date>
            </office:change-info>
            <text:p text:style-name="Text_20_body">.lcm</text:p>
          </text:deletion>
        </text:changed-region>
        <text:changed-region xml:id="ct216598776" text:id="ct216598776">
          <text:insertion>
            <office:change-info>
              <dc:creator>Peter Camilleri</dc:creator>
              <dc:date>2015-04-25T13:25:00</dc:date>
            </office:change-info>
          </text:insertion>
        </text:changed-region>
        <text:changed-region xml:id="ct216598984" text:id="ct216598984">
          <text:deletion>
            <office:change-info>
              <dc:creator>Peter Camilleri</dc:creator>
              <dc:date>2015-04-25T13:37:00</dc:date>
            </office:change-info>
            <text:p text:style-name="Text_20_body">.odd?</text:p>
          </text:deletion>
        </text:changed-region>
        <text:changed-region xml:id="ct216598880" text:id="ct216598880">
          <text:deletion>
            <office:change-info>
              <dc:creator>Peter Camilleri</dc:creator>
              <dc:date>2015-04-25T13:39:00</dc:date>
            </office:change-info>
            <text:p text:style-name="Text_20_body"/>
            <text:p text:style-name="Text_20_body"/>
          </text:deletion>
        </text:changed-region>
        <text:changed-region xml:id="ct216599088" text:id="ct216599088">
          <text:insertion>
            <office:change-info>
              <dc:creator>Peter Camilleri</dc:creator>
              <dc:date>2015-04-25T13:25:00</dc:date>
            </office:change-info>
          </text:insertion>
        </text:changed-region>
        <text:changed-region xml:id="ct216599192" text:id="ct216599192">
          <text:deletion>
            <office:change-info>
              <dc:creator>Peter Camilleri</dc:creator>
              <dc:date>2015-04-25T13:41:00</dc:date>
            </office:change-info>
            <text:p text:style-name="Text_20_body">2*</text:p>
          </text:deletion>
        </text:changed-region>
        <text:changed-region xml:id="ct216599296" text:id="ct216599296">
          <text:insertion>
            <office:change-info>
              <dc:creator>Peter Camilleri</dc:creator>
              <dc:date>2015-04-25T13:24:00</dc:date>
            </office:change-info>
          </text:insertion>
        </text:changed-region>
        <text:changed-region xml:id="ct216599400" text:id="ct216599400">
          <text:insertion>
            <office:change-info>
              <dc:creator>Peter Camilleri</dc:creator>
              <dc:date>2015-04-25T13:25:00</dc:date>
            </office:change-info>
          </text:insertion>
        </text:changed-region>
        <text:changed-region xml:id="ct216599504" text:id="ct216599504">
          <text:insertion>
            <office:change-info>
              <dc:creator>Peter Camilleri</dc:creator>
              <dc:date>2015-04-25T13:42:00</dc:date>
            </office:change-info>
          </text:insertion>
        </text:changed-region>
        <text:changed-region xml:id="ct216599608" text:id="ct216599608">
          <text:insertion>
            <office:change-info>
              <dc:creator>Peter Camilleri</dc:creator>
              <dc:date>2015-04-25T13:25:00</dc:date>
            </office:change-info>
          </text:insertion>
        </text:changed-region>
        <text:changed-region xml:id="ct216599712" text:id="ct216599712">
          <text:insertion>
            <office:change-info>
              <dc:creator>Peter Camilleri</dc:creator>
              <dc:date>2015-04-25T13:25:00</dc:date>
            </office:change-info>
          </text:insertion>
        </text:changed-region>
        <text:changed-region xml:id="ct216599816" text:id="ct216599816">
          <text:insertion>
            <office:change-info>
              <dc:creator>Peter Camilleri</dc:creator>
              <dc:date>2015-04-25T13:42:00</dc:date>
            </office:change-info>
          </text:insertion>
        </text:changed-region>
        <text:changed-region xml:id="ct216599920" text:id="ct216599920">
          <text:insertion>
            <office:change-info>
              <dc:creator>Peter Camilleri</dc:creator>
              <dc:date>2015-04-25T13:42:00</dc:date>
            </office:change-info>
          </text:insertion>
        </text:changed-region>
        <text:changed-region xml:id="ct216600024" text:id="ct216600024">
          <text:deletion>
            <office:change-info>
              <dc:creator>Peter Camilleri</dc:creator>
              <dc:date>2015-04-25T13:42:00</dc:date>
            </office:change-info>
            <text:p text:style-name="Text_20_body">2/</text:p>
          </text:deletion>
        </text:changed-region>
        <text:changed-region xml:id="ct216600128" text:id="ct216600128">
          <text:insertion>
            <office:change-info>
              <dc:creator>Peter Camilleri</dc:creator>
              <dc:date>2015-04-25T13:25:00</dc:date>
            </office:change-info>
          </text:insertion>
        </text:changed-region>
        <text:changed-region xml:id="ct218501016" text:id="ct218501016">
          <text:deletion>
            <office:change-info>
              <dc:creator>Peter Camilleri</dc:creator>
              <dc:date>2015-04-25T13:46:00</dc:date>
            </office:change-info>
            <text:p text:style-name="Standard"/>
            <text:p text:style-name="Text_20_body">&lt;&lt;</text:p>
          </text:deletion>
        </text:changed-region>
        <text:changed-region xml:id="ct218501120" text:id="ct218501120">
          <text:insertion>
            <office:change-info>
              <dc:creator>Peter Camilleri</dc:creator>
              <dc:date>2015-04-25T13:25:00</dc:date>
            </office:change-info>
          </text:insertion>
        </text:changed-region>
        <text:changed-region xml:id="ct218501224" text:id="ct218501224">
          <text:deletion>
            <office:change-info>
              <dc:creator>Peter Camilleri</dc:creator>
              <dc:date>2015-04-25T13:55:00</dc:date>
            </office:change-info>
            <text:p text:style-name="Standard"/>
            <text:p text:style-name="Text_20_body">&gt;&gt;</text:p>
          </text:deletion>
        </text:changed-region>
        <text:changed-region xml:id="ct218501328" text:id="ct218501328">
          <text:insertion>
            <office:change-info>
              <dc:creator>Peter Camilleri</dc:creator>
              <dc:date>2015-04-25T13:25:00</dc:date>
            </office:change-info>
          </text:insertion>
        </text:changed-region>
        <text:changed-region xml:id="ct218501432" text:id="ct218501432">
          <text:deletion>
            <office:change-info>
              <dc:creator>Peter Camilleri</dc:creator>
              <dc:date>2015-04-25T14:29:00</dc:date>
            </office:change-info>
            <text:p text:style-name="Standard"/>
            <text:p text:style-name="Text_20_body">and</text:p>
          </text:deletion>
        </text:changed-region>
        <text:changed-region xml:id="ct218501536" text:id="ct218501536">
          <text:insertion>
            <office:change-info>
              <dc:creator>Peter Camilleri</dc:creator>
              <dc:date>2015-04-25T13:25:00</dc:date>
            </office:change-info>
          </text:insertion>
        </text:changed-region>
        <text:changed-region xml:id="ct218501640" text:id="ct218501640">
          <text:deletion>
            <office:change-info>
              <dc:creator>Peter Camilleri</dc:creator>
              <dc:date>2015-04-25T14:31:00</dc:date>
            </office:change-info>
            <text:p text:style-name="Text_20_body"/>
            <text:p text:style-name="Text_20_body">com</text:p>
          </text:deletion>
        </text:changed-region>
        <text:changed-region xml:id="ct218501744" text:id="ct218501744">
          <text:insertion>
            <office:change-info>
              <dc:creator>Peter Camilleri</dc:creator>
              <dc:date>2015-04-25T13:25:00</dc:date>
            </office:change-info>
          </text:insertion>
        </text:changed-region>
        <text:changed-region xml:id="ct218501848" text:id="ct218501848">
          <text:deletion>
            <office:change-info>
              <dc:creator>Peter Camilleri</dc:creator>
              <dc:date>2015-04-25T14:33:00</dc:date>
            </office:change-info>
            <text:p text:style-name="Text_20_body"/>
            <text:p text:style-name="Text_20_body">or</text:p>
          </text:deletion>
        </text:changed-region>
        <text:changed-region xml:id="ct218501952" text:id="ct218501952">
          <text:insertion>
            <office:change-info>
              <dc:creator>Peter Camilleri</dc:creator>
              <dc:date>2015-04-25T13:25:00</dc:date>
            </office:change-info>
          </text:insertion>
        </text:changed-region>
        <text:changed-region xml:id="ct218502056" text:id="ct218502056">
          <text:insertion>
            <office:change-info>
              <dc:creator>Peter Camilleri</dc:creator>
              <dc:date>2015-04-25T14:34:00</dc:date>
            </office:change-info>
          </text:insertion>
        </text:changed-region>
        <text:changed-region xml:id="ct218502160" text:id="ct218502160">
          <text:insertion>
            <office:change-info>
              <dc:creator>Peter Camilleri</dc:creator>
              <dc:date>2015-04-25T13:25:00</dc:date>
            </office:change-info>
          </text:insertion>
        </text:changed-region>
        <text:changed-region xml:id="ct218502264" text:id="ct218502264">
          <text:insertion>
            <office:change-info>
              <dc:creator>Peter Camilleri</dc:creator>
              <dc:date>2015-04-25T13:25:00</dc:date>
            </office:change-info>
          </text:insertion>
        </text:changed-region>
        <text:changed-region xml:id="ct218502368" text:id="ct218502368">
          <text:insertion>
            <office:change-info>
              <dc:creator>Peter Camilleri</dc:creator>
              <dc:date>2015-04-25T14:35:00</dc:date>
            </office:change-info>
          </text:insertion>
        </text:changed-region>
        <text:changed-region xml:id="ct218502472" text:id="ct218502472">
          <text:insertion>
            <office:change-info>
              <dc:creator>Peter Camilleri</dc:creator>
              <dc:date>2015-04-25T14:35:00</dc:date>
            </office:change-info>
          </text:insertion>
        </text:changed-region>
        <text:changed-region xml:id="ct218502576" text:id="ct218502576">
          <text:deletion>
            <office:change-info>
              <dc:creator>Peter Camilleri</dc:creator>
              <dc:date>2015-04-25T14:35:00</dc:date>
            </office:change-info>
            <text:p text:style-name="Standard"/>
            <text:p text:style-name="Text_20_body">xor</text:p>
          </text:deletion>
        </text:changed-region>
        <text:changed-region xml:id="ct218502680" text:id="ct218502680">
          <text:insertion>
            <office:change-info>
              <dc:creator>Peter Camilleri</dc:creator>
              <dc:date>2015-04-25T13:25:00</dc:date>
            </office:change-info>
          </text:insertion>
        </text:changed-region>
        <text:changed-region xml:id="ct218502784" text:id="ct218502784">
          <text:insertion>
            <office:change-info>
              <dc:creator>Peter Camilleri</dc:creator>
              <dc:date>2015-04-25T15:11:00</dc:date>
            </office:change-info>
          </text:insertion>
        </text:changed-region>
        <text:changed-region xml:id="ct218502888" text:id="ct218502888">
          <text:insertion>
            <office:change-info>
              <dc:creator>Peter Camilleri</dc:creator>
              <dc:date>2015-04-25T15:09:00</dc:date>
            </office:change-info>
          </text:insertion>
        </text:changed-region>
        <text:changed-region xml:id="ct218502992" text:id="ct218502992">
          <text:insertion>
            <office:change-info>
              <dc:creator>Peter Camilleri</dc:creator>
              <dc:date>2015-04-25T15:09:00</dc:date>
            </office:change-info>
          </text:insertion>
        </text:changed-region>
        <text:changed-region xml:id="ct218503096" text:id="ct218503096">
          <text:insertion>
            <office:change-info>
              <dc:creator>Peter Camilleri</dc:creator>
              <dc:date>2015-04-25T15:09:00</dc:date>
            </office:change-info>
          </text:insertion>
        </text:changed-region>
        <text:changed-region xml:id="ct218503200" text:id="ct218503200">
          <text:insertion>
            <office:change-info>
              <dc:creator>Peter Camilleri</dc:creator>
              <dc:date>2015-04-25T15:10:00</dc:date>
            </office:change-info>
          </text:insertion>
        </text:changed-region>
        <text:changed-region xml:id="ct218503304" text:id="ct218503304">
          <text:insertion>
            <office:change-info>
              <dc:creator>Peter Camilleri</dc:creator>
              <dc:date>2015-04-25T15:10:00</dc:date>
            </office:change-info>
          </text:insertion>
        </text:changed-region>
        <text:changed-region xml:id="ct218503408" text:id="ct218503408">
          <text:insertion>
            <office:change-info>
              <dc:creator>Peter Camilleri</dc:creator>
              <dc:date>2015-04-25T15:10:00</dc:date>
            </office:change-info>
          </text:insertion>
        </text:changed-region>
        <text:changed-region xml:id="ct218503512" text:id="ct218503512">
          <text:insertion>
            <office:change-info>
              <dc:creator>Peter Camilleri</dc:creator>
              <dc:date>2015-04-25T15:10:00</dc:date>
            </office:change-info>
          </text:insertion>
        </text:changed-region>
        <text:changed-region xml:id="ct218503616" text:id="ct218503616">
          <text:insertion>
            <office:change-info>
              <dc:creator>Peter Camilleri</dc:creator>
              <dc:date>2015-04-25T15:10:00</dc:date>
            </office:change-info>
          </text:insertion>
        </text:changed-region>
        <text:changed-region xml:id="ct218503720" text:id="ct218503720">
          <text:insertion>
            <office:change-info>
              <dc:creator>Peter Camilleri</dc:creator>
              <dc:date>2015-04-25T15:10:00</dc:date>
            </office:change-info>
          </text:insertion>
        </text:changed-region>
        <text:changed-region xml:id="ct218503824" text:id="ct218503824">
          <text:insertion>
            <office:change-info>
              <dc:creator>Peter Camilleri</dc:creator>
              <dc:date>2015-04-25T15:10:00</dc:date>
            </office:change-info>
          </text:insertion>
        </text:changed-region>
        <text:changed-region xml:id="ct218503928" text:id="ct218503928">
          <text:insertion>
            <office:change-info>
              <dc:creator>Peter Camilleri</dc:creator>
              <dc:date>2015-04-25T15:10:00</dc:date>
            </office:change-info>
          </text:insertion>
        </text:changed-region>
        <text:changed-region xml:id="ct218504032" text:id="ct218504032">
          <text:deletion>
            <office:change-info>
              <dc:creator>Peter Camilleri</dc:creator>
              <dc:date>2015-04-25T17:35:00</dc:date>
            </office:change-info>
            <text:p text:style-name="P1">Ipsum lorem</text:p>
          </text:deletion>
        </text:changed-region>
        <text:changed-region xml:id="ct218504136" text:id="ct218504136">
          <text:insertion>
            <office:change-info>
              <dc:creator>Peter Camilleri</dc:creator>
              <dc:date>2015-04-25T17:35:00</dc:date>
            </office:change-info>
          </text:insertion>
        </text:changed-region>
        <text:changed-region xml:id="ct218504240" text:id="ct218504240">
          <text:insertion>
            <office:change-info>
              <dc:creator>Peter Camilleri</dc:creator>
              <dc:date>2015-04-25T17:36:00</dc:date>
            </office:change-info>
          </text:insertion>
        </text:changed-region>
        <text:changed-region xml:id="ct218504344" text:id="ct218504344">
          <text:insertion>
            <office:change-info>
              <dc:creator>Peter Camilleri</dc:creator>
              <dc:date>2015-04-25T17:37:00</dc:date>
            </office:change-info>
          </text:insertion>
        </text:changed-region>
        <text:changed-region xml:id="ct218504448" text:id="ct218504448">
          <text:insertion>
            <office:change-info>
              <dc:creator>Peter Camilleri</dc:creator>
              <dc:date>2015-04-25T18:11:00</dc:date>
            </office:change-info>
          </text:insertion>
        </text:changed-region>
        <text:changed-region xml:id="ct218504552" text:id="ct218504552">
          <text:insertion>
            <office:change-info>
              <dc:creator>Peter Camilleri</dc:creator>
              <dc:date>2015-04-25T18:12:00</dc:date>
            </office:change-info>
          </text:insertion>
        </text:changed-region>
        <text:changed-region xml:id="ct218504656" text:id="ct218504656">
          <text:insertion>
            <office:change-info>
              <dc:creator>Peter Camilleri</dc:creator>
              <dc:date>2015-04-25T18:14:00</dc:date>
            </office:change-info>
          </text:insertion>
        </text:changed-region>
        <text:changed-region xml:id="ct218504968" text:id="ct218504968">
          <text:insertion>
            <office:change-info>
              <dc:creator>Peter Camilleri</dc:creator>
              <dc:date>2015-04-25T18:13:00</dc:date>
            </office:change-info>
          </text:insertion>
        </text:changed-region>
        <text:changed-region xml:id="ct218505112" text:id="ct218505112">
          <text:deletion>
            <office:change-info>
              <dc:creator>Peter Camilleri</dc:creator>
              <dc:date>2015-04-25T17:45:00</dc:date>
            </office:change-info>
            <text:p text:style-name="Text_20_body"/>
            <text:p text:style-name="Text_20_body">*</text:p>
          </text:deletion>
        </text:changed-region>
        <text:changed-region xml:id="ct218505216" text:id="ct218505216">
          <text:insertion>
            <office:change-info>
              <dc:creator>Peter Camilleri</dc:creator>
              <dc:date>2015-04-25T17:38:00</dc:date>
            </office:change-info>
          </text:insertion>
        </text:changed-region>
        <text:changed-region xml:id="ct218505320" text:id="ct218505320">
          <text:deletion>
            <office:change-info>
              <dc:creator>Peter Camilleri</dc:creator>
              <dc:date>2015-04-25T18:16:00</dc:date>
            </office:change-info>
            <text:p text:style-name="Standard"/>
            <text:p text:style-name="Text_20_body">**</text:p>
          </text:deletion>
        </text:changed-region>
        <text:changed-region xml:id="ct218505424" text:id="ct218505424">
          <text:insertion>
            <office:change-info>
              <dc:creator>Peter Camilleri</dc:creator>
              <dc:date>2015-04-25T17:38:00</dc:date>
            </office:change-info>
          </text:insertion>
        </text:changed-region>
        <text:changed-region xml:id="ct218505528" text:id="ct218505528">
          <text:insertion>
            <office:change-info>
              <dc:creator>Peter Camilleri</dc:creator>
              <dc:date>2015-04-25T22:45:00</dc:date>
            </office:change-info>
          </text:insertion>
        </text:changed-region>
        <text:changed-region xml:id="ct218505632" text:id="ct218505632">
          <text:insertion>
            <office:change-info>
              <dc:creator>Peter Camilleri</dc:creator>
              <dc:date>2015-04-25T22:46:00</dc:date>
            </office:change-info>
          </text:insertion>
        </text:changed-region>
        <text:changed-region xml:id="ct218505736" text:id="ct218505736">
          <text:insertion>
            <office:change-info>
              <dc:creator>Peter Camilleri</dc:creator>
              <dc:date>2015-04-25T17:38:00</dc:date>
            </office:change-info>
          </text:insertion>
        </text:changed-region>
        <text:changed-region xml:id="ct218505840" text:id="ct218505840">
          <text:insertion>
            <office:change-info>
              <dc:creator>Peter Camilleri</dc:creator>
              <dc:date>2015-04-25T17:38:00</dc:date>
            </office:change-info>
          </text:insertion>
        </text:changed-region>
        <text:changed-region xml:id="ct218505944" text:id="ct218505944">
          <text:insertion>
            <office:change-info>
              <dc:creator>Peter Camilleri</dc:creator>
              <dc:date>2015-04-25T17:38:00</dc:date>
            </office:change-info>
          </text:insertion>
        </text:changed-region>
        <text:changed-region xml:id="ct218506048" text:id="ct218506048">
          <text:insertion>
            <office:change-info>
              <dc:creator>Peter Camilleri</dc:creator>
              <dc:date>2015-04-25T17:38:00</dc:date>
            </office:change-info>
          </text:insertion>
        </text:changed-region>
        <text:changed-region xml:id="ct218506152" text:id="ct218506152">
          <text:insertion>
            <office:change-info>
              <dc:creator>Peter Camilleri</dc:creator>
              <dc:date>2015-04-25T17:38:00</dc:date>
            </office:change-info>
          </text:insertion>
        </text:changed-region>
        <text:changed-region xml:id="ct218506256" text:id="ct218506256">
          <text:insertion>
            <office:change-info>
              <dc:creator>Peter Camilleri</dc:creator>
              <dc:date>2015-04-25T17:38:00</dc:date>
            </office:change-info>
          </text:insertion>
        </text:changed-region>
        <text:changed-region xml:id="ct218506360" text:id="ct218506360">
          <text:insertion>
            <office:change-info>
              <dc:creator>Peter Camilleri</dc:creator>
              <dc:date>2015-04-25T17:38:00</dc:date>
            </office:change-info>
          </text:insertion>
        </text:changed-region>
        <text:changed-region xml:id="ct218506464" text:id="ct218506464">
          <text:insertion>
            <office:change-info>
              <dc:creator>Peter Camilleri</dc:creator>
              <dc:date>2015-04-25T22:38:00</dc:date>
            </office:change-info>
          </text:insertion>
        </text:changed-region>
        <text:changed-region xml:id="ct218506568" text:id="ct218506568">
          <text:insertion>
            <office:change-info>
              <dc:creator>Peter Camilleri</dc:creator>
              <dc:date>2015-04-25T22:38:00</dc:date>
            </office:change-info>
          </text:insertion>
        </text:changed-region>
        <text:changed-region xml:id="ct218506672" text:id="ct218506672">
          <text:deletion>
            <office:change-info>
              <dc:creator>Peter Camilleri</dc:creator>
              <dc:date>2015-04-25T22:48:00</dc:date>
            </office:change-info>
            <text:p text:style-name="Text_20_body">+</text:p>
          </text:deletion>
        </text:changed-region>
        <text:changed-region xml:id="ct218506776" text:id="ct218506776">
          <text:insertion>
            <office:change-info>
              <dc:creator>Peter Camilleri</dc:creator>
              <dc:date>2015-04-25T17:38:00</dc:date>
            </office:change-info>
          </text:insertion>
        </text:changed-region>
        <text:changed-region xml:id="ct218506880" text:id="ct218506880">
          <text:insertion>
            <office:change-info>
              <dc:creator>Peter Camilleri</dc:creator>
              <dc:date>2015-04-25T17:38:00</dc:date>
            </office:change-info>
          </text:insertion>
        </text:changed-region>
        <text:changed-region xml:id="ct218506984" text:id="ct218506984">
          <text:insertion>
            <office:change-info>
              <dc:creator>Peter Camilleri</dc:creator>
              <dc:date>2015-04-25T17:38:00</dc:date>
            </office:change-info>
          </text:insertion>
        </text:changed-region>
        <text:changed-region xml:id="ct218507088" text:id="ct218507088">
          <text:insertion>
            <office:change-info>
              <dc:creator>Peter Camilleri</dc:creator>
              <dc:date>2015-04-25T17:38:00</dc:date>
            </office:change-info>
          </text:insertion>
        </text:changed-region>
        <text:changed-region xml:id="ct218507192" text:id="ct218507192">
          <text:insertion>
            <office:change-info>
              <dc:creator>Peter Camilleri</dc:creator>
              <dc:date>2015-04-25T17:38:00</dc:date>
            </office:change-info>
          </text:insertion>
        </text:changed-region>
        <text:changed-region xml:id="ct218507296" text:id="ct218507296">
          <text:insertion>
            <office:change-info>
              <dc:creator>Peter Camilleri</dc:creator>
              <dc:date>2015-04-26T10:10:00</dc:date>
            </office:change-info>
          </text:insertion>
        </text:changed-region>
        <text:changed-region xml:id="ct218507400" text:id="ct218507400">
          <text:insertion>
            <office:change-info>
              <dc:creator>Peter Camilleri</dc:creator>
              <dc:date>2015-04-26T10:10:00</dc:date>
            </office:change-info>
          </text:insertion>
        </text:changed-region>
        <text:changed-region xml:id="ct218507504" text:id="ct218507504">
          <text:insertion>
            <office:change-info>
              <dc:creator>Peter Camilleri</dc:creator>
              <dc:date>2015-04-25T17:38:00</dc:date>
            </office:change-info>
          </text:insertion>
        </text:changed-region>
        <text:changed-region xml:id="ct218507608" text:id="ct218507608">
          <text:insertion>
            <office:change-info>
              <dc:creator>Peter Camilleri</dc:creator>
              <dc:date>2015-04-26T10:09:00</dc:date>
            </office:change-info>
          </text:insertion>
        </text:changed-region>
        <text:changed-region xml:id="ct218507712" text:id="ct218507712">
          <text:insertion>
            <office:change-info>
              <dc:creator>Peter Camilleri</dc:creator>
              <dc:date>2015-04-26T10:09:00</dc:date>
            </office:change-info>
          </text:insertion>
        </text:changed-region>
        <text:changed-region xml:id="ct218507816" text:id="ct218507816">
          <text:insertion>
            <office:change-info>
              <dc:creator>Peter Camilleri</dc:creator>
              <dc:date>2015-04-26T10:09:00</dc:date>
            </office:change-info>
          </text:insertion>
        </text:changed-region>
        <text:changed-region xml:id="ct218507920" text:id="ct218507920">
          <text:insertion>
            <office:change-info>
              <dc:creator>Peter Camilleri</dc:creator>
              <dc:date>2015-04-26T10:11:00</dc:date>
            </office:change-info>
          </text:insertion>
        </text:changed-region>
        <text:changed-region xml:id="ct218508024" text:id="ct218508024">
          <text:insertion>
            <office:change-info>
              <dc:creator>Peter Camilleri</dc:creator>
              <dc:date>2015-04-26T10:10:00</dc:date>
            </office:change-info>
          </text:insertion>
        </text:changed-region>
        <text:changed-region xml:id="ct218508128" text:id="ct218508128">
          <text:deletion>
            <office:change-info>
              <dc:creator>Peter Camilleri</dc:creator>
              <dc:date>2015-04-25T22:49:00</dc:date>
            </office:change-info>
            <text:p text:style-name="Text_20_body"/>
            <text:p text:style-name="Text_20_body">-</text:p>
          </text:deletion>
        </text:changed-region>
        <text:changed-region xml:id="ct218508232" text:id="ct218508232">
          <text:insertion>
            <office:change-info>
              <dc:creator>Peter Camilleri</dc:creator>
              <dc:date>2015-04-25T17:38:00</dc:date>
            </office:change-info>
          </text:insertion>
        </text:changed-region>
        <text:changed-region xml:id="ct218508440" text:id="ct218508440">
          <text:deletion>
            <office:change-info>
              <dc:creator>Peter Camilleri</dc:creator>
              <dc:date>2015-04-25T22:50:00</dc:date>
            </office:change-info>
            <text:p text:style-name="Text_20_body"/>
            <text:p text:style-name="Text_20_body"/>
          </text:deletion>
        </text:changed-region>
        <text:changed-region xml:id="ct218508336" text:id="ct218508336">
          <text:deletion>
            <office:change-info>
              <dc:creator>Peter Camilleri</dc:creator>
              <dc:date>2015-04-25T22:49:00</dc:date>
            </office:change-info>
            <text:p text:style-name="Text_20_body">.1/x</text:p>
          </text:deletion>
        </text:changed-region>
        <text:changed-region xml:id="ct218508544" text:id="ct218508544">
          <text:insertion>
            <office:change-info>
              <dc:creator>Peter Camilleri</dc:creator>
              <dc:date>2015-04-25T17:38:00</dc:date>
            </office:change-info>
          </text:insertion>
        </text:changed-region>
        <text:changed-region xml:id="ct218508648" text:id="ct218508648">
          <text:deletion>
            <office:change-info>
              <dc:creator>Peter Camilleri</dc:creator>
              <dc:date>2015-04-25T22:52:00</dc:date>
            </office:change-info>
            <text:p text:style-name="Text_20_body"/>
            <text:p text:style-name="Text_20_body">.10**</text:p>
          </text:deletion>
        </text:changed-region>
        <text:changed-region xml:id="ct218508752" text:id="ct218508752">
          <text:insertion>
            <office:change-info>
              <dc:creator>Peter Camilleri</dc:creator>
              <dc:date>2015-04-25T17:38:00</dc:date>
            </office:change-info>
          </text:insertion>
        </text:changed-region>
        <text:changed-region xml:id="ct218508856" text:id="ct218508856">
          <text:deletion>
            <office:change-info>
              <dc:creator>Peter Camilleri</dc:creator>
              <dc:date>2015-04-25T23:06:00</dc:date>
            </office:change-info>
            <text:p text:style-name="Text_20_body"/>
            <text:p text:style-name="Text_20_body">.2**</text:p>
          </text:deletion>
        </text:changed-region>
        <text:changed-region xml:id="ct218508960" text:id="ct218508960">
          <text:insertion>
            <office:change-info>
              <dc:creator>Peter Camilleri</dc:creator>
              <dc:date>2015-04-25T17:38:00</dc:date>
            </office:change-info>
          </text:insertion>
        </text:changed-region>
        <text:changed-region xml:id="ct218513216" text:id="ct218513216">
          <text:deletion>
            <office:change-info>
              <dc:creator>Peter Camilleri</dc:creator>
              <dc:date>2015-04-25T23:07:00</dc:date>
            </office:change-info>
            <text:p text:style-name="Text_20_body"/>
            <text:p text:style-name="Text_20_body"/>
          </text:deletion>
        </text:changed-region>
        <text:changed-region xml:id="ct218509064" text:id="ct218509064">
          <text:deletion>
            <office:change-info>
              <dc:creator>Peter Camilleri</dc:creator>
              <dc:date>2015-04-25T23:06:00</dc:date>
            </office:change-info>
            <text:p text:style-name="Text_20_body">.abs</text:p>
          </text:deletion>
        </text:changed-region>
        <text:changed-region xml:id="ct218513320" text:id="ct218513320">
          <text:insertion>
            <office:change-info>
              <dc:creator>Peter Camilleri</dc:creator>
              <dc:date>2015-04-25T17:38:00</dc:date>
            </office:change-info>
          </text:insertion>
        </text:changed-region>
        <text:changed-region xml:id="ct218513424" text:id="ct218513424">
          <text:deletion>
            <office:change-info>
              <dc:creator>Peter Camilleri</dc:creator>
              <dc:date>2015-04-25T23:07:00</dc:date>
            </office:change-info>
            <text:p text:style-name="Text_20_body"/>
            <text:p text:style-name="Text_20_body">.acos</text:p>
          </text:deletion>
        </text:changed-region>
        <text:changed-region xml:id="ct218513528" text:id="ct218513528">
          <text:insertion>
            <office:change-info>
              <dc:creator>Peter Camilleri</dc:creator>
              <dc:date>2015-04-25T17:38:00</dc:date>
            </office:change-info>
          </text:insertion>
        </text:changed-region>
        <text:changed-region xml:id="ct218513944" text:id="ct218513944">
          <text:insertion>
            <office:change-info>
              <dc:creator>Peter Camilleri</dc:creator>
              <dc:date>2015-04-26T13:39:00</dc:date>
            </office:change-info>
          </text:insertion>
        </text:changed-region>
        <text:changed-region xml:id="ct218514048" text:id="ct218514048">
          <text:insertion>
            <office:change-info>
              <dc:creator>Peter Camilleri</dc:creator>
              <dc:date>2015-04-26T13:38:00</dc:date>
            </office:change-info>
          </text:insertion>
        </text:changed-region>
        <text:changed-region xml:id="ct218514152" text:id="ct218514152">
          <text:insertion>
            <office:change-info>
              <dc:creator>Peter Camilleri</dc:creator>
              <dc:date>2015-04-25T17:38:00</dc:date>
            </office:change-info>
          </text:insertion>
        </text:changed-region>
        <text:changed-region xml:id="ct218514256" text:id="ct218514256">
          <text:insertion>
            <office:change-info>
              <dc:creator>Peter Camilleri</dc:creator>
              <dc:date>2015-04-25T17:38:00</dc:date>
            </office:change-info>
          </text:insertion>
        </text:changed-region>
        <text:changed-region xml:id="ct218514360" text:id="ct218514360">
          <text:insertion>
            <office:change-info>
              <dc:creator>Peter Camilleri</dc:creator>
              <dc:date>2015-04-26T13:45:00</dc:date>
            </office:change-info>
          </text:insertion>
        </text:changed-region>
        <text:changed-region xml:id="ct218514464" text:id="ct218514464">
          <text:insertion>
            <office:change-info>
              <dc:creator>Peter Camilleri</dc:creator>
              <dc:date>2015-04-26T13:45:00</dc:date>
            </office:change-info>
          </text:insertion>
        </text:changed-region>
        <text:changed-region xml:id="ct218514568" text:id="ct218514568">
          <text:insertion>
            <office:change-info>
              <dc:creator>Peter Camilleri</dc:creator>
              <dc:date>2015-04-26T13:45:00</dc:date>
            </office:change-info>
          </text:insertion>
        </text:changed-region>
        <text:changed-region xml:id="ct218514672" text:id="ct218514672">
          <text:insertion>
            <office:change-info>
              <dc:creator>Peter Camilleri</dc:creator>
              <dc:date>2015-04-26T13:45:00</dc:date>
            </office:change-info>
          </text:insertion>
        </text:changed-region>
        <text:changed-region xml:id="ct218514776" text:id="ct218514776">
          <text:deletion>
            <office:change-info>
              <dc:creator>Peter Camilleri</dc:creator>
              <dc:date>2015-04-25T23:09:00</dc:date>
            </office:change-info>
            <text:p text:style-name="Text_20_body"/>
            <text:p text:style-name="Text_20_body">.acosh</text:p>
          </text:deletion>
        </text:changed-region>
        <text:changed-region xml:id="ct246917664" text:id="ct246917664">
          <text:insertion>
            <office:change-info>
              <dc:creator>Peter Camilleri</dc:creator>
              <dc:date>2015-04-25T17:38:00</dc:date>
            </office:change-info>
          </text:insertion>
        </text:changed-region>
        <text:changed-region xml:id="ct246917456" text:id="ct246917456">
          <text:insertion>
            <office:change-info>
              <dc:creator>Peter Camilleri</dc:creator>
              <dc:date>2015-04-25T17:38:00</dc:date>
            </office:change-info>
          </text:insertion>
        </text:changed-region>
        <text:changed-region xml:id="ct246917352" text:id="ct246917352">
          <text:insertion>
            <office:change-info>
              <dc:creator>Peter Camilleri</dc:creator>
              <dc:date>2015-04-25T17:38:00</dc:date>
            </office:change-info>
          </text:insertion>
        </text:changed-region>
        <text:changed-region xml:id="ct218515192" text:id="ct218515192">
          <text:deletion>
            <office:change-info>
              <dc:creator>Peter Camilleri</dc:creator>
              <dc:date>2015-04-25T23:09:00</dc:date>
            </office:change-info>
            <text:p text:style-name="Text_20_body"/>
            <text:p text:style-name="Text_20_body">.angle</text:p>
          </text:deletion>
        </text:changed-region>
        <text:changed-region xml:id="ct246917872" text:id="ct246917872">
          <text:insertion>
            <office:change-info>
              <dc:creator>Peter Camilleri</dc:creator>
              <dc:date>2015-04-25T17:38:00</dc:date>
            </office:change-info>
          </text:insertion>
        </text:changed-region>
        <text:changed-region xml:id="ct218515296" text:id="ct218515296">
          <text:insertion>
            <office:change-info>
              <dc:creator>Peter Camilleri</dc:creator>
              <dc:date>2015-04-25T17:38:00</dc:date>
            </office:change-info>
          </text:insertion>
        </text:changed-region>
        <text:changed-region xml:id="ct218515088" text:id="ct218515088">
          <text:insertion>
            <office:change-info>
              <dc:creator>Peter Camilleri</dc:creator>
              <dc:date>2015-04-25T17:38:00</dc:date>
            </office:change-info>
          </text:insertion>
        </text:changed-region>
        <text:changed-region xml:id="ct246917560" text:id="ct246917560">
          <text:insertion>
            <office:change-info>
              <dc:creator>Peter Camilleri</dc:creator>
              <dc:date>2015-04-25T17:38:00</dc:date>
            </office:change-info>
          </text:insertion>
        </text:changed-region>
        <text:changed-region xml:id="ct218515400" text:id="ct218515400">
          <text:deletion>
            <office:change-info>
              <dc:creator>Peter Camilleri</dc:creator>
              <dc:date>2015-04-25T23:09:00</dc:date>
            </office:change-info>
            <text:p text:style-name="Text_20_body"/>
            <text:p text:style-name="Text_20_body">.asin</text:p>
          </text:deletion>
        </text:changed-region>
        <text:changed-region xml:id="ct251209856" text:id="ct251209856">
          <text:insertion>
            <office:change-info>
              <dc:creator>Peter Camilleri</dc:creator>
              <dc:date>2015-04-25T17:38:00</dc:date>
            </office:change-info>
          </text:insertion>
        </text:changed-region>
        <text:changed-region xml:id="ct218515504" text:id="ct218515504">
          <text:insertion>
            <office:change-info>
              <dc:creator>Peter Camilleri</dc:creator>
              <dc:date>2015-04-25T17:38:00</dc:date>
            </office:change-info>
          </text:insertion>
        </text:changed-region>
        <text:changed-region xml:id="ct251209960" text:id="ct251209960">
          <text:insertion>
            <office:change-info>
              <dc:creator>Peter Camilleri</dc:creator>
              <dc:date>2015-04-25T17:38:00</dc:date>
            </office:change-info>
          </text:insertion>
        </text:changed-region>
        <text:changed-region xml:id="ct250805688" text:id="ct250805688">
          <text:insertion>
            <office:change-info>
              <dc:creator>Peter Camilleri</dc:creator>
              <dc:date>2015-04-25T17:38:00</dc:date>
            </office:change-info>
          </text:insertion>
        </text:changed-region>
        <text:changed-region xml:id="ct250805792" text:id="ct250805792">
          <text:insertion>
            <office:change-info>
              <dc:creator>Peter Camilleri</dc:creator>
              <dc:date>2015-04-25T17:38:00</dc:date>
            </office:change-info>
          </text:insertion>
        </text:changed-region>
        <text:changed-region xml:id="ct218515608" text:id="ct218515608">
          <text:deletion>
            <office:change-info>
              <dc:creator>Peter Camilleri</dc:creator>
              <dc:date>2015-04-25T23:09:00</dc:date>
            </office:change-info>
            <text:p text:style-name="Text_20_body"/>
            <text:p text:style-name="Text_20_body">.asinh</text:p>
          </text:deletion>
        </text:changed-region>
        <text:changed-region xml:id="ct250812032" text:id="ct250812032">
          <text:insertion>
            <office:change-info>
              <dc:creator>Peter Camilleri</dc:creator>
              <dc:date>2015-04-25T17:38:00</dc:date>
            </office:change-info>
          </text:insertion>
        </text:changed-region>
        <text:changed-region xml:id="ct218515712" text:id="ct218515712">
          <text:insertion>
            <office:change-info>
              <dc:creator>Peter Camilleri</dc:creator>
              <dc:date>2015-04-25T17:38:00</dc:date>
            </office:change-info>
          </text:insertion>
        </text:changed-region>
        <text:changed-region xml:id="ct250812552" text:id="ct250812552">
          <text:insertion>
            <office:change-info>
              <dc:creator>Peter Camilleri</dc:creator>
              <dc:date>2015-04-25T17:38:00</dc:date>
            </office:change-info>
          </text:insertion>
        </text:changed-region>
        <text:changed-region xml:id="ct250812136" text:id="ct250812136">
          <text:insertion>
            <office:change-info>
              <dc:creator>Peter Camilleri</dc:creator>
              <dc:date>2015-04-25T17:38:00</dc:date>
            </office:change-info>
          </text:insertion>
        </text:changed-region>
        <text:changed-region xml:id="ct250811928" text:id="ct250811928">
          <text:insertion>
            <office:change-info>
              <dc:creator>Peter Camilleri</dc:creator>
              <dc:date>2015-04-25T17:38:00</dc:date>
            </office:change-info>
          </text:insertion>
        </text:changed-region>
        <text:changed-region xml:id="ct218515816" text:id="ct218515816">
          <text:deletion>
            <office:change-info>
              <dc:creator>Peter Camilleri</dc:creator>
              <dc:date>2015-04-25T23:10:00</dc:date>
            </office:change-info>
            <text:p text:style-name="Text_20_body"/>
            <text:p text:style-name="Text_20_body">.atan</text:p>
          </text:deletion>
        </text:changed-region>
        <text:changed-region xml:id="ct251210064" text:id="ct251210064">
          <text:insertion>
            <office:change-info>
              <dc:creator>Peter Camilleri</dc:creator>
              <dc:date>2015-04-25T17:38:00</dc:date>
            </office:change-info>
          </text:insertion>
        </text:changed-region>
        <text:changed-region xml:id="ct218515920" text:id="ct218515920">
          <text:insertion>
            <office:change-info>
              <dc:creator>Peter Camilleri</dc:creator>
              <dc:date>2015-04-25T17:38:00</dc:date>
            </office:change-info>
          </text:insertion>
        </text:changed-region>
        <text:changed-region xml:id="ct250808912" text:id="ct250808912">
          <text:insertion>
            <office:change-info>
              <dc:creator>Peter Camilleri</dc:creator>
              <dc:date>2015-04-25T17:38:00</dc:date>
            </office:change-info>
          </text:insertion>
        </text:changed-region>
        <text:changed-region xml:id="ct250814528" text:id="ct250814528">
          <text:insertion>
            <office:change-info>
              <dc:creator>Peter Camilleri</dc:creator>
              <dc:date>2015-04-25T17:38:00</dc:date>
            </office:change-info>
          </text:insertion>
        </text:changed-region>
        <text:changed-region xml:id="ct250814424" text:id="ct250814424">
          <text:insertion>
            <office:change-info>
              <dc:creator>Peter Camilleri</dc:creator>
              <dc:date>2015-04-25T17:38:00</dc:date>
            </office:change-info>
          </text:insertion>
        </text:changed-region>
        <text:changed-region xml:id="ct218516024" text:id="ct218516024">
          <text:deletion>
            <office:change-info>
              <dc:creator>Peter Camilleri</dc:creator>
              <dc:date>2015-04-25T23:10:00</dc:date>
            </office:change-info>
            <text:p text:style-name="Text_20_body"/>
            <text:p text:style-name="Text_20_body">.atan2</text:p>
          </text:deletion>
        </text:changed-region>
        <text:changed-region xml:id="ct250805896" text:id="ct250805896">
          <text:insertion>
            <office:change-info>
              <dc:creator>Peter Camilleri</dc:creator>
              <dc:date>2015-04-25T17:38:00</dc:date>
            </office:change-info>
          </text:insertion>
        </text:changed-region>
        <text:changed-region xml:id="ct246922864" text:id="ct246922864">
          <text:insertion>
            <office:change-info>
              <dc:creator>Peter Camilleri</dc:creator>
              <dc:date>2015-04-25T17:38:00</dc:date>
            </office:change-info>
          </text:insertion>
        </text:changed-region>
        <text:changed-region xml:id="ct218516128" text:id="ct218516128">
          <text:insertion>
            <office:change-info>
              <dc:creator>Peter Camilleri</dc:creator>
              <dc:date>2015-04-25T17:38:00</dc:date>
            </office:change-info>
          </text:insertion>
        </text:changed-region>
        <text:changed-region xml:id="ct250810992" text:id="ct250810992">
          <text:insertion>
            <office:change-info>
              <dc:creator>Peter Camilleri</dc:creator>
              <dc:date>2015-04-25T17:38:00</dc:date>
            </office:change-info>
          </text:insertion>
        </text:changed-region>
        <text:changed-region xml:id="ct250816088" text:id="ct250816088">
          <text:insertion>
            <office:change-info>
              <dc:creator>Peter Camilleri</dc:creator>
              <dc:date>2015-04-25T17:38:00</dc:date>
            </office:change-info>
          </text:insertion>
        </text:changed-region>
        <text:changed-region xml:id="ct218516336" text:id="ct218516336">
          <text:deletion>
            <office:change-info>
              <dc:creator>Peter Camilleri</dc:creator>
              <dc:date>2015-04-25T23:12:00</dc:date>
            </office:change-info>
            <text:p text:style-name="Text_20_body"/>
            <text:p text:style-name="Text_20_body"/>
          </text:deletion>
        </text:changed-region>
        <text:changed-region xml:id="ct218516232" text:id="ct218516232">
          <text:deletion>
            <office:change-info>
              <dc:creator>Peter Camilleri</dc:creator>
              <dc:date>2015-04-25T23:11:00</dc:date>
            </office:change-info>
            <text:p text:style-name="Text_20_body">.atanh</text:p>
          </text:deletion>
        </text:changed-region>
        <text:changed-region xml:id="ct250812760" text:id="ct250812760">
          <text:insertion>
            <office:change-info>
              <dc:creator>Peter Camilleri</dc:creator>
              <dc:date>2015-04-25T17:38:00</dc:date>
            </office:change-info>
          </text:insertion>
        </text:changed-region>
        <text:changed-region xml:id="ct218516440" text:id="ct218516440">
          <text:insertion>
            <office:change-info>
              <dc:creator>Peter Camilleri</dc:creator>
              <dc:date>2015-04-25T17:38:00</dc:date>
            </office:change-info>
          </text:insertion>
        </text:changed-region>
        <text:changed-region xml:id="ct250812864" text:id="ct250812864">
          <text:insertion>
            <office:change-info>
              <dc:creator>Peter Camilleri</dc:creator>
              <dc:date>2015-04-25T17:38:00</dc:date>
            </office:change-info>
          </text:insertion>
        </text:changed-region>
        <text:changed-region xml:id="ct250815256" text:id="ct250815256">
          <text:insertion>
            <office:change-info>
              <dc:creator>Peter Camilleri</dc:creator>
              <dc:date>2015-04-25T17:38:00</dc:date>
            </office:change-info>
          </text:insertion>
        </text:changed-region>
        <text:changed-region xml:id="ct250811720" text:id="ct250811720">
          <text:insertion>
            <office:change-info>
              <dc:creator>Peter Camilleri</dc:creator>
              <dc:date>2015-04-25T17:38:00</dc:date>
            </office:change-info>
          </text:insertion>
        </text:changed-region>
        <text:changed-region xml:id="ct218516544" text:id="ct218516544">
          <text:deletion>
            <office:change-info>
              <dc:creator>Peter Camilleri</dc:creator>
              <dc:date>2015-04-25T23:12:00</dc:date>
            </office:change-info>
            <text:p text:style-name="Text_20_body"/>
            <text:p text:style-name="Text_20_body">.c2p</text:p>
          </text:deletion>
        </text:changed-region>
        <text:changed-region xml:id="ct250814008" text:id="ct250814008">
          <text:insertion>
            <office:change-info>
              <dc:creator>Peter Camilleri</dc:creator>
              <dc:date>2015-04-25T17:38:00</dc:date>
            </office:change-info>
          </text:insertion>
        </text:changed-region>
        <text:changed-region xml:id="ct218516648" text:id="ct218516648">
          <text:insertion>
            <office:change-info>
              <dc:creator>Peter Camilleri</dc:creator>
              <dc:date>2015-04-25T17:38:00</dc:date>
            </office:change-info>
          </text:insertion>
        </text:changed-region>
        <text:changed-region xml:id="ct250815360" text:id="ct250815360">
          <text:insertion>
            <office:change-info>
              <dc:creator>Peter Camilleri</dc:creator>
              <dc:date>2015-04-25T17:38:00</dc:date>
            </office:change-info>
          </text:insertion>
        </text:changed-region>
        <text:changed-region xml:id="ct250809744" text:id="ct250809744">
          <text:insertion>
            <office:change-info>
              <dc:creator>Peter Camilleri</dc:creator>
              <dc:date>2015-04-25T17:38:00</dc:date>
            </office:change-info>
          </text:insertion>
        </text:changed-region>
        <text:changed-region xml:id="ct250813488" text:id="ct250813488">
          <text:insertion>
            <office:change-info>
              <dc:creator>Peter Camilleri</dc:creator>
              <dc:date>2015-04-25T17:38:00</dc:date>
            </office:change-info>
          </text:insertion>
        </text:changed-region>
        <text:changed-region xml:id="ct218516856" text:id="ct218516856">
          <text:deletion>
            <office:change-info>
              <dc:creator>Peter Camilleri</dc:creator>
              <dc:date>2015-04-25T23:13:00</dc:date>
            </office:change-info>
            <text:p text:style-name="Text_20_body"/>
            <text:p text:style-name="Text_20_body"/>
          </text:deletion>
        </text:changed-region>
        <text:changed-region xml:id="ct218516752" text:id="ct218516752">
          <text:deletion>
            <office:change-info>
              <dc:creator>Peter Camilleri</dc:creator>
              <dc:date>2015-04-25T23:12:00</dc:date>
            </office:change-info>
            <text:p text:style-name="Text_20_body">.cbrt</text:p>
          </text:deletion>
        </text:changed-region>
        <text:changed-region xml:id="ct250813696" text:id="ct250813696">
          <text:insertion>
            <office:change-info>
              <dc:creator>Peter Camilleri</dc:creator>
              <dc:date>2015-04-25T17:38:00</dc:date>
            </office:change-info>
          </text:insertion>
        </text:changed-region>
        <text:changed-region xml:id="ct218516960" text:id="ct218516960">
          <text:insertion>
            <office:change-info>
              <dc:creator>Peter Camilleri</dc:creator>
              <dc:date>2015-04-25T17:38:00</dc:date>
            </office:change-info>
          </text:insertion>
        </text:changed-region>
        <text:changed-region xml:id="ct250813592" text:id="ct250813592">
          <text:insertion>
            <office:change-info>
              <dc:creator>Peter Camilleri</dc:creator>
              <dc:date>2015-04-25T17:38:00</dc:date>
            </office:change-info>
          </text:insertion>
        </text:changed-region>
        <text:changed-region xml:id="ct250814112" text:id="ct250814112">
          <text:insertion>
            <office:change-info>
              <dc:creator>Peter Camilleri</dc:creator>
              <dc:date>2015-04-25T17:38:00</dc:date>
            </office:change-info>
          </text:insertion>
        </text:changed-region>
        <text:changed-region xml:id="ct250813072" text:id="ct250813072">
          <text:insertion>
            <office:change-info>
              <dc:creator>Peter Camilleri</dc:creator>
              <dc:date>2015-04-25T17:38:00</dc:date>
            </office:change-info>
          </text:insertion>
        </text:changed-region>
        <text:changed-region xml:id="ct218517064" text:id="ct218517064">
          <text:deletion>
            <office:change-info>
              <dc:creator>Peter Camilleri</dc:creator>
              <dc:date>2015-04-25T23:13:00</dc:date>
            </office:change-info>
            <text:p text:style-name="Text_20_body"/>
            <text:p text:style-name="Text_20_body">.ceil</text:p>
          </text:deletion>
        </text:changed-region>
        <text:changed-region xml:id="ct250810576" text:id="ct250810576">
          <text:insertion>
            <office:change-info>
              <dc:creator>Peter Camilleri</dc:creator>
              <dc:date>2015-04-25T17:38:00</dc:date>
            </office:change-info>
          </text:insertion>
        </text:changed-region>
        <text:changed-region xml:id="ct250813800" text:id="ct250813800">
          <text:insertion>
            <office:change-info>
              <dc:creator>Peter Camilleri</dc:creator>
              <dc:date>2015-04-25T17:38:00</dc:date>
            </office:change-info>
          </text:insertion>
        </text:changed-region>
        <text:changed-region xml:id="ct250814216" text:id="ct250814216">
          <text:insertion>
            <office:change-info>
              <dc:creator>Peter Camilleri</dc:creator>
              <dc:date>2015-04-25T17:38:00</dc:date>
            </office:change-info>
          </text:insertion>
        </text:changed-region>
        <text:changed-region xml:id="ct218517168" text:id="ct218517168">
          <text:insertion>
            <office:change-info>
              <dc:creator>Peter Camilleri</dc:creator>
              <dc:date>2015-04-25T17:38:00</dc:date>
            </office:change-info>
          </text:insertion>
        </text:changed-region>
        <text:changed-region xml:id="ct252364288" text:id="ct252364288">
          <text:insertion>
            <office:change-info>
              <dc:creator>Peter Camilleri</dc:creator>
              <dc:date>2015-04-25T17:38:00</dc:date>
            </office:change-info>
          </text:insertion>
        </text:changed-region>
        <text:changed-region xml:id="ct252364392" text:id="ct252364392">
          <text:insertion>
            <office:change-info>
              <dc:creator>Peter Camilleri</dc:creator>
              <dc:date>2015-04-25T17:38:00</dc:date>
            </office:change-info>
          </text:insertion>
        </text:changed-region>
        <text:changed-region xml:id="ct218517312" text:id="ct218517312">
          <text:deletion>
            <office:change-info>
              <dc:creator>Peter Camilleri</dc:creator>
              <dc:date>2015-04-25T23:13:00</dc:date>
            </office:change-info>
            <text:p text:style-name="Text_20_body"/>
            <text:p text:style-name="Text_20_body">.conjugate</text:p>
          </text:deletion>
        </text:changed-region>
        <text:changed-region xml:id="ct252364080" text:id="ct252364080">
          <text:insertion>
            <office:change-info>
              <dc:creator>Peter Camilleri</dc:creator>
              <dc:date>2015-04-25T17:38:00</dc:date>
            </office:change-info>
          </text:insertion>
        </text:changed-region>
        <text:changed-region xml:id="ct218517416" text:id="ct218517416">
          <text:insertion>
            <office:change-info>
              <dc:creator>Peter Camilleri</dc:creator>
              <dc:date>2015-04-25T17:38:00</dc:date>
            </office:change-info>
          </text:insertion>
        </text:changed-region>
        <text:changed-region xml:id="ct252364184" text:id="ct252364184">
          <text:insertion>
            <office:change-info>
              <dc:creator>Peter Camilleri</dc:creator>
              <dc:date>2015-04-25T17:38:00</dc:date>
            </office:change-info>
          </text:insertion>
        </text:changed-region>
        <text:changed-region xml:id="ct252363768" text:id="ct252363768">
          <text:insertion>
            <office:change-info>
              <dc:creator>Peter Camilleri</dc:creator>
              <dc:date>2015-04-25T17:38:00</dc:date>
            </office:change-info>
          </text:insertion>
        </text:changed-region>
        <text:changed-region xml:id="ct218517520" text:id="ct218517520">
          <text:deletion>
            <office:change-info>
              <dc:creator>Peter Camilleri</dc:creator>
              <dc:date>2015-04-25T23:13:00</dc:date>
            </office:change-info>
            <text:p text:style-name="Text_20_body"/>
            <text:p text:style-name="Text_20_body">.cos</text:p>
          </text:deletion>
        </text:changed-region>
        <text:changed-region xml:id="ct252363664" text:id="ct252363664">
          <text:insertion>
            <office:change-info>
              <dc:creator>Peter Camilleri</dc:creator>
              <dc:date>2015-04-25T17:38:00</dc:date>
            </office:change-info>
          </text:insertion>
        </text:changed-region>
        <text:changed-region xml:id="ct218517624" text:id="ct218517624">
          <text:insertion>
            <office:change-info>
              <dc:creator>Peter Camilleri</dc:creator>
              <dc:date>2015-04-25T17:38:00</dc:date>
            </office:change-info>
          </text:insertion>
        </text:changed-region>
        <text:changed-region xml:id="ct252363352" text:id="ct252363352">
          <text:insertion>
            <office:change-info>
              <dc:creator>Peter Camilleri</dc:creator>
              <dc:date>2015-04-25T17:38:00</dc:date>
            </office:change-info>
          </text:insertion>
        </text:changed-region>
        <text:changed-region xml:id="ct252363976" text:id="ct252363976">
          <text:insertion>
            <office:change-info>
              <dc:creator>Peter Camilleri</dc:creator>
              <dc:date>2015-04-25T17:38:00</dc:date>
            </office:change-info>
          </text:insertion>
        </text:changed-region>
        <text:changed-region xml:id="ct252363456" text:id="ct252363456">
          <text:insertion>
            <office:change-info>
              <dc:creator>Peter Camilleri</dc:creator>
              <dc:date>2015-04-25T17:38:00</dc:date>
            </office:change-info>
          </text:insertion>
        </text:changed-region>
        <text:changed-region xml:id="ct218517832" text:id="ct218517832">
          <text:deletion>
            <office:change-info>
              <dc:creator>Peter Camilleri</dc:creator>
              <dc:date>2015-04-25T23:14:00</dc:date>
            </office:change-info>
            <text:p text:style-name="Text_20_body"/>
            <text:p text:style-name="Text_20_body"/>
          </text:deletion>
        </text:changed-region>
        <text:changed-region xml:id="ct218517728" text:id="ct218517728">
          <text:deletion>
            <office:change-info>
              <dc:creator>Peter Camilleri</dc:creator>
              <dc:date>2015-04-25T23:13:00</dc:date>
            </office:change-info>
            <text:p text:style-name="Text_20_body">.cosh</text:p>
          </text:deletion>
        </text:changed-region>
        <text:changed-region xml:id="ct250812240" text:id="ct250812240">
          <text:insertion>
            <office:change-info>
              <dc:creator>Peter Camilleri</dc:creator>
              <dc:date>2015-04-25T17:38:00</dc:date>
            </office:change-info>
          </text:insertion>
        </text:changed-region>
        <text:changed-region xml:id="ct250810368" text:id="ct250810368">
          <text:insertion>
            <office:change-info>
              <dc:creator>Peter Camilleri</dc:creator>
              <dc:date>2015-04-25T17:38:00</dc:date>
            </office:change-info>
          </text:insertion>
        </text:changed-region>
        <text:changed-region xml:id="ct250810784" text:id="ct250810784">
          <text:insertion>
            <office:change-info>
              <dc:creator>Peter Camilleri</dc:creator>
              <dc:date>2015-04-25T17:38:00</dc:date>
            </office:change-info>
          </text:insertion>
        </text:changed-region>
        <text:changed-region xml:id="ct218517936" text:id="ct218517936">
          <text:insertion>
            <office:change-info>
              <dc:creator>Peter Camilleri</dc:creator>
              <dc:date>2015-04-25T17:38:00</dc:date>
            </office:change-info>
          </text:insertion>
        </text:changed-region>
        <text:changed-region xml:id="ct252343696" text:id="ct252343696">
          <text:insertion>
            <office:change-info>
              <dc:creator>Peter Camilleri</dc:creator>
              <dc:date>2015-04-25T17:38:00</dc:date>
            </office:change-info>
          </text:insertion>
        </text:changed-region>
        <text:changed-region xml:id="ct218518040" text:id="ct218518040">
          <text:deletion>
            <office:change-info>
              <dc:creator>Peter Camilleri</dc:creator>
              <dc:date>2015-04-25T23:14:00</dc:date>
            </office:change-info>
            <text:p text:style-name="Text_20_body"/>
            <text:p text:style-name="Text_20_body">.cube</text:p>
          </text:deletion>
        </text:changed-region>
        <text:changed-region xml:id="ct218518144" text:id="ct218518144">
          <text:insertion>
            <office:change-info>
              <dc:creator>Peter Camilleri</dc:creator>
              <dc:date>2015-04-25T17:38:00</dc:date>
            </office:change-info>
          </text:insertion>
        </text:changed-region>
        <text:changed-region xml:id="ct218518248" text:id="ct218518248">
          <text:deletion>
            <office:change-info>
              <dc:creator>Peter Camilleri</dc:creator>
              <dc:date>2015-04-25T23:15:00</dc:date>
            </office:change-info>
            <text:p text:style-name="Text_20_body"/>
            <text:p text:style-name="Text_20_body">.d2r</text:p>
          </text:deletion>
        </text:changed-region>
        <text:changed-region xml:id="ct218518352" text:id="ct218518352">
          <text:insertion>
            <office:change-info>
              <dc:creator>Peter Camilleri</dc:creator>
              <dc:date>2015-04-25T17:38:00</dc:date>
            </office:change-info>
          </text:insertion>
        </text:changed-region>
        <text:changed-region xml:id="ct218518456" text:id="ct218518456">
          <text:deletion>
            <office:change-info>
              <dc:creator>Peter Camilleri</dc:creator>
              <dc:date>2015-04-25T23:15:00</dc:date>
            </office:change-info>
            <text:p text:style-name="Text_20_body"/>
            <text:p text:style-name="Text_20_body">.denominator</text:p>
          </text:deletion>
        </text:changed-region>
        <text:changed-region xml:id="ct218518560" text:id="ct218518560">
          <text:insertion>
            <office:change-info>
              <dc:creator>Peter Camilleri</dc:creator>
              <dc:date>2015-04-25T17:38:00</dc:date>
            </office:change-info>
          </text:insertion>
        </text:changed-region>
        <text:changed-region xml:id="ct218518664" text:id="ct218518664">
          <text:deletion>
            <office:change-info>
              <dc:creator>Peter Camilleri</dc:creator>
              <dc:date>2015-04-25T23:15:00</dc:date>
            </office:change-info>
            <text:p text:style-name="Text_20_body"/>
            <text:p text:style-name="Text_20_body">.e**</text:p>
          </text:deletion>
        </text:changed-region>
        <text:changed-region xml:id="ct218518768" text:id="ct218518768">
          <text:insertion>
            <office:change-info>
              <dc:creator>Peter Camilleri</dc:creator>
              <dc:date>2015-04-25T17:38:00</dc:date>
            </office:change-info>
          </text:insertion>
        </text:changed-region>
        <text:changed-region xml:id="ct218518872" text:id="ct218518872">
          <text:deletion>
            <office:change-info>
              <dc:creator>Peter Camilleri</dc:creator>
              <dc:date>2015-04-25T23:15:00</dc:date>
            </office:change-info>
            <text:p text:style-name="Text_20_body"/>
            <text:p text:style-name="Text_20_body">.emit</text:p>
          </text:deletion>
        </text:changed-region>
        <text:changed-region xml:id="ct218518976" text:id="ct218518976">
          <text:insertion>
            <office:change-info>
              <dc:creator>Peter Camilleri</dc:creator>
              <dc:date>2015-04-25T17:38:00</dc:date>
            </office:change-info>
          </text:insertion>
        </text:changed-region>
        <text:changed-region xml:id="ct218519184" text:id="ct218519184">
          <text:deletion>
            <office:change-info>
              <dc:creator>Peter Camilleri</dc:creator>
              <dc:date>2015-04-25T23:16:00</dc:date>
            </office:change-info>
            <text:p text:style-name="Text_20_body"/>
            <text:p text:style-name="Text_20_body"/>
          </text:deletion>
        </text:changed-region>
        <text:changed-region xml:id="ct218519080" text:id="ct218519080">
          <text:deletion>
            <office:change-info>
              <dc:creator>Peter Camilleri</dc:creator>
              <dc:date>2015-04-25T23:15:00</dc:date>
            </office:change-info>
            <text:p text:style-name="Text_20_body">.floor</text:p>
          </text:deletion>
        </text:changed-region>
        <text:changed-region xml:id="ct218519288" text:id="ct218519288">
          <text:insertion>
            <office:change-info>
              <dc:creator>Peter Camilleri</dc:creator>
              <dc:date>2015-04-25T17:38:00</dc:date>
            </office:change-info>
          </text:insertion>
        </text:changed-region>
        <text:changed-region xml:id="ct218519392" text:id="ct218519392">
          <text:deletion>
            <office:change-info>
              <dc:creator>Peter Camilleri</dc:creator>
              <dc:date>2015-04-25T23:16:00</dc:date>
            </office:change-info>
            <text:p text:style-name="Text_20_body"/>
            <text:p text:style-name="Text_20_body">.hypot</text:p>
          </text:deletion>
        </text:changed-region>
        <text:changed-region xml:id="ct218519496" text:id="ct218519496">
          <text:insertion>
            <office:change-info>
              <dc:creator>Peter Camilleri</dc:creator>
              <dc:date>2015-04-25T17:38:00</dc:date>
            </office:change-info>
          </text:insertion>
        </text:changed-region>
        <text:changed-region xml:id="ct218519600" text:id="ct218519600">
          <text:deletion>
            <office:change-info>
              <dc:creator>Peter Camilleri</dc:creator>
              <dc:date>2015-04-25T23:16:00</dc:date>
            </office:change-info>
            <text:p text:style-name="Text_20_body"/>
            <text:p text:style-name="Text_20_body">.imaginary</text:p>
          </text:deletion>
        </text:changed-region>
        <text:changed-region xml:id="ct218519704" text:id="ct218519704">
          <text:insertion>
            <office:change-info>
              <dc:creator>Peter Camilleri</dc:creator>
              <dc:date>2015-04-25T17:38:00</dc:date>
            </office:change-info>
          </text:insertion>
        </text:changed-region>
        <text:changed-region xml:id="ct218519808" text:id="ct218519808">
          <text:deletion>
            <office:change-info>
              <dc:creator>Peter Camilleri</dc:creator>
              <dc:date>2015-04-25T23:16:00</dc:date>
            </office:change-info>
            <text:p text:style-name="Text_20_body"/>
            <text:p text:style-name="Text_20_body">.ln</text:p>
          </text:deletion>
        </text:changed-region>
        <text:changed-region xml:id="ct218519912" text:id="ct218519912">
          <text:insertion>
            <office:change-info>
              <dc:creator>Peter Camilleri</dc:creator>
              <dc:date>2015-04-25T17:38:00</dc:date>
            </office:change-info>
          </text:insertion>
        </text:changed-region>
        <text:changed-region xml:id="ct218520016" text:id="ct218520016">
          <text:deletion>
            <office:change-info>
              <dc:creator>Peter Camilleri</dc:creator>
              <dc:date>2015-04-25T23:16:00</dc:date>
            </office:change-info>
            <text:p text:style-name="Text_20_body"/>
            <text:p text:style-name="Text_20_body">.log10</text:p>
          </text:deletion>
        </text:changed-region>
        <text:changed-region xml:id="ct218520120" text:id="ct218520120">
          <text:insertion>
            <office:change-info>
              <dc:creator>Peter Camilleri</dc:creator>
              <dc:date>2015-04-25T17:38:00</dc:date>
            </office:change-info>
          </text:insertion>
        </text:changed-region>
        <text:changed-region xml:id="ct218520224" text:id="ct218520224">
          <text:deletion>
            <office:change-info>
              <dc:creator>Peter Camilleri</dc:creator>
              <dc:date>2015-04-25T23:17:00</dc:date>
            </office:change-info>
            <text:p text:style-name="Text_20_body"/>
            <text:p text:style-name="Text_20_body">.log2</text:p>
          </text:deletion>
        </text:changed-region>
        <text:changed-region xml:id="ct218520328" text:id="ct218520328">
          <text:insertion>
            <office:change-info>
              <dc:creator>Peter Camilleri</dc:creator>
              <dc:date>2015-04-25T17:38:00</dc:date>
            </office:change-info>
          </text:insertion>
        </text:changed-region>
        <text:changed-region xml:id="ct218520432" text:id="ct218520432">
          <text:deletion>
            <office:change-info>
              <dc:creator>Peter Camilleri</dc:creator>
              <dc:date>2015-04-25T23:17:00</dc:date>
            </office:change-info>
            <text:p text:style-name="Text_20_body"/>
            <text:p text:style-name="Text_20_body">.magnitude</text:p>
          </text:deletion>
        </text:changed-region>
        <text:changed-region xml:id="ct218520536" text:id="ct218520536">
          <text:insertion>
            <office:change-info>
              <dc:creator>Peter Camilleri</dc:creator>
              <dc:date>2015-04-25T17:38:00</dc:date>
            </office:change-info>
          </text:insertion>
        </text:changed-region>
        <text:changed-region xml:id="ct218520640" text:id="ct218520640">
          <text:deletion>
            <office:change-info>
              <dc:creator>Peter Camilleri</dc:creator>
              <dc:date>2015-04-25T23:17:00</dc:date>
            </office:change-info>
            <text:p text:style-name="Text_20_body"/>
            <text:p text:style-name="Text_20_body">.numerator</text:p>
          </text:deletion>
        </text:changed-region>
        <text:changed-region xml:id="ct218520744" text:id="ct218520744">
          <text:insertion>
            <office:change-info>
              <dc:creator>Peter Camilleri</dc:creator>
              <dc:date>2015-04-25T17:38:00</dc:date>
            </office:change-info>
          </text:insertion>
        </text:changed-region>
        <text:changed-region xml:id="ct218520952" text:id="ct218520952">
          <text:deletion>
            <office:change-info>
              <dc:creator>Peter Camilleri</dc:creator>
              <dc:date>2015-04-25T23:18:00</dc:date>
            </office:change-info>
            <text:p text:style-name="Text_20_body"/>
            <text:p text:style-name="Text_20_body"/>
          </text:deletion>
        </text:changed-region>
        <text:changed-region xml:id="ct218520848" text:id="ct218520848">
          <text:deletion>
            <office:change-info>
              <dc:creator>Peter Camilleri</dc:creator>
              <dc:date>2015-04-25T23:17:00</dc:date>
            </office:change-info>
            <text:p text:style-name="Text_20_body">.p2c</text:p>
          </text:deletion>
        </text:changed-region>
        <text:changed-region xml:id="ct218521056" text:id="ct218521056">
          <text:insertion>
            <office:change-info>
              <dc:creator>Peter Camilleri</dc:creator>
              <dc:date>2015-04-25T17:38:00</dc:date>
            </office:change-info>
          </text:insertion>
        </text:changed-region>
        <text:changed-region xml:id="ct218521160" text:id="ct218521160">
          <text:deletion>
            <office:change-info>
              <dc:creator>Peter Camilleri</dc:creator>
              <dc:date>2015-04-25T23:18:00</dc:date>
            </office:change-info>
            <text:p text:style-name="Text_20_body"/>
            <text:p text:style-name="Text_20_body">.polar</text:p>
          </text:deletion>
        </text:changed-region>
        <text:changed-region xml:id="ct218521264" text:id="ct218521264">
          <text:insertion>
            <office:change-info>
              <dc:creator>Peter Camilleri</dc:creator>
              <dc:date>2015-04-25T17:38:00</dc:date>
            </office:change-info>
          </text:insertion>
        </text:changed-region>
        <text:changed-region xml:id="ct218586944" text:id="ct218586944">
          <text:deletion>
            <office:change-info>
              <dc:creator>Peter Camilleri</dc:creator>
              <dc:date>2015-04-25T23:18:00</dc:date>
            </office:change-info>
            <text:p text:style-name="Text_20_body"/>
            <text:p text:style-name="Text_20_body">.r2d</text:p>
          </text:deletion>
        </text:changed-region>
        <text:changed-region xml:id="ct218587048" text:id="ct218587048">
          <text:insertion>
            <office:change-info>
              <dc:creator>Peter Camilleri</dc:creator>
              <dc:date>2015-04-25T17:38:00</dc:date>
            </office:change-info>
          </text:insertion>
        </text:changed-region>
        <text:changed-region xml:id="ct218587152" text:id="ct218587152">
          <text:deletion>
            <office:change-info>
              <dc:creator>Peter Camilleri</dc:creator>
              <dc:date>2015-04-25T23:18:00</dc:date>
            </office:change-info>
            <text:p text:style-name="Text_20_body"/>
            <text:p text:style-name="Text_20_body">.real</text:p>
          </text:deletion>
        </text:changed-region>
        <text:changed-region xml:id="ct218587256" text:id="ct218587256">
          <text:insertion>
            <office:change-info>
              <dc:creator>Peter Camilleri</dc:creator>
              <dc:date>2015-04-25T17:39:00</dc:date>
            </office:change-info>
          </text:insertion>
        </text:changed-region>
        <text:changed-region xml:id="ct218587360" text:id="ct218587360">
          <text:deletion>
            <office:change-info>
              <dc:creator>Peter Camilleri</dc:creator>
              <dc:date>2015-04-25T23:19:00</dc:date>
            </office:change-info>
            <text:p text:style-name="Text_20_body"/>
            <text:p text:style-name="Text_20_body">.round</text:p>
          </text:deletion>
        </text:changed-region>
        <text:changed-region xml:id="ct218587464" text:id="ct218587464">
          <text:insertion>
            <office:change-info>
              <dc:creator>Peter Camilleri</dc:creator>
              <dc:date>2015-04-25T17:39:00</dc:date>
            </office:change-info>
          </text:insertion>
        </text:changed-region>
        <text:changed-region xml:id="ct218587568" text:id="ct218587568">
          <text:deletion>
            <office:change-info>
              <dc:creator>Peter Camilleri</dc:creator>
              <dc:date>2015-04-25T23:19:00</dc:date>
            </office:change-info>
            <text:p text:style-name="Text_20_body"/>
            <text:p text:style-name="Text_20_body">.sin</text:p>
          </text:deletion>
        </text:changed-region>
        <text:changed-region xml:id="ct218587672" text:id="ct218587672">
          <text:insertion>
            <office:change-info>
              <dc:creator>Peter Camilleri</dc:creator>
              <dc:date>2015-04-25T17:39:00</dc:date>
            </office:change-info>
          </text:insertion>
        </text:changed-region>
        <text:changed-region xml:id="ct218587776" text:id="ct218587776">
          <text:deletion>
            <office:change-info>
              <dc:creator>Peter Camilleri</dc:creator>
              <dc:date>2015-04-25T23:19:00</dc:date>
            </office:change-info>
            <text:p text:style-name="Text_20_body"/>
            <text:p text:style-name="Text_20_body">.sinh</text:p>
          </text:deletion>
        </text:changed-region>
        <text:changed-region xml:id="ct218587880" text:id="ct218587880">
          <text:insertion>
            <office:change-info>
              <dc:creator>Peter Camilleri</dc:creator>
              <dc:date>2015-04-25T17:39:00</dc:date>
            </office:change-info>
          </text:insertion>
        </text:changed-region>
        <text:changed-region xml:id="ct218587984" text:id="ct218587984">
          <text:deletion>
            <office:change-info>
              <dc:creator>Peter Camilleri</dc:creator>
              <dc:date>2015-04-25T23:19:00</dc:date>
            </office:change-info>
            <text:p text:style-name="Text_20_body"/>
            <text:p text:style-name="Text_20_body">.sleep</text:p>
          </text:deletion>
        </text:changed-region>
        <text:changed-region xml:id="ct218588088" text:id="ct218588088">
          <text:insertion>
            <office:change-info>
              <dc:creator>Peter Camilleri</dc:creator>
              <dc:date>2015-04-25T17:39:00</dc:date>
            </office:change-info>
          </text:insertion>
        </text:changed-region>
        <text:changed-region xml:id="ct218588192" text:id="ct218588192">
          <text:deletion>
            <office:change-info>
              <dc:creator>Peter Camilleri</dc:creator>
              <dc:date>2015-04-25T23:20:00</dc:date>
            </office:change-info>
            <text:p text:style-name="Text_20_body"/>
            <text:p text:style-name="Text_20_body">.sqr</text:p>
          </text:deletion>
        </text:changed-region>
        <text:changed-region xml:id="ct218588296" text:id="ct218588296">
          <text:insertion>
            <office:change-info>
              <dc:creator>Peter Camilleri</dc:creator>
              <dc:date>2015-04-25T17:39:00</dc:date>
            </office:change-info>
          </text:insertion>
        </text:changed-region>
        <text:changed-region xml:id="ct218588400" text:id="ct218588400">
          <text:deletion>
            <office:change-info>
              <dc:creator>Peter Camilleri</dc:creator>
              <dc:date>2015-04-25T23:20:00</dc:date>
            </office:change-info>
            <text:p text:style-name="Text_20_body"/>
            <text:p text:style-name="Text_20_body">.sqrt</text:p>
          </text:deletion>
        </text:changed-region>
        <text:changed-region xml:id="ct218588504" text:id="ct218588504">
          <text:insertion>
            <office:change-info>
              <dc:creator>Peter Camilleri</dc:creator>
              <dc:date>2015-04-25T17:39:00</dc:date>
            </office:change-info>
          </text:insertion>
        </text:changed-region>
        <text:changed-region xml:id="ct218588608" text:id="ct218588608">
          <text:deletion>
            <office:change-info>
              <dc:creator>Peter Camilleri</dc:creator>
              <dc:date>2015-04-25T23:20:00</dc:date>
            </office:change-info>
            <text:p text:style-name="Text_20_body"/>
            <text:p text:style-name="Text_20_body">.tan</text:p>
          </text:deletion>
        </text:changed-region>
        <text:changed-region xml:id="ct218588712" text:id="ct218588712">
          <text:insertion>
            <office:change-info>
              <dc:creator>Peter Camilleri</dc:creator>
              <dc:date>2015-04-25T17:39:00</dc:date>
            </office:change-info>
          </text:insertion>
        </text:changed-region>
        <text:changed-region xml:id="ct218588816" text:id="ct218588816">
          <text:deletion>
            <office:change-info>
              <dc:creator>Peter Camilleri</dc:creator>
              <dc:date>2015-04-25T23:20:00</dc:date>
            </office:change-info>
            <text:p text:style-name="Text_20_body"/>
            <text:p text:style-name="Text_20_body">.tanh</text:p>
          </text:deletion>
        </text:changed-region>
        <text:changed-region xml:id="ct218588920" text:id="ct218588920">
          <text:insertion>
            <office:change-info>
              <dc:creator>Peter Camilleri</dc:creator>
              <dc:date>2015-04-25T17:39:00</dc:date>
            </office:change-info>
          </text:insertion>
        </text:changed-region>
        <text:changed-region xml:id="ct218589024" text:id="ct218589024">
          <text:deletion>
            <office:change-info>
              <dc:creator>Peter Camilleri</dc:creator>
              <dc:date>2015-04-25T23:20:00</dc:date>
            </office:change-info>
            <text:p text:style-name="Text_20_body"/>
            <text:p text:style-name="Text_20_body">/</text:p>
          </text:deletion>
        </text:changed-region>
        <text:changed-region xml:id="ct218589128" text:id="ct218589128">
          <text:insertion>
            <office:change-info>
              <dc:creator>Peter Camilleri</dc:creator>
              <dc:date>2015-04-25T17:39:00</dc:date>
            </office:change-info>
          </text:insertion>
        </text:changed-region>
        <text:changed-region xml:id="ct218589232" text:id="ct218589232">
          <text:deletion>
            <office:change-info>
              <dc:creator>Peter Camilleri</dc:creator>
              <dc:date>2015-04-25T23:21:00</dc:date>
            </office:change-info>
            <text:p text:style-name="Text_20_body"/>
            <text:p text:style-name="Text_20_body">0&lt;</text:p>
          </text:deletion>
        </text:changed-region>
        <text:changed-region xml:id="ct218589336" text:id="ct218589336">
          <text:insertion>
            <office:change-info>
              <dc:creator>Peter Camilleri</dc:creator>
              <dc:date>2015-04-25T17:39:00</dc:date>
            </office:change-info>
          </text:insertion>
        </text:changed-region>
        <text:changed-region xml:id="ct218589440" text:id="ct218589440">
          <text:deletion>
            <office:change-info>
              <dc:creator>Peter Camilleri</dc:creator>
              <dc:date>2015-04-25T23:21:00</dc:date>
            </office:change-info>
            <text:p text:style-name="Text_20_body"/>
            <text:p text:style-name="Text_20_body">0&lt;=</text:p>
          </text:deletion>
        </text:changed-region>
        <text:changed-region xml:id="ct218589544" text:id="ct218589544">
          <text:insertion>
            <office:change-info>
              <dc:creator>Peter Camilleri</dc:creator>
              <dc:date>2015-04-25T17:39:00</dc:date>
            </office:change-info>
          </text:insertion>
        </text:changed-region>
        <text:changed-region xml:id="ct218589648" text:id="ct218589648">
          <text:deletion>
            <office:change-info>
              <dc:creator>Peter Camilleri</dc:creator>
              <dc:date>2015-04-25T23:21:00</dc:date>
            </office:change-info>
            <text:p text:style-name="Text_20_body"/>
            <text:p text:style-name="Text_20_body">0&lt;=&gt;</text:p>
          </text:deletion>
        </text:changed-region>
        <text:changed-region xml:id="ct218589752" text:id="ct218589752">
          <text:insertion>
            <office:change-info>
              <dc:creator>Peter Camilleri</dc:creator>
              <dc:date>2015-04-25T17:39:00</dc:date>
            </office:change-info>
          </text:insertion>
        </text:changed-region>
        <text:changed-region xml:id="ct218589960" text:id="ct218589960">
          <text:deletion>
            <office:change-info>
              <dc:creator>Peter Camilleri</dc:creator>
              <dc:date>2015-04-25T23:22:00</dc:date>
            </office:change-info>
            <text:p text:style-name="Text_20_body"/>
            <text:p text:style-name="Text_20_body"/>
          </text:deletion>
        </text:changed-region>
        <text:changed-region xml:id="ct218589856" text:id="ct218589856">
          <text:deletion>
            <office:change-info>
              <dc:creator>Peter Camilleri</dc:creator>
              <dc:date>2015-04-25T23:21:00</dc:date>
            </office:change-info>
            <text:p text:style-name="Text_20_body">0&lt;&gt;</text:p>
          </text:deletion>
        </text:changed-region>
        <text:changed-region xml:id="ct218590064" text:id="ct218590064">
          <text:insertion>
            <office:change-info>
              <dc:creator>Peter Camilleri</dc:creator>
              <dc:date>2015-04-25T17:39:00</dc:date>
            </office:change-info>
          </text:insertion>
        </text:changed-region>
        <text:changed-region xml:id="ct218590168" text:id="ct218590168">
          <text:deletion>
            <office:change-info>
              <dc:creator>Peter Camilleri</dc:creator>
              <dc:date>2015-04-25T23:22:00</dc:date>
            </office:change-info>
            <text:p text:style-name="Text_20_body"/>
            <text:p text:style-name="Text_20_body">0=</text:p>
          </text:deletion>
        </text:changed-region>
        <text:changed-region xml:id="ct218590272" text:id="ct218590272">
          <text:insertion>
            <office:change-info>
              <dc:creator>Peter Camilleri</dc:creator>
              <dc:date>2015-04-25T17:39:00</dc:date>
            </office:change-info>
          </text:insertion>
        </text:changed-region>
        <text:changed-region xml:id="ct218590376" text:id="ct218590376">
          <text:deletion>
            <office:change-info>
              <dc:creator>Peter Camilleri</dc:creator>
              <dc:date>2015-04-25T23:22:00</dc:date>
            </office:change-info>
            <text:p text:style-name="Text_20_body"/>
            <text:p text:style-name="Text_20_body">0&gt;</text:p>
          </text:deletion>
        </text:changed-region>
        <text:changed-region xml:id="ct218590480" text:id="ct218590480">
          <text:insertion>
            <office:change-info>
              <dc:creator>Peter Camilleri</dc:creator>
              <dc:date>2015-04-25T17:39:00</dc:date>
            </office:change-info>
          </text:insertion>
        </text:changed-region>
        <text:changed-region xml:id="ct218590584" text:id="ct218590584">
          <text:deletion>
            <office:change-info>
              <dc:creator>Peter Camilleri</dc:creator>
              <dc:date>2015-04-25T23:22:00</dc:date>
            </office:change-info>
            <text:p text:style-name="Text_20_body"/>
            <text:p text:style-name="Text_20_body">0&gt;=</text:p>
          </text:deletion>
        </text:changed-region>
        <text:changed-region xml:id="ct218590688" text:id="ct218590688">
          <text:insertion>
            <office:change-info>
              <dc:creator>Peter Camilleri</dc:creator>
              <dc:date>2015-04-25T17:39:00</dc:date>
            </office:change-info>
          </text:insertion>
        </text:changed-region>
        <text:changed-region xml:id="ct218590792" text:id="ct218590792">
          <text:deletion>
            <office:change-info>
              <dc:creator>Peter Camilleri</dc:creator>
              <dc:date>2015-04-25T23:22:00</dc:date>
            </office:change-info>
            <text:p text:style-name="Text_20_body"/>
            <text:p text:style-name="Text_20_body">1+</text:p>
          </text:deletion>
        </text:changed-region>
        <text:changed-region xml:id="ct218590896" text:id="ct218590896">
          <text:insertion>
            <office:change-info>
              <dc:creator>Peter Camilleri</dc:creator>
              <dc:date>2015-04-25T17:39:00</dc:date>
            </office:change-info>
          </text:insertion>
        </text:changed-region>
        <text:changed-region xml:id="ct218595048" text:id="ct218595048">
          <text:deletion>
            <office:change-info>
              <dc:creator>Peter Camilleri</dc:creator>
              <dc:date>2015-04-25T23:22:00</dc:date>
            </office:change-info>
            <text:p text:style-name="Text_20_body"/>
            <text:p text:style-name="Text_20_body">1-</text:p>
          </text:deletion>
        </text:changed-region>
        <text:changed-region xml:id="ct218595152" text:id="ct218595152">
          <text:insertion>
            <office:change-info>
              <dc:creator>Peter Camilleri</dc:creator>
              <dc:date>2015-04-25T17:39:00</dc:date>
            </office:change-info>
          </text:insertion>
        </text:changed-region>
        <text:changed-region xml:id="ct218595256" text:id="ct218595256">
          <text:deletion>
            <office:change-info>
              <dc:creator>Peter Camilleri</dc:creator>
              <dc:date>2015-04-25T23:23:00</dc:date>
            </office:change-info>
            <text:p text:style-name="Text_20_body"/>
            <text:p text:style-name="Text_20_body">2*</text:p>
          </text:deletion>
        </text:changed-region>
        <text:changed-region xml:id="ct218595360" text:id="ct218595360">
          <text:insertion>
            <office:change-info>
              <dc:creator>Peter Camilleri</dc:creator>
              <dc:date>2015-04-25T17:39:00</dc:date>
            </office:change-info>
          </text:insertion>
        </text:changed-region>
        <text:changed-region xml:id="ct218595464" text:id="ct218595464">
          <text:deletion>
            <office:change-info>
              <dc:creator>Peter Camilleri</dc:creator>
              <dc:date>2015-04-25T23:23:00</dc:date>
            </office:change-info>
            <text:p text:style-name="Text_20_body"/>
            <text:p text:style-name="Text_20_body">2+</text:p>
          </text:deletion>
        </text:changed-region>
        <text:changed-region xml:id="ct218595568" text:id="ct218595568">
          <text:insertion>
            <office:change-info>
              <dc:creator>Peter Camilleri</dc:creator>
              <dc:date>2015-04-25T17:39:00</dc:date>
            </office:change-info>
          </text:insertion>
        </text:changed-region>
        <text:changed-region xml:id="ct218595672" text:id="ct218595672">
          <text:deletion>
            <office:change-info>
              <dc:creator>Peter Camilleri</dc:creator>
              <dc:date>2015-04-25T23:23:00</dc:date>
            </office:change-info>
            <text:p text:style-name="Text_20_body"/>
            <text:p text:style-name="Text_20_body">2-</text:p>
          </text:deletion>
        </text:changed-region>
        <text:changed-region xml:id="ct218595776" text:id="ct218595776">
          <text:insertion>
            <office:change-info>
              <dc:creator>Peter Camilleri</dc:creator>
              <dc:date>2015-04-25T17:39:00</dc:date>
            </office:change-info>
          </text:insertion>
        </text:changed-region>
        <text:changed-region xml:id="ct218595880" text:id="ct218595880">
          <text:deletion>
            <office:change-info>
              <dc:creator>Peter Camilleri</dc:creator>
              <dc:date>2015-04-25T23:24:00</dc:date>
            </office:change-info>
            <text:p text:style-name="Text_20_body"/>
            <text:p text:style-name="Text_20_body">2/</text:p>
          </text:deletion>
        </text:changed-region>
        <text:changed-region xml:id="ct218595984" text:id="ct218595984">
          <text:insertion>
            <office:change-info>
              <dc:creator>Peter Camilleri</dc:creator>
              <dc:date>2015-04-25T17:39:00</dc:date>
            </office:change-info>
          </text:insertion>
        </text:changed-region>
        <text:changed-region xml:id="ct218596088" text:id="ct218596088">
          <text:deletion>
            <office:change-info>
              <dc:creator>Peter Camilleri</dc:creator>
              <dc:date>2015-04-25T23:24:00</dc:date>
            </office:change-info>
            <text:p text:style-name="Text_20_body"/>
            <text:p text:style-name="Text_20_body">&lt;</text:p>
          </text:deletion>
        </text:changed-region>
        <text:changed-region xml:id="ct218596192" text:id="ct218596192">
          <text:insertion>
            <office:change-info>
              <dc:creator>Peter Camilleri</dc:creator>
              <dc:date>2015-04-25T17:39:00</dc:date>
            </office:change-info>
          </text:insertion>
        </text:changed-region>
        <text:changed-region xml:id="ct218596296" text:id="ct218596296">
          <text:deletion>
            <office:change-info>
              <dc:creator>Peter Camilleri</dc:creator>
              <dc:date>2015-04-25T23:24:00</dc:date>
            </office:change-info>
            <text:p text:style-name="Text_20_body"/>
            <text:p text:style-name="Text_20_body">&lt;=</text:p>
          </text:deletion>
        </text:changed-region>
        <text:changed-region xml:id="ct218596400" text:id="ct218596400">
          <text:insertion>
            <office:change-info>
              <dc:creator>Peter Camilleri</dc:creator>
              <dc:date>2015-04-25T17:39:00</dc:date>
            </office:change-info>
          </text:insertion>
        </text:changed-region>
        <text:changed-region xml:id="ct218596504" text:id="ct218596504">
          <text:deletion>
            <office:change-info>
              <dc:creator>Peter Camilleri</dc:creator>
              <dc:date>2015-04-25T23:24:00</dc:date>
            </office:change-info>
            <text:p text:style-name="Text_20_body"/>
            <text:p text:style-name="Text_20_body">&lt;=&gt;</text:p>
          </text:deletion>
        </text:changed-region>
        <text:changed-region xml:id="ct218596608" text:id="ct218596608">
          <text:insertion>
            <office:change-info>
              <dc:creator>Peter Camilleri</dc:creator>
              <dc:date>2015-04-25T17:39:00</dc:date>
            </office:change-info>
          </text:insertion>
        </text:changed-region>
        <text:changed-region xml:id="ct218596712" text:id="ct218596712">
          <text:insertion>
            <office:change-info>
              <dc:creator>Peter Camilleri</dc:creator>
              <dc:date>2015-04-25T17:39:00</dc:date>
            </office:change-info>
          </text:insertion>
        </text:changed-region>
        <text:changed-region xml:id="ct218596816" text:id="ct218596816">
          <text:insertion>
            <office:change-info>
              <dc:creator>Peter Camilleri</dc:creator>
              <dc:date>2015-04-25T17:39:00</dc:date>
            </office:change-info>
          </text:insertion>
        </text:changed-region>
        <text:changed-region xml:id="ct218597024" text:id="ct218597024">
          <text:deletion>
            <office:change-info>
              <dc:creator>Peter Camilleri</dc:creator>
              <dc:date>2015-04-25T23:25:00</dc:date>
            </office:change-info>
            <text:p text:style-name="Text_20_body"/>
            <text:p text:style-name="Text_20_body"/>
          </text:deletion>
        </text:changed-region>
        <text:changed-region xml:id="ct218596920" text:id="ct218596920">
          <text:deletion>
            <office:change-info>
              <dc:creator>Peter Camilleri</dc:creator>
              <dc:date>2015-04-25T23:24:00</dc:date>
            </office:change-info>
            <text:p text:style-name="Text_20_body">&gt;</text:p>
          </text:deletion>
        </text:changed-region>
        <text:changed-region xml:id="ct218597128" text:id="ct218597128">
          <text:insertion>
            <office:change-info>
              <dc:creator>Peter Camilleri</dc:creator>
              <dc:date>2015-04-25T17:39:00</dc:date>
            </office:change-info>
          </text:insertion>
        </text:changed-region>
        <text:changed-region xml:id="ct218597232" text:id="ct218597232">
          <text:deletion>
            <office:change-info>
              <dc:creator>Peter Camilleri</dc:creator>
              <dc:date>2015-04-25T23:25:00</dc:date>
            </office:change-info>
            <text:p text:style-name="Text_20_body"/>
            <text:p text:style-name="Text_20_body">&gt;=</text:p>
          </text:deletion>
        </text:changed-region>
        <text:changed-region xml:id="ct218597336" text:id="ct218597336">
          <text:insertion>
            <office:change-info>
              <dc:creator>Peter Camilleri</dc:creator>
              <dc:date>2015-04-25T17:39:00</dc:date>
            </office:change-info>
          </text:insertion>
        </text:changed-region>
        <text:changed-region xml:id="ct218597440" text:id="ct218597440">
          <text:deletion>
            <office:change-info>
              <dc:creator>Peter Camilleri</dc:creator>
              <dc:date>2015-04-25T23:25:00</dc:date>
            </office:change-info>
            <text:p text:style-name="Text_20_body"/>
            <text:p text:style-name="Text_20_body">mod</text:p>
          </text:deletion>
        </text:changed-region>
        <text:changed-region xml:id="ct218597544" text:id="ct218597544">
          <text:insertion>
            <office:change-info>
              <dc:creator>Peter Camilleri</dc:creator>
              <dc:date>2015-04-25T17:39:00</dc:date>
            </office:change-info>
          </text:insertion>
        </text:changed-region>
        <text:changed-region xml:id="ct218597648" text:id="ct218597648">
          <text:deletion>
            <office:change-info>
              <dc:creator>Peter Camilleri</dc:creator>
              <dc:date>2015-04-25T23:25:00</dc:date>
            </office:change-info>
            <text:p text:style-name="Text_20_body"/>
            <text:p text:style-name="Text_20_body">neg</text:p>
          </text:deletion>
        </text:changed-region>
        <text:changed-region xml:id="ct218597752" text:id="ct218597752">
          <text:insertion>
            <office:change-info>
              <dc:creator>Peter Camilleri</dc:creator>
              <dc:date>2015-04-25T17:39:00</dc:date>
            </office:change-info>
          </text:insertion>
        </text:changed-region>
        <text:changed-region xml:id="ct218597856" text:id="ct21859785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6,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1">Table of Contents</text:p>
          </text:index-title>
          <text:p text:style-name="P62">The MIT License (MIT).<text:tab/>5</text:p>
          <text:p text:style-name="P62">Introduction<text:tab/>6</text:p>
          <text:p text:style-name="P63">About the name fOOrth<text:tab/>6</text:p>
          <text:p text:style-name="P63">How fOOrth came to be<text:tab/>6</text:p>
          <text:p text:style-name="P63">Goals and Principles<text:tab/>7</text:p>
          <text:p text:style-name="P63">Report Card<text:tab/>8</text:p>
          <text:p text:style-name="P63">Special Note of Thanks<text:tab/>9</text:p>
          <text:p text:style-name="P62">Installation<text:tab/>10</text:p>
          <text:p text:style-name="P63">Ruby<text:tab/>10</text:p>
          <text:p text:style-name="P63">fOOrth<text:tab/>10</text:p>
          <text:p text:style-name="P63">Running fOOrth<text:tab/>11</text:p>
          <text:p text:style-name="P63">Testing<text:tab/>11</text:p>
          <text:p text:style-name="P63">Source Archive<text:tab/>12</text:p>
          <text:p text:style-name="P62">First Steps<text:tab/>13</text:p>
          <text:p text:style-name="P62">The Syntax and Style of fOOrth<text:tab/>15</text:p>
          <text:p text:style-name="P63">Syntax<text:tab/>15</text:p>
          <text:p text:style-name="P63">Spaces<text:tab/>15</text:p>
          <text:p text:style-name="P63">Comments<text:tab/>15</text:p>
          <text:p text:style-name="P63">String Literals<text:tab/>15</text:p>
          <text:p text:style-name="P63">Numeric Literals<text:tab/>16</text:p>
          <text:p text:style-name="P62">A fOOrth Calculator<text:tab/>17</text:p>
          <text:p text:style-name="P63">The Basics<text:tab/>17</text:p>
          <text:p text:style-name="P63">Stack Manipulation<text:tab/>18</text:p>
          <text:p text:style-name="P63">Programming<text:tab/>20</text:p>
          <text:p text:style-name="P63">Control Structures<text:tab/>21</text:p>
          <text:p text:style-name="P63">Data Memory<text:tab/>25</text:p>
          <text:p text:style-name="P62">Data Storage in fOOrth<text:tab/>26</text:p>
          <text:p text:style-name="P63">Typing<text:tab/>26</text:p>
          <text:p text:style-name="P63">Declarations<text:tab/>26</text:p>
          <text:p text:style-name="P63">Scoping<text:tab/>26</text:p>
          <text:p text:style-name="P63">Referencing<text:tab/>27</text:p>
          <text:p text:style-name="P63">Mutation<text:tab/>28</text:p>
          <text:p text:style-name="P62">Cloning Data<text:tab/>30</text:p>
          <text:p text:style-name="P63">Deep vs Shallow Copy<text:tab/>30</text:p>
          <text:p text:style-name="P63">Permissive Copying<text:tab/>32</text:p>
          <text:p text:style-name="P62">Handling Exceptions<text:tab/>34</text:p>
          <text:p text:style-name="P63">The Nature of Exceptions in fOOrth<text:tab/>34</text:p>
          <text:p text:style-name="P63">Handling Errors<text:tab/>34</text:p>
          <text:p text:style-name="P63">Generating Errors<text:tab/>39</text:p>
          <text:p text:style-name="P63">fOOrth Native Exception Codes:<text:tab/>40</text:p>
          <text:p text:style-name="P63">Application Error Codes:<text:tab/>41</text:p>
          <text:p text:style-name="P63">Ruby Mapped Exception Codes:<text:tab/>41</text:p>
          <text:p text:style-name="P62">The Class Tree<text:tab/>47</text:p>
          <text:p text:style-name="P63">A Brief Overview of Key OO Concepts<text:tab/>47</text:p>
          <text:p text:style-name="P63">Classes<text:tab/>47</text:p>
          <text:p text:style-name="P63">Inheritance<text:tab/>48</text:p>
          <text:p text:style-name="P63">Methods<text:tab/>48</text:p>
          <text:p text:style-name="P63">Late Binding and Polymorphism<text:tab/>48</text:p>
          <text:p text:style-name="P63">Prototypes<text:tab/>48</text:p>
          <text:p text:style-name="P62">Method Mapping<text:tab/>49</text:p>
          <text:p text:style-name="P63">Exploring the mapping system<text:tab/>49</text:p>
          <text:p text:style-name="P62">Routing<text:tab/>51</text:p>
          <text:p text:style-name="P63">Virtual Machine Methods<text:tab/>51</text:p>
          <text:p text:style-name="P63">Shared Methods<text:tab/>51</text:p>
          <text:p text:style-name="P63">Exclusive Methods<text:tab/>52</text:p>
          <text:p text:style-name="P63">Shared Stub Methods<text:tab/>52</text:p>
          <text:p text:style-name="P63">Exclusive Stub Methods<text:tab/>53</text:p>
          <text:p text:style-name="P63">Local Methods<text:tab/>53</text:p>
          <text:p text:style-name="P63">Routing Internals<text:tab/>53</text:p>
          <text:p text:style-name="P62">Self<text:tab/>56</text:p>
          <text:p text:style-name="P63">Applying Self<text:tab/>56</text:p>
          <text:p text:style-name="P63">Changing Self<text:tab/>57</text:p>
          <text:p text:style-name="P62">Boolean Data<text:tab/>58</text:p>
          <text:p text:style-name="P63">What values represent true and false<text:tab/>58</text:p>
          <text:p text:style-name="P63">Processing Boolean Data<text:tab/>58</text:p>
          <text:p text:style-name="P63">Boolean Constants<text:tab/>58</text:p>
          <text:p text:style-name="P62">Numeric Data<text:tab/>59</text:p>
          <text:p text:style-name="P62">Array<text:tab/>60</text:p>
          <text:p text:style-name="P63">Array Literals<text:tab/>60</text:p>
          <text:p text:style-name="P63">Class Methods<text:tab/>61</text:p>
          <text:p text:style-name="P63">Instance Methods<text:tab/>62</text:p>
          <text:p text:style-name="P63">See Also<text:tab/>70</text:p>
          <text:p text:style-name="P62">Class<text:tab/>71</text:p>
          <text:p text:style-name="P63">Instance Methods<text:tab/>71</text:p>
          <text:p text:style-name="P63">Commands<text:tab/>72</text:p>
          <text:p text:style-name="P63">See Also<text:tab/>73</text:p>
          <text:p text:style-name="P62">Complex<text:tab/>74</text:p>
          <text:p text:style-name="P63">Complex Literals<text:tab/>74</text:p>
          <text:p text:style-name="P63">Instance Methods<text:tab/>75</text:p>
          <text:p text:style-name="P63">Instance Stubs<text:tab/>75</text:p>
          <text:p text:style-name="P63">See Also<text:tab/>76</text:p>
          <text:p text:style-name="P62">FalseClass<text:tab/>77</text:p>
          <text:p text:style-name="P63">FalseClass Literals<text:tab/>77</text:p>
          <text:p text:style-name="P63">Instance Methods<text:tab/>77</text:p>
          <text:p text:style-name="P63"><text:soft-page-break/>See Also<text:tab/>78</text:p>
          <text:p text:style-name="P62">Float<text:tab/>79</text:p>
          <text:p text:style-name="P63">Float Literals<text:tab/>79</text:p>
          <text:p text:style-name="P63">See Also<text:tab/>79</text:p>
          <text:p text:style-name="P62">Hash<text:tab/>80</text:p>
          <text:p text:style-name="P63">Hash Literals<text:tab/>80</text:p>
          <text:p text:style-name="P63">Instance Methods<text:tab/>80</text:p>
          <text:p text:style-name="P63">See Also<text:tab/>82</text:p>
          <text:p text:style-name="P62">InStream<text:tab/>83</text:p>
          <text:p text:style-name="P63">Class Methods<text:tab/>83</text:p>
          <text:p text:style-name="P63">Instance Methods<text:tab/>84</text:p>
          <text:p text:style-name="P63">Class Stubs<text:tab/>85</text:p>
          <text:p text:style-name="P63">See Also<text:tab/>85</text:p>
          <text:p text:style-name="P62">Integer<text:tab/>86</text:p>
          <text:p text:style-name="P63">Integer Literals<text:tab/>86</text:p>
          <text:p text:style-name="P63">Instance Methods<text:tab/>86</text:p>
          <text:p text:style-name="P63">See Also<text:tab/>90</text:p>
          <text:p text:style-name="P62">NilClass<text:tab/>91</text:p>
          <text:p text:style-name="P63">NilClass Literals<text:tab/>91</text:p>
          <text:p text:style-name="P63">Instance Methods<text:tab/>91</text:p>
          <text:p text:style-name="P63">See Also<text:tab/>92</text:p>
          <text:p text:style-name="P62">Numeric<text:tab/>93</text:p>
          <text:p text:style-name="P63">Special Numeric Values<text:tab/>93</text:p>
          <text:p text:style-name="P63">Instance Methods<text:tab/>94</text:p>
          <text:p text:style-name="P63">See Also<text:tab/>110</text:p>
          <text:p text:style-name="P62">Object<text:tab/>111</text:p>
          <text:p text:style-name="P63">Instance Methods<text:tab/>111</text:p>
          <text:p text:style-name="P63">See Also<text:tab/>120</text:p>
          <text:p text:style-name="P62">OutStream<text:tab/>121</text:p>
          <text:p text:style-name="P63">Class Methods<text:tab/>121</text:p>
          <text:p text:style-name="P63">Instance Methods<text:tab/>121</text:p>
          <text:p text:style-name="P63">Class Stubs<text:tab/>121</text:p>
          <text:p text:style-name="P63">See Also<text:tab/>122</text:p>
          <text:p text:style-name="P62">Procedure<text:tab/>123</text:p>
          <text:p text:style-name="P63">Procedure Literals<text:tab/>123</text:p>
          <text:p text:style-name="P63">Instance Methods<text:tab/>123</text:p>
          <text:p text:style-name="P63">See Also<text:tab/>123</text:p>
          <text:p text:style-name="P62">Queue<text:tab/>124</text:p>
          <text:p text:style-name="P63">Instance Methods<text:tab/>124</text:p>
          <text:p text:style-name="P63">See Also<text:tab/>124</text:p>
          <text:p text:style-name="P62">Rational<text:tab/>125</text:p>
          <text:p text:style-name="P63">Rational Literals<text:tab/>125</text:p>
          <text:p text:style-name="P63">Instance Methods<text:tab/>125</text:p>
          <text:p text:style-name="P63">See Also<text:tab/>126</text:p>
          <text:p text:style-name="P62">Stack<text:tab/>127</text:p>
          <text:p text:style-name="P63">Instance Methods<text:tab/>127</text:p>
          <text:p text:style-name="P63">See Also<text:tab/>127</text:p>
          <text:p text:style-name="P62">String<text:tab/>128</text:p>
          <text:p text:style-name="P63">String Literals<text:tab/>128</text:p>
          <text:p text:style-name="P63">Instance Methods<text:tab/>128</text:p>
          <text:p text:style-name="P63">See Also<text:tab/>129</text:p>
          <text:p text:style-name="P62">Thread<text:tab/>130</text:p>
          <text:p text:style-name="P63">Class Methods<text:tab/>130</text:p>
          <text:p text:style-name="P63">Instance Methods<text:tab/>130</text:p>
          <text:p text:style-name="P63">See Also<text:tab/>130</text:p>
          <text:p text:style-name="P62">TrueClass<text:tab/>131</text:p>
          <text:p text:style-name="P63">TrueClass Literals<text:tab/>131</text:p>
          <text:p text:style-name="P63">See Also<text:tab/>131</text:p>
          <text:p text:style-name="P62">VirtualMachine<text:tab/>132</text:p>
          <text:p text:style-name="P63">Instance Methods<text:tab/>132</text:p>
          <text:p text:style-name="P63">Commands<text:tab/>137</text:p>
          <text:p text:style-name="P63">See Also<text:tab/>138</text:p>
          <text:p text:style-name="P62">Appendix A – Symbol Glossary<text:tab/>139</text:p>
          <text:p text:style-name="P62">Appendix B – Regular Expressions<text:tab/>141</text:p>
          <text:p text:style-name="P62">Edit History:<text:tab/>144</text:p>
        </text:index-body>
      </text:table-of-content>
      <text:p text:style-name="Text_20_body"/>
      <text:h text:style-name="P6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9"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261325445218009685" text:style-name="L1">
        <text:list-item>
          <text:p text:style-name="P68">A Simple, Easy-to-Understand syntax that is none the less, Expressive and Compact:</text:p>
        </text:list-item>
      </text:list>
      <text:list xml:id="list7362096643529095621" text:style-name="L2">
        <text:list-item>
          <text:list>
            <text:list-item>
              <text:p text:style-name="P69">Source code in fOOrth is free-form with no line oriented limitations or rules.</text:p>
            </text:list-item>
            <text:list-item>
              <text:p text:style-name="P69">Support is given to the easy representation of common literal data such as strings, integers, floating point numbers, rational numbers, and complex numbers.</text:p>
            </text:list-item>
          </text:list>
        </text:list-item>
      </text:list>
      <text:list xml:id="list34719690" text:continue-list="list7261325445218009685" text:style-name="L1">
        <text:list-item>
          <text:p text:style-name="P68">Safe Data and Data Structures:</text:p>
        </text:list-item>
      </text:list>
      <text:list xml:id="list7969427747376020175" text:style-name="L3">
        <text:list-item>
          <text:list>
            <text:list-item>
              <text:p text:style-name="P71">Simple, reliable arithmetic. In fOOrth, integer operations never overflow. Rational values can be represented exactly, complex numbers are supported, and conversions between numeric types are simple.</text:p>
            </text:list-item>
            <text:list-item>
              <text:p text:style-name="P71"><text:soft-page-break/>Strings grow as needed without the need to allocate space or worry about overflow.</text:p>
            </text:list-item>
            <text:list-item>
              <text:p text:style-name="P71">Data containers such as arrays and hashes grow as needed. Out of range subscripts cannot access undefined memory regions. </text:p>
            </text:list-item>
          </text:list>
        </text:list-item>
      </text:list>
      <text:list xml:id="list34722244" text:continue-list="list34719690" text:style-name="L1">
        <text:list-item>
          <text:p text:style-name="P68">Message Passing:</text:p>
        </text:list-item>
      </text:list>
      <text:list xml:id="list927329176527693145" text:style-name="L4">
        <text:list-item>
          <text:list>
            <text:list-item>
              <text:p text:style-name="P88">In fOOrth all actions take the form of messages sent to a receiver.</text:p>
            </text:list-item>
            <text:list-item>
              <text:p text:style-name="P88">The routing of messages is specified by the exact type of the message.</text:p>
            </text:list-item>
            <text:list-item>
              <text:p text:style-name="P88">Message receivers include data items on the stack as well as the virtual machine object associated with the current thread of execution.</text:p>
            </text:list-item>
            <text:list-item>
              <text:p text:style-name="P88">Messages for which no routing specification can be found, generate an error at compile time.</text:p>
            </text:list-item>
          </text:list>
        </text:list-item>
      </text:list>
      <text:list xml:id="list34700472" text:continue-list="list34722244" text:style-name="L1">
        <text:list-item>
          <text:p text:style-name="P68">Object Oriented Design:</text:p>
        </text:list-item>
      </text:list>
      <text:list xml:id="list5769099899247331479" text:style-name="L5">
        <text:list-item>
          <text:list>
            <text:list-item>
              <text:p text:style-name="P72">Support class based inheritance, with a non-cyclic (single inheritance) tree derived from a common base Object class.</text:p>
            </text:list-item>
            <text:list-item>
              <text:p text:style-name="P89">Support late binding and polymorphism through message interface compatibility or “duck” typing.</text:p>
            </text:list-item>
          </text:list>
        </text:list-item>
      </text:list>
      <text:list xml:id="list34703844" text:continue-list="list34700472" text:style-name="L1">
        <text:list-item>
          <text:p text:style-name="P68">Meta programming: </text:p>
        </text:list-item>
      </text:list>
      <text:list xml:id="list3442751010956762748" text:style-name="L6">
        <text:list-item>
          <text:list>
            <text:list-item>
              <text:p text:style-name="P90">Support extensible language constructs by making the compiler an accessible part of the system.</text:p>
            </text:list-item>
          </text:list>
        </text:list-item>
      </text:list>
      <text:list xml:id="list34717237" text:continue-list="list34703844" text:style-name="L1">
        <text:list-item>
          <text:p text:style-name="P68">Reliability:</text:p>
        </text:list-item>
      </text:list>
      <text:list xml:id="list9071247486692287992" text:style-name="L7">
        <text:list-item>
          <text:list>
            <text:list-item>
              <text:p text:style-name="P91">Errors should be detected as soon as possible. </text:p>
            </text:list-item>
            <text:list-item>
              <text:p text:style-name="P91">Language constructs should not be designed in a way that causes simple coding errors to spin off into infinite loops. </text:p>
            </text:list-item>
          </text:list>
        </text:list-item>
      </text:list>
      <text:list xml:id="list34716659" text:continue-list="list34717237" text:style-name="L1">
        <text:list-item>
          <text:p text:style-name="P73">Building on the host language:</text:p>
        </text:list-item>
      </text:list>
      <text:list xml:id="list5563423577641491473" text:style-name="L8">
        <text:list-item>
          <text:list>
            <text:list-item>
              <text:p text:style-name="P7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text:soft-page-break/>Special Note of <text:alphabetical-index-mark-start text:id="IMark140436384"/>Thanks<text:alphabetical-index-mark-end text:id="IMark14043638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982283085579014954" text:style-name="L9">
        <text:list-item>
          <text:p text:style-name="P92">ruby 1.9.3p484 (2013-11-22) [i386-mingw32]</text:p>
        </text:list-item>
        <text:list-item>
          <text:p text:style-name="P92">ruby 2.1.5p273 (2014-11-13 revision 48405) [i386-mingw32]</text:p>
        </text:list-item>
        <text:list-item>
          <text:p text:style-name="P92">Rubinius – to be tested!</text:p>
        </text:list-item>
        <text:list-item>
          <text:p text:style-name="P92">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40436384"/>Rake<text:alphabetical-index-mark-end text:id="IMark140436384"/>:</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0436384"/>Demo.rb<text:alphabetical-index-mark-end text:id="IMark14043638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0436384"/>Testing<text:alphabetical-index-mark-end text:id="IMark14043638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0436384"/>Known Issues<text:alphabetical-index-mark-end text:id="IMark14043638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40436384"/>Archive<text:alphabetical-index-mark-end text:id="IMark140436384"/></text:h>
      <text:p text:style-name="P1">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6597216"/>F10:<text:change-end text:change-id="ct216597216"/><text:change-start text:change-id="ct216597320"/> <text:change-end text:change-id="ct21659732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0438160"/>drop<text:alphabetical-index-mark-end text:id="IMark14043816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0438160"/>dup<text:alphabetical-index-mark-end text:id="IMark14043816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40438160"/>nip<text:alphabetical-index-mark-end text:id="IMark14043816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0438160"/>over<text:alphabetical-index-mark-end text:id="IMark14043816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0438160"/>pick<text:alphabetical-index-mark-end text:id="IMark14043816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0438160"/>swap<text:alphabetical-index-mark-end text:id="IMark14043816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40438160"/>tuck<text:alphabetical-index-mark-end text:id="IMark14043816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181975283869479153" text:style-name="L10">
        <text:list-item>
          <text:p text:style-name="P75">To store return addresses for word calls. In fOOrth this is handled by the Ruby virtual machine.</text:p>
        </text:list-item>
        <text:list-item>
          <text:p text:style-name="P75">To store context for control structures. In fOOrth the context mechanism provides for a far richer and more reliable set of control, compile, and data structures.</text:p>
        </text:list-item>
        <text:list-item>
          <text:p text:style-name="P7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89201624"/>if<text:alphabetical-index-mark-end text:id="IMark8920162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89201624"/>else<text:alphabetical-index-mark-end text:id="IMark89201624"/>” and “<text:alphabetical-index-mark-start text:id="IMark126990036"/>then<text:alphabetical-index-mark-end text:id="IMark12699003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26990036"/>switch<text:alphabetical-index-mark-end text:id="IMark126990036"/>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26990036"/>do<text:alphabetical-index-mark-end text:id="IMark126990036"/>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26990036"/>loop<text:alphabetical-index-mark-end text:id="IMark126990036"/>” commands mark the boundaries of the loop; The “<text:alphabetical-index-mark-start text:id="IMark89201624"/>i<text:alphabetical-index-mark-end text:id="IMark89201624"/>” command is used to retrieve the current loop counter value. For nested loops, the “<text:alphabetical-index-mark-start text:id="IMark140226836"/>j<text:alphabetical-index-mark-end text:id="IMark140226836"/>” command retrieves the value of the outer loops counter value. <text:s/>By default, the “loop” command adds one to the loop value. For more flexible looping, the “<text:alphabetical-index-mark-start text:id="IMark97397088"/>+loop<text:alphabetical-index-mark-end text:id="IMark973970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7397088"/>-i<text:alphabetical-index-mark-end text:id="IMark97397088"/> and <text:alphabetical-index-mark-start text:id="IMark140226836"/>-j<text:alphabetical-index-mark-end text:id="IMark14022683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0226836"/>begin<text:alphabetical-index-mark-end text:id="IMark14022683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01180105215953252" text:style-name="L11">
        <text:list-item>
          <text:p text:style-name="P76">begin … <text:alphabetical-index-mark-start text:id="IMark89201624"/>until<text:alphabetical-index-mark-end text:id="IMark89201624"/> – loops until the top of stack is true.</text:p>
        </text:list-item>
        <text:list-item>
          <text:p text:style-name="P76">begin … <text:alphabetical-index-mark-start text:id="IMark140226836"/>again<text:alphabetical-index-mark-end text:id="IMark140226836"/> – loops indefinitely </text:p>
        </text:list-item>
        <text:list-item>
          <text:p text:style-name="P76">begin … <text:alphabetical-index-mark-start text:id="IMark89201624"/>repeat<text:alphabetical-index-mark-end text:id="IMark8920162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89201624"/>Typing<text:alphabetical-index-mark-end text:id="IMark8920162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89201624"/>Duck Typing<text:alphabetical-index-mark-end text:id="IMark8920162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89201624"/>Declarations<text:alphabetical-index-mark-end text:id="IMark8920162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89201624"/>Scoping<text:alphabetical-index-mark-end text:id="IMark8920162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89201624"/><text:span text:style-name="T7">val:</text:span><text:alphabetical-index-mark-end text:id="IMark89201624"/> and <text:alphabetical-index-mark-start text:id="IMark97397088"/><text:span text:style-name="T7">var:</text:span><text:alphabetical-index-mark-end text:id="IMark97397088"/></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7397088"/><text:span text:style-name="T7">.init</text:span><text:alphabetical-index-mark-end text:id="IMark97397088"/> method being the most popular since it is called to initialize a new instance of the object.</text:p>
      <text:p text:style-name="P1">Methods: <text:alphabetical-index-mark-start text:id="IMark97397088"/><text:span text:style-name="T7">val@:</text:span><text:alphabetical-index-mark-end text:id="IMark97397088"/> and <text:alphabetical-index-mark-start text:id="IMark89201624"/><text:span text:style-name="T7">var@:</text:span><text:alphabetical-index-mark-end text:id="IMark89201624"/></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89201624"/><text:span text:style-name="T7">val#:</text:span><text:alphabetical-index-mark-end text:id="IMark89201624"/> and <text:alphabetical-index-mark-start text:id="IMark97397088"/><text:span text:style-name="T7">var#:</text:span><text:alphabetical-index-mark-end text:id="IMark9739708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7397088"/><text:span text:style-name="T7">val$:</text:span><text:alphabetical-index-mark-end text:id="IMark97397088"/> and <text:alphabetical-index-mark-start text:id="IMark89201624"/><text:span text:style-name="T7">var$:</text:span><text:alphabetical-index-mark-end text:id="IMark89201624"/></text:p>
      <text:p text:style-name="P1">Regex for valid local variable names: <text:span text:style-name="T7">/^\$[a-z][a-z0-9_]*$/</text:span></text:p>
      <text:p text:style-name="Text_20_body">Notes:</text:p>
      <text:p text:style-name="Text_20_body"/>
      <text:h text:style-name="Heading_20_2" text:outline-level="2"><text:alphabetical-index-mark-start text:id="IMark89201624"/>Referencing<text:alphabetical-index-mark-end text:id="IMark8920162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89201624"/>Mutation<text:alphabetical-index-mark-end text:id="IMark8920162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40219596"/>dup<text:alphabetical-index-mark-end text:id="IMark140219596"/></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40219596"/>copy<text:alphabetical-index-mark-end text:id="IMark140219596"/></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40219596"/>.copy<text:alphabetical-index-mark-end text:id="IMark140219596"/></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40219596"/>clone<text:alphabetical-index-mark-end text:id="IMark140219596"/></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40219596"/>.clone<text:alphabetical-index-mark-end text:id="IMark140219596"/></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756683953441285264" text:style-name="L12">
        <text:list-item>
          <text:p text:style-name="P93">No Copying</text:p>
        </text:list-item>
        <text:list-item>
          <text:p text:style-name="P93">Shallow Copying</text:p>
        </text:list-item>
        <text:list-item>
          <text:p text:style-name="P9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26971040"/>.clone_exclude<text:alphabetical-index-mark-end text:id="IMark1269710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7396848"/>try<text:alphabetical-index-mark-end text:id="IMark97396848"/> block</text:h>
      <text:p text:style-name="P1">The bare basics of an exception handled code block is:</text:p>
      <text:p text:style-name="Code"/>
      <text:p text:style-name="Code">try (dangerous code here) <text:alphabetical-index-mark-start text:id="IMark97396848"/>catch<text:alphabetical-index-mark-end text:id="IMark97396848"/>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7396848"/>?"<text:alphabetical-index-mark-end text:id="IMark9739684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7396848"/>bounce<text:alphabetical-index-mark-end text:id="IMark9739684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97396848"/>bounce<text:alphabetical-index-mark-end text:id="IMark9739684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7396848"/>finally<text:alphabetical-index-mark-end text:id="IMark9739684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7396848"/>try<text:alphabetical-index-mark-end text:id="IMark97396848"/></text:p>
      <text:p text:style-name="Code"><text:s text:c="2"/>(dangerous code)</text:p>
      <text:p text:style-name="Code">(optional) <text:alphabetical-index-mark-start text:id="IMark97396848"/>catch<text:alphabetical-index-mark-end text:id="IMark97396848"/></text:p>
      <text:p text:style-name="Code"><text:s text:c="2"/>(exception handler with optional <text:alphabetical-index-mark-start text:id="IMark97396848"/>?"<text:alphabetical-index-mark-end text:id="IMark97396848"/>Exx" and <text:alphabetical-index-mark-start text:id="IMark90017388"/>bounce<text:alphabetical-index-mark-end text:id="IMark90017388"/>)</text:p>
      <text:p text:style-name="Code">(optional) <text:alphabetical-index-mark-start text:id="IMark90017388"/>finally<text:alphabetical-index-mark-end text:id="IMark9001738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0017388"/>throw"<text:alphabetical-index-mark-end text:id="IMark90017388"/>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90017388"/>.throw<text:alphabetical-index-mark-end text:id="IMark9001738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26989076"/>Classes<text:alphabetical-index-mark-end text:id="IMark12698907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26989076"/>Inheritance<text:alphabetical-index-mark-end text:id="IMark126989076"/></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26989076"/>Methods<text:alphabetical-index-mark-end text:id="IMark126989076"/></text:h>
      <text:p text:style-name="P1">All code in fOOrth is contained in methods. A method is a fragment of code that an object uses to respond to a message that has been sent to that object. In fOOrth there are three sorts of methods:</text:p>
      <text:list xml:id="list3805818552937017238" text:style-name="L13">
        <text:list-item>
          <text:p text:style-name="P77">Shared: Methods that are common to all instances of the class that contains them.</text:p>
        </text:list-item>
        <text:list-item>
          <text:p text:style-name="P77">Exclusive: Methods that are defined for one and only one object (and all of its clones that are created <text:span text:style-name="T2">after</text:span> the exclusive method is defined.).</text:p>
        </text:list-item>
        <text:list-item>
          <text:p text:style-name="P77">Local: Methods that are created in a context and are accessible only in that context. When the context concludes, these methods are no longer accessible.</text:p>
        </text:list-item>
      </text:list>
      <text:h text:style-name="Heading_20_2" text:outline-level="2"><text:alphabetical-index-mark-start text:id="IMark97396848"/>Late Binding<text:alphabetical-index-mark-end text:id="IMark97396848"/> and <text:alphabetical-index-mark-start text:id="IMark90017388"/>Polymorphism<text:alphabetical-index-mark-end text:id="IMark9001738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90017388"/>Prototypes<text:alphabetical-index-mark-end text:id="IMark9001738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90017388"/>Method Mapping<text:alphabetical-index-mark-end text:id="IMark9001738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379569377740469695" text:style-name="L14">
        <text:list-item>
          <text:p text:style-name="P78">The strings used by fOOrth needed to be converted to Ruby symbols to allow code to be executed in Ruby.</text:p>
        </text:list-item>
        <text:list-item>
          <text:p text:style-name="P7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7396848"/>SymbolMap<text:alphabetical-index-mark-end text:id="IMark97396848"/> class. This class creates mappings in one of two ways:</text:p>
      <text:list xml:id="list8864557618263670267" text:style-name="L15">
        <text:list-item>
          <text:p text:style-name="P7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97396848"/>Routing<text:alphabetical-index-mark-end text:id="IMark97396848"/></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6596187890174068655" text:style-name="L16">
        <text:list-item>
          <text:p text:style-name="P80">The defining word used to create the method.</text:p>
        </text:list-item>
        <text:list-item>
          <text:p text:style-name="P80">The receiver of the defining word used to create the method.</text:p>
        </text:list-item>
        <text:list-item>
          <text:p text:style-name="P8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8015005772911346818" text:style-name="L17">
        <text:list-item>
          <text:p text:style-name="P81">“.” - indicates that the message is routed to the top-of-stack element (TOS)</text:p>
        </text:list-item>
        <text:list-item>
          <text:p text:style-name="P81">“~” - indicates that the message is routed to the “self” entity of the method (see the section Self below). Since these messages are only routed to the object itself, they are in effect private methods.</text:p>
        </text:list-item>
        <text:list-item>
          <text:p text:style-name="P8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4711636" text:continue-numbering="true" text:style-name="L17">
        <text:list-item>
          <text:p text:style-name="P81">“.” - indicates that the message is routed to the top-of-stack element (TOS)</text:p>
        </text:list-item>
        <text:list-item>
          <text:p text:style-name="P81">“~” - indicates that the message is routed to the “self” entity of the method (see the section Self below). Since these messages are only routed to the object itself, they are in effect private methods.</text:p>
        </text:list-item>
        <text:list-item>
          <text:p text:style-name="P8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97403736"/>:<text:alphabetical-index-mark-end text:id="IMark97403736"/></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97403736"/>.:<text:alphabetical-index-mark-end text:id="IMark97403736"/></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97403736"/>.::<text:alphabetical-index-mark-end text:id="IMark97403736"/></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40228852"/>do_map_name<text:alphabetical-index-mark-end text:id="IMark140228852"/><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6597528"/>F10: <text:change-end text:change-id="ct216597528"/>?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40228852"/>self<text:alphabetical-index-mark-end text:id="IMark140228852"/>”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147155680425900838" text:style-name="L18">
        <text:list-item>
          <text:p text:style-name="P8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2">For TOS routed methods, access to self is as simple as “self .method_name”. This was done in the MyClass example above. The self value is a free value that does not to be declared.</text:p>
        </text:list-item>
        <text:list-item>
          <text:p text:style-name="P8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2">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0228852"/>.with{<text:alphabetical-index-mark-end text:id="IMark140228852"/>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783112686364427453" text:style-name="L19">
        <text:list-item>
          <text:p text:style-name="P8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3">A .where{ … } clause can be used to take a value and give easy access to that value within the executed block without having to create a local value.</text:p>
        </text:list-item>
        <text:list-item>
          <text:p text:style-name="P83">Access to the self value is generally faster than other forms of access. Thus this construct can yield performance enhancements.</text:p>
        </text:list-item>
      </text:list>
      <text:p text:style-name="P1"/>
      <text:h text:style-name="Heading_20_1" text:outline-level="1"><text:alphabetical-index-mark-start text:id="IMark140228852"/>Boolean<text:alphabetical-index-mark-end text:id="IMark1402288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97394928"/>FalseClass<text:alphabetical-index-mark-end text:id="IMark97394928"/></text:p>
            <text:p text:style-name="P13"><text:alphabetical-index-mark-start text:id="IMark97394928"/>NilClass<text:alphabetical-index-mark-end text:id="IMark97394928"/></text:p>
          </table:table-cell>
          <table:table-cell table:style-name="Table118.B2" office:value-type="string">
            <text:p text:style-name="P13"><text:alphabetical-index-mark-start text:id="IMark97394928"/>Object<text:alphabetical-index-mark-end text:id="IMark97394928"/></text:p>
          </table:table-cell>
        </table:table-row>
      </table:table>
      <text:p text:style-name="P10"/>
      <text:p text:style-name="P11">Note that while false processing occurs in FalseClass and NilClass, true processing occurs in Object and not <text:alphabetical-index-mark-start text:id="IMark140228852"/>TrueClass<text:alphabetical-index-mark-end text:id="IMark14022885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40228852"/>Numeric<text:alphabetical-index-mark-end text:id="IMark1402288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18621851011823939" text:style-name="L20">
        <text:list-item>
          <text:p text:style-name="P84">Integer defines a few “bit” oriented operations that are specific to whole numbers.</text:p>
        </text:list-item>
        <text:list-item>
          <text:p text:style-name="P84">Complex stubs out several methods that require values to be comparable as magnitudes. Complex numbers are no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40228852"/>Array<text:alphabetical-index-mark-end text:id="IMark14022885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2110381310899443126" text:style-name="L21">
        <text:list-item>
          <text:p text:style-name="P85">The first two examples both create “empty” arrays with zero data elements. </text:p>
        </text:list-item>
        <text:list-item>
          <text:p text:style-name="P85">Array data do NOT need to be the same “type” of data. Mixing is allowed. </text:p>
        </text:list-item>
        <text:list-item>
          <text:p text:style-name="P85">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4245565762933397312" text:style-name="L22">
        <text:list-item>
          <text:p text:style-name="P86"><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7394928"/>.new<text:alphabetical-index-mark-end text:id="IMark97394928"/>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7394928"/>.new{<text:alphabetical-index-mark-end text:id="IMark97394928"/>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97394928"/>x<text:alphabetical-index-mark-end text:id="IMark97394928"/>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97394928"/>}<text:alphabetical-index-mark-end text:id="IMark97394928"/>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7394928"/>.new_size<text:alphabetical-index-mark-end text:id="IMark97394928"/>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7394928"/>.new_value<text:alphabetical-index-mark-end text:id="IMark97394928"/>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7394928"/>.new_values<text:alphabetical-index-mark-end text:id="IMark97394928"/>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97394928"/>!<text:alphabetical-index-mark-end text:id="IMark9739492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7394928"/>+<text:alphabetical-index-mark-end text:id="IMark9739492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7394928"/>.+left<text:alphabetical-index-mark-end text:id="IMark9739492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97394928"/>.+mid<text:alphabetical-index-mark-end text:id="IMark9739492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7394928"/>.+midlr<text:alphabetical-index-mark-end text:id="IMark9739492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7394928"/>.+right<text:alphabetical-index-mark-end text:id="IMark9739492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97394928"/>.-left<text:alphabetical-index-mark-end text:id="IMark9739492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7394928"/>.-mid<text:alphabetical-index-mark-end text:id="IMark9739492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7394928"/>.-midlr<text:alphabetical-index-mark-end text:id="IMark9739492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7394928"/>.-right<text:alphabetical-index-mark-end text:id="IMark9739492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97394928"/>.[]!<text:alphabetical-index-mark-end text:id="IMark97394928"/>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97394928"/>.[]@<text:alphabetical-index-mark-end text:id="IMark97394928"/>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7394928"/>.left<text:alphabetical-index-mark-end text:id="IMark9739492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7394928"/>.length<text:alphabetical-index-mark-end text:id="IMark9739492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7394928"/>.max<text:alphabetical-index-mark-end text:id="IMark9739492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7394928"/>.mid<text:alphabetical-index-mark-end text:id="IMark9739492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7394928"/>.midlr<text:alphabetical-index-mark-end text:id="IMark9739492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7394928"/>.min<text:alphabetical-index-mark-end text:id="IMark9739492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7394928"/>.pp<text:alphabetical-index-mark-end text:id="IMark9739492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7394928"/>.reverse<text:alphabetical-index-mark-end text:id="IMark9739492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7394928"/>.right<text:alphabetical-index-mark-end text:id="IMark9739492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7394928"/>.shuffle<text:alphabetical-index-mark-end text:id="IMark9739492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7394928"/>.sort<text:alphabetical-index-mark-end text:id="IMark9739492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7394928"/>.strmax<text:alphabetical-index-mark-end text:id="IMark9739492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7394928"/>&lt;&lt;<text:alphabetical-index-mark-end text:id="IMark9739492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7394928"/>@<text:alphabetical-index-mark-end text:id="IMark9739492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0228852"/>Class<text:alphabetical-index-mark-end text:id="IMark140228852"/></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7394928"/>.is_class?<text:alphabetical-index-mark-end text:id="IMark973949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97394928"/>.new<text:alphabetical-index-mark-end text:id="IMark9739492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97394928"/>.parent_class<text:alphabetical-index-mark-end text:id="IMark9739492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7394928"/>.subclass:<text:alphabetical-index-mark-end text:id="IMark97394928"/>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97394928"/>.to_s<text:alphabetical-index-mark-end text:id="IMark9739492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40228852"/>Commands<text:alphabetical-index-mark-end text:id="IMark140228852"/></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97394928"/>)methods<text:alphabetical-index-mark-end text:id="IMark97394928"/>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97394928"/>)stubs<text:alphabetical-index-mark-end text:id="IMark97394928"/> []</text:h>
            <text:p text:style-name="Text_20_body">Routing: TOS</text:p>
            <text:p text:style-name="P1">List the stub methods defined for this class. Stubs are place holder methods that serve one of two purposes:</text:p>
            <text:list xml:id="list478053802739515656" text:style-name="L23">
              <text:list-item>
                <text:p text:style-name="P87">They are abstract methods in a base class that exist so that a sub-class may replace the stub with an actual method. The stub ensures that the compiler uses the correct routing when using the method.</text:p>
              </text:list-item>
              <text:list-item>
                <text:p text:style-name="P87">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0228852"/>Complex<text:alphabetical-index-mark-end text:id="IMark14022885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4">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0226932"/>.cbrt<text:alphabetical-index-mark-end text:id="IMark14022693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0226740"/>.e**<text:alphabetical-index-mark-end text:id="IMark140226740"/>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0226932"/>.split<text:alphabetical-index-mark-end text:id="IMark1402269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0226740"/>.sqrt<text:alphabetical-index-mark-end text:id="IMark140226740"/>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89200904"/>FalseClass<text:alphabetical-index-mark-end text:id="IMark8920090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0226740"/>&amp;&amp;<text:alphabetical-index-mark-end text:id="IMark14022674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0226740"/>^^<text:alphabetical-index-mark-end text:id="IMark140226740"/>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0226740"/>||<text:alphabetical-index-mark-end text:id="IMark140226740"/>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89200904"/>Float<text:alphabetical-index-mark-end text:id="IMark8920090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0228180"/>Hash<text:alphabetical-index-mark-end text:id="IMark14022818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0228180"/><text:span text:style-name="T7">{</text:span><text:alphabetical-index-mark-end text:id="IMark140228180"/>” and the locally defined methods “<text:alphabetical-index-mark-start text:id="IMark140228612"/><text:span text:style-name="T7">-&gt;</text:span><text:alphabetical-index-mark-end text:id="IMark140228612"/>” and “<text:alphabetical-index-mark-start text:id="IMark140230532"/><text:span text:style-name="T7">}</text:span><text:alphabetical-index-mark-end text:id="IMark1402305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4722672" text:continue-list="list2110381310899443126" text:style-name="L21">
        <text:list-item>
          <text:p text:style-name="P85">The first example creates an “empty” hash with zero data elements. </text:p>
        </text:list-item>
        <text:list-item>
          <text:p text:style-name="P85">Hash key and data do NOT need to be the same “type” of data. Mixing is allowed. </text:p>
        </text:list-item>
        <text:list-item>
          <text:p text:style-name="P85">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96938256"/>.[]!<text:alphabetical-index-mark-end text:id="IMark9693825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6938256"/>.[]@<text:alphabetical-index-mark-end text:id="IMark9693825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6938256"/>.keys<text:alphabetical-index-mark-end text:id="IMark96938256"/>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6938256"/>.pp<text:alphabetical-index-mark-end text:id="IMark9693825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96938256"/>.strmax2<text:alphabetical-index-mark-end text:id="IMark9693825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6938256"/>.values<text:alphabetical-index-mark-end text:id="IMark96938256"/>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0228612"/>InStream<text:alphabetical-index-mark-end text:id="IMark14022861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6938256"/>.get_all<text:alphabetical-index-mark-end text:id="IMark969382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96938256"/>.open<text:alphabetical-index-mark-end text:id="IMark9693825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6938256"/>.open{<text:alphabetical-index-mark-end text:id="IMark9693825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6938256"/>.close<text:alphabetical-index-mark-end text:id="IMark969382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96938256"/>.getc<text:alphabetical-index-mark-end text:id="IMark9693825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96938256"/>.gets<text:alphabetical-index-mark-end text:id="IMark9693825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96938256"/>~getc<text:alphabetical-index-mark-end text:id="IMark9693825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6938256"/>~gets<text:alphabetical-index-mark-end text:id="IMark9693825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0228612"/>Integer<text:alphabetical-index-mark-end text:id="IMark14022861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59" text:note-class="footnote"><text:note-citation>59</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0" text:note-class="footnote"><text:note-citation>60</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1" text:note-class="footnote"><text:note-citation>61</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16597632"/></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16597736"/>[an_integer] <text:alphabetical-index-mark-start text:id="IMark140230532"/>.even?<text:alphabetical-index-mark-end text:id="IMark140230532"/> [a_boolean]</text:h>
            <text:p text:style-name="Text_20_body">Routing: TOS</text:p>
            <text:p text:style-name="P1">This method returns true if the integer is even and false if it is odd.<text:change-end text:change-id="ct216597736"/></text:p>
          </table:table-cell>
          <table:covered-table-cell/>
        </table:table-row>
        <table:table-row table:style-name="Table120.1">
          <table:table-cell table:style-name="Table120.A2" office:value-type="string">
            <text:p text:style-name="P15"><text:change-start text:change-id="ct216597840"/>Code<text:change-end text:change-id="ct216597840"/></text:p>
          </table:table-cell>
          <table:table-cell table:style-name="Table120.B2" office:value-type="string">
            <text:p text:style-name="P15"><text:change-start text:change-id="ct216597944"/>Result<text:change-end text:change-id="ct216597944"/></text:p>
          </table:table-cell>
        </table:table-row>
        <table:table-row table:style-name="Table120.1">
          <table:table-cell table:style-name="Table120.A2" office:value-type="string">
            <text:p text:style-name="Snippet"><text:change-start text:change-id="ct216598048"/>2 .even?<text:change-end text:change-id="ct216598048"/></text:p>
          </table:table-cell>
          <table:table-cell table:style-name="Table120.B2" office:value-type="string">
            <text:p text:style-name="P2"><text:change-start text:change-id="ct216598152"/>true<text:change-end text:change-id="ct216598152"/></text:p>
          </table:table-cell>
        </table:table-row>
        <table:table-row table:style-name="Table120.1">
          <table:table-cell table:style-name="Table120.A2" office:value-type="string">
            <text:p text:style-name="Snippet"><text:change-start text:change-id="ct216598256"/>3 .even?<text:change-end text:change-id="ct216598256"/></text:p>
          </table:table-cell>
          <table:table-cell table:style-name="Table120.B2" office:value-type="string">
            <text:p text:style-name="P2"><text:change-start text:change-id="ct216598360"/>false<text:change-end text:change-id="ct216598360"/></text:p>
          </table:table-cell>
        </table:table-row>
      </table:table>
      <text:p text:style-name="Text_20_body"><text:change text:change-id="ct216598464"/><text:change-start text:change-id="ct21659856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0230532"/>.gcd<text:alphabetical-index-mark-end text:id="IMark14023053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6598568"/><text:change text:change-id="ct216598672"/><text:change-start text:change-id="ct2165987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0230532"/>.lcm<text:alphabetical-index-mark-end text:id="IMark14023053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6598776"/><text:change text:change-id="ct216598984"/><text:change text:change-id="ct216598880"/><text:change-start text:change-id="ct21659908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40230532"/>.odd?<text:alphabetical-index-mark-end text:id="IMark14023053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6599088"/></text:p>
      <text:p text:style-name="Text_20_body"><text:change text:change-id="ct216599192"/><text:change-start text:change-id="ct216599296"/></text:p>
      <text:p text:style-name="Text_20_body"><text:change-end text:change-id="ct216599296"/><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6599400"/>[an_integer] <text:alphabetical-index-mark-start text:id="IMark140230532"/>2*<text:alphabetical-index-mark-end text:id="IMark140230532"/> [an_integer]</text:h>
            <text:p text:style-name="Text_20_body">Routing: TOS</text:p>
            <text:p text:style-name="P1"><text:change-end text:change-id="ct216599400"/><text:change-start text:change-id="ct216599504"/>Double the value of the integer.<text:change-end text:change-id="ct216599504"/></text:p>
          </table:table-cell>
          <table:covered-table-cell/>
        </table:table-row>
        <table:table-row table:style-name="Table124.1">
          <table:table-cell table:style-name="Table124.A2" office:value-type="string">
            <text:p text:style-name="P15"><text:change-start text:change-id="ct216599608"/>Code<text:change-end text:change-id="ct216599608"/></text:p>
          </table:table-cell>
          <table:table-cell table:style-name="Table124.B2" office:value-type="string">
            <text:p text:style-name="P15"><text:change-start text:change-id="ct216599712"/>Result<text:change-end text:change-id="ct216599712"/></text:p>
          </table:table-cell>
        </table:table-row>
        <table:table-row table:style-name="Table124.1">
          <table:table-cell table:style-name="Table124.A2" office:value-type="string">
            <text:p text:style-name="Snippet"><text:change-start text:change-id="ct216599816"/>13 2*<text:change-end text:change-id="ct216599816"/></text:p>
          </table:table-cell>
          <table:table-cell table:style-name="Table124.B2" office:value-type="string">
            <text:p text:style-name="P2"><text:change-start text:change-id="ct216599920"/>26<text:change-end text:change-id="ct216599920"/></text:p>
          </table:table-cell>
        </table:table-row>
      </table:table>
      <text:p text:style-name="Standard"/>
      <text:p text:style-name="Text_20_body"><text:change text:change-id="ct216600024"/><text:change-start text:change-id="ct21660012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0230532"/>2/<text:alphabetical-index-mark-end text:id="IMark14023053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16600128"/><text:change text:change-id="ct218501016"/><text:change-start text:change-id="ct21850112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0230532"/>&lt;&lt;<text:alphabetical-index-mark-end text:id="IMark14023053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18501120"/><text:change text:change-id="ct218501224"/><text:change-start text:change-id="ct21850132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0230532"/>&gt;&gt;<text:alphabetical-index-mark-end text:id="IMark14023053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18501328"/><text:change text:change-id="ct218501432"/><text:change-start text:change-id="ct21850153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0230532"/>and<text:alphabetical-index-mark-end text:id="IMark14023053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8501536"/><text:change text:change-id="ct218501640"/><text:change-start text:change-id="ct21850174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0230532"/>com<text:alphabetical-index-mark-end text:id="IMark14023053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8501744"/><text:change text:change-id="ct21850184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18501952"/>[an_integer an_integer] <text:alphabetical-index-mark-start text:id="IMark140230532"/>or<text:alphabetical-index-mark-end text:id="IMark140230532"/> [an_integer]</text:h>
            <text:p text:style-name="Text_20_body">Routing: NOS</text:p>
            <text:p text:style-name="P1"><text:change-end text:change-id="ct218501952"/><text:change-start text:change-id="ct218502056"/>Compute the bit-wise inclusive or function of the two integer values.<text:change-end text:change-id="ct218502056"/></text:p>
          </table:table-cell>
          <table:covered-table-cell/>
        </table:table-row>
        <table:table-row table:style-name="Table130.1">
          <table:table-cell table:style-name="Table130.A2" office:value-type="string">
            <text:p text:style-name="P15"><text:change-start text:change-id="ct218502160"/>Code<text:change-end text:change-id="ct218502160"/></text:p>
          </table:table-cell>
          <table:table-cell table:style-name="Table130.B2" office:value-type="string">
            <text:p text:style-name="P15"><text:change-start text:change-id="ct218502264"/>Result<text:change-end text:change-id="ct218502264"/></text:p>
          </table:table-cell>
        </table:table-row>
        <table:table-row table:style-name="Table130.1">
          <table:table-cell table:style-name="Table130.A2" office:value-type="string">
            <text:p text:style-name="Snippet"><text:change-start text:change-id="ct218502368"/>15 40 or<text:change-end text:change-id="ct218502368"/></text:p>
          </table:table-cell>
          <table:table-cell table:style-name="Table130.B2" office:value-type="string">
            <text:p text:style-name="P2"><text:change-start text:change-id="ct218502472"/>47<text:change-end text:change-id="ct218502472"/></text:p>
          </table:table-cell>
        </table:table-row>
      </table:table>
      <text:p text:style-name="Standard"><text:change text:change-id="ct218502576"/><text:change-start text:change-id="ct21850268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0230532"/>xor<text:alphabetical-index-mark-end text:id="IMark14023053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18502680"/></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40227604"/><text:alphabetical-index-mark-start text:id="IMark97396560"/><text:alphabetical-index-mark-start text:id="IMark88818828"/>NilClass<text:alphabetical-index-mark-end text:id="IMark88818828"/><text:alphabetical-index-mark-end text:id="IMark97396560"/><text:alphabetical-index-mark-end text:id="IMark140227604"/></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8502784"/> </text:p>
      <text:p text:style-name="P1">Note that in Boolean expressions, nil is treated as an alias for false.<text:change-end text:change-id="ct21850278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0230532"/>&amp;&amp;<text:alphabetical-index-mark-end text:id="IMark14023053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18502888"/>nil true &amp;&amp;<text:change-end text:change-id="ct218502888"/></text:p>
          </table:table-cell>
          <table:table-cell table:style-name="Table26.B2" office:value-type="string">
            <text:p text:style-name="P2"><text:change-start text:change-id="ct218502992"/>false<text:change-end text:change-id="ct21850299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0230532"/>^^<text:alphabetical-index-mark-end text:id="IMark14023053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18503096"/>nil <text:change-end text:change-id="ct218503096"/><text:change-start text:change-id="ct218503200"/>false ^^<text:change-end text:change-id="ct218503200"/></text:p>
          </table:table-cell>
          <table:table-cell table:style-name="Table27.B2" office:value-type="string">
            <text:p text:style-name="P2"><text:change-start text:change-id="ct218503304"/>false<text:change-end text:change-id="ct218503304"/></text:p>
          </table:table-cell>
        </table:table-row>
        <table:table-row table:style-name="Table27.2">
          <table:table-cell table:style-name="Table27.A2" office:value-type="string">
            <text:p text:style-name="Snippet"><text:change-start text:change-id="ct218503408"/>nil true ^^<text:change-end text:change-id="ct218503408"/></text:p>
          </table:table-cell>
          <table:table-cell table:style-name="Table27.B2" office:value-type="string">
            <text:p text:style-name="P2"><text:change-start text:change-id="ct218503512"/>true<text:change-end text:change-id="ct21850351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0230532"/>||<text:alphabetical-index-mark-end text:id="IMark14023053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18503616"/>nil false ||<text:change-end text:change-id="ct218503616"/></text:p>
          </table:table-cell>
          <table:table-cell table:style-name="Table28.B2" office:value-type="string">
            <text:p text:style-name="P2"><text:change-start text:change-id="ct218503720"/>false<text:change-end text:change-id="ct218503720"/></text:p>
          </table:table-cell>
        </table:table-row>
        <table:table-row table:style-name="Table28.2">
          <table:table-cell table:style-name="Table28.A2" office:value-type="string">
            <text:p text:style-name="Snippet"><text:change-start text:change-id="ct218503824"/>nil true ||<text:change-end text:change-id="ct218503824"/></text:p>
          </table:table-cell>
          <table:table-cell table:style-name="Table28.B2" office:value-type="string">
            <text:p text:style-name="P2"><text:change-start text:change-id="ct218503928"/>true<text:change-end text:change-id="ct218503928"/></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0227604"/>Numeric<text:alphabetical-index-mark-end text:id="IMark14022760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18504032"/><text:change-start text:change-id="ct218504136"/>The Numeric class is the abstract base class for num<text:change-end text:change-id="ct218504136"/><text:change-start text:change-id="ct218504240"/>eric data. It is the location for the vast majority of methods that act on such data. In use, data will be instances of <text:change-end text:change-id="ct218504240"/><text:change-start text:change-id="ct218504344"/>Complex, Float, Integer (via Bignum and Fixnum), and Rational data.<text:change-end text:change-id="ct218504344"/><text:change-start text:change-id="ct218504448"/></text:p>
      <text:h text:style-name="Heading_20_2" text:outline-level="2">Specia<text:change-end text:change-id="ct218504448"/><text:change-start text:change-id="ct218504552"/>l Numeric Values</text:h>
      <text:p text:style-name="Text_20_body"><text:change-end text:change-id="ct218504552"/><text:change-start text:change-id="ct21850465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0230532"/>dpr<text:alphabetical-index-mark-end text:id="IMark14023053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8504656"/><text:change-start text:change-id="ct218504968"/></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0230532"/>e<text:alphabetical-index-mark-end text:id="IMark14023053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40230532"/>pi<text:alphabetical-index-mark-end text:id="IMark14023053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2" text:note-class="footnote"><text:note-citation>62</text:note-citation><text:note-body><text:p text:style-name="Footnote"><text:change-start text:change-id="ct218504760"/>In 1897, an attempt was made <text:change-end text:change-id="ct218504760"/><text:change-start text:change-id="ct218504864"/>to legislate the value of pi. Fortunately, this effort was unsuccessful.<text:change-end text:change-id="ct218504864"/></text:p></text:note-body></text:note></text:p>
          </table:table-cell>
        </table:table-row>
      </table:table>
      <text:p text:style-name="Text_20_body"><text:change-end text:change-id="ct218504968"/></text:p>
      <text:h text:style-name="Heading_20_2" text:outline-level="2">Instance Methods</text:h>
      <text:p text:style-name="Text_20_body"><text:change text:change-id="ct218505112"/><text:change-start text:change-id="ct21850521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0230532"/>*<text:alphabetical-index-mark-end text:id="IMark14023053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18505216"/><text:change text:change-id="ct218505320"/></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8505424"/>[a_numeric a_numeric] <text:alphabetical-index-mark-start text:id="IMark140230532"/>**<text:alphabetical-index-mark-end text:id="IMark140230532"/> [a_numeric]</text:h>
            <text:p text:style-name="Text_20_body">Routing: NOS</text:p>
            <text:p text:style-name="P1"><text:change-end text:change-id="ct218505424"/><text:change-start text:change-id="ct218505528"/>The exponentiation operator is impleme<text:change-end text:change-id="ct218505528"/><text:change-start text:change-id="ct218505632"/>nted by this method. Note the the second operand, the power, is converted to a Float first.<text:change-end text:change-id="ct218505632"/></text:p>
          </table:table-cell>
          <table:covered-table-cell/>
        </table:table-row>
        <table:table-row table:style-name="Table133.1">
          <table:table-cell table:style-name="Table133.A2" office:value-type="string">
            <text:p text:style-name="P15"><text:change-start text:change-id="ct218505736"/>Code<text:change-end text:change-id="ct218505736"/></text:p>
          </table:table-cell>
          <table:table-cell table:style-name="Table133.B2" office:value-type="string">
            <text:p text:style-name="P15"><text:change-start text:change-id="ct218505840"/>Result<text:change-end text:change-id="ct218505840"/></text:p>
          </table:table-cell>
        </table:table-row>
        <table:table-row table:style-name="Table133.1">
          <table:table-cell table:style-name="Table133.A2" office:value-type="string">
            <text:p text:style-name="Snippet"><text:change-start text:change-id="ct218505944"/>2 10 **<text:change-end text:change-id="ct218505944"/></text:p>
          </table:table-cell>
          <table:table-cell table:style-name="Table133.B2" office:value-type="string">
            <text:p text:style-name="P2"><text:change-start text:change-id="ct218506048"/>1024<text:change-end text:change-id="ct218506048"/></text:p>
          </table:table-cell>
        </table:table-row>
        <table:table-row table:style-name="Table133.1">
          <table:table-cell table:style-name="Table133.A2" office:value-type="string">
            <text:p text:style-name="Snippet"><text:change-start text:change-id="ct218506152"/>3 4 **<text:change-end text:change-id="ct218506152"/></text:p>
          </table:table-cell>
          <table:table-cell table:style-name="Table133.B2" office:value-type="string">
            <text:p text:style-name="P2"><text:change-start text:change-id="ct218506256"/>81<text:change-end text:change-id="ct218506256"/></text:p>
          </table:table-cell>
        </table:table-row>
        <table:table-row table:style-name="Table133.1">
          <table:table-cell table:style-name="Table133.A2" office:value-type="string">
            <text:p text:style-name="Snippet"><text:change-start text:change-id="ct218506360"/>2 1/2 <text:change-end text:change-id="ct218506360"/><text:change-start text:change-id="ct218506464"/>**<text:change-end text:change-id="ct218506464"/></text:p>
          </table:table-cell>
          <table:table-cell table:style-name="Table133.B2" office:value-type="string">
            <text:p text:style-name="P2"><text:change-start text:change-id="ct218506568"/>1.4142135623730951<text:change-end text:change-id="ct218506568"/></text:p>
          </table:table-cell>
        </table:table-row>
      </table:table>
      <text:p text:style-name="Text_20_body"/>
      <text:p text:style-name="Text_20_body"><text:change text:change-id="ct218506672"/></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18506776"/>[a_numeric a_numeric] <text:alphabetical-index-mark-start text:id="IMark140230532"/>+<text:alphabetical-index-mark-end text:id="IMark140230532"/> [a_numeric]</text:h>
            <text:p text:style-name="Text_20_body">Routing: NOS</text:p>
            <text:p text:style-name="P1">The addition operator is implemented by this method.<text:change-end text:change-id="ct218506776"/></text:p>
          </table:table-cell>
          <table:covered-table-cell/>
        </table:table-row>
        <table:table-row table:style-name="Table134.1">
          <table:table-cell table:style-name="Table134.A2" office:value-type="string">
            <text:p text:style-name="P15"><text:change-start text:change-id="ct218506880"/>Code<text:change-end text:change-id="ct218506880"/></text:p>
          </table:table-cell>
          <table:table-cell table:style-name="Table134.B2" office:value-type="string">
            <text:p text:style-name="P15"><text:change-start text:change-id="ct218506984"/>Result<text:change-end text:change-id="ct218506984"/></text:p>
          </table:table-cell>
        </table:table-row>
        <table:table-row table:style-name="Table134.1">
          <table:table-cell table:style-name="Table134.A2" office:value-type="string">
            <text:p text:style-name="Snippet"><text:change-start text:change-id="ct218507088"/>1 1 +<text:change-end text:change-id="ct218507088"/></text:p>
          </table:table-cell>
          <table:table-cell table:style-name="Table134.B2" office:value-type="string">
            <text:p text:style-name="P2"><text:change-start text:change-id="ct218507192"/>2<text:change-end text:change-id="ct218507192"/></text:p>
          </table:table-cell>
        </table:table-row>
        <table:table-row table:style-name="Table134.1">
          <table:table-cell table:style-name="Table134.A2" office:value-type="string">
            <text:p text:style-name="Snippet"><text:change-start text:change-id="ct218507296"/>1.0 7.2 +<text:change-end text:change-id="ct218507296"/></text:p>
          </table:table-cell>
          <table:table-cell table:style-name="Table134.B2" office:value-type="string">
            <text:p text:style-name="P2"><text:change-start text:change-id="ct218507400"/>8.2<text:change-end text:change-id="ct218507400"/></text:p>
          </table:table-cell>
        </table:table-row>
        <table:table-row table:style-name="Table134.1">
          <table:table-cell table:style-name="Table134.A2" office:value-type="string">
            <text:p text:style-name="Snippet"><text:change-start text:change-id="ct218507504"/>1/2<text:change-end text:change-id="ct218507504"/><text:change-start text:change-id="ct218507608"/> 1/3 +<text:change-end text:change-id="ct218507608"/></text:p>
          </table:table-cell>
          <table:table-cell table:style-name="Table134.B2" office:value-type="string">
            <text:p text:style-name="P2"><text:change-start text:change-id="ct218507712"/>5/6<text:change-end text:change-id="ct218507712"/></text:p>
          </table:table-cell>
        </table:table-row>
        <table:table-row table:style-name="Table134.1">
          <table:table-cell table:style-name="Table134.A2" office:value-type="string">
            <text:p text:style-name="Snippet"><text:change-start text:change-id="ct218507816"/>1+2i 1+3i<text:change-end text:change-id="ct218507816"/><text:change-start text:change-id="ct218507920"/> +<text:change-end text:change-id="ct218507920"/></text:p>
          </table:table-cell>
          <table:table-cell table:style-name="Table134.B2" office:value-type="string">
            <text:p text:style-name="P2"><text:change-start text:change-id="ct218508024"/>2+5i<text:change-end text:change-id="ct218508024"/></text:p>
          </table:table-cell>
        </table:table-row>
      </table:table>
      <text:p text:style-name="Text_20_body"><text:change text:change-id="ct218508128"/><text:change-start text:change-id="ct21850823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40230532"/>-<text:alphabetical-index-mark-end text:id="IMark14023053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8508232"/><text:change text:change-id="ct218508440"/><text:change text:change-id="ct218508336"/><text:change-start text:change-id="ct21850854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0230532"/>.1/x<text:alphabetical-index-mark-end text:id="IMark14023053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8508544"/><text:change text:change-id="ct218508648"/><text:change-start text:change-id="ct218508752"/></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40230532"/>.10**<text:alphabetical-index-mark-end text:id="IMark140230532"/>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8508752"/><text:change text:change-id="ct218508856"/><text:change-start text:change-id="ct218508960"/></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40230532"/>.2**<text:alphabetical-index-mark-end text:id="IMark140230532"/>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8508960"/><text:change text:change-id="ct218513216"/><text:change text:change-id="ct218509064"/><text:change-start text:change-id="ct21851332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0230532"/>.abs<text:alphabetical-index-mark-end text:id="IMark14023053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8513320"/><text:change text:change-id="ct218513424"/></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18513528"/>[a_numeric] <text:alphabetical-index-mark-start text:id="IMark140230532"/>.acos<text:alphabetical-index-mark-end text:id="IMark140230532"/> [a_float]</text:h>
            <text:p text:style-name="Text_20_body">Routing: TOS</text:p>
            <text:p text:style-name="P1">This method computes the arc-cosine (cos(x)<text:span text:style-name="T10">-1</text:span>) of the value. That is it computes the angle in radians <text:change-end text:change-id="ct218513528"/><text:change-start text:change-id="ct218513944"/>whose cosine is the argument<text:note text:id="ftn63" text:note-class="footnote"><text:note-citation>63</text:note-citation><text:note-body><text:p text:style-name="Footnote"><text:change-start text:change-id="ct218513632"/>Please s<text:change-end text:change-id="ct218513632"/><text:change-start text:change-id="ct218513736"/>ee <text:a xlink:type="simple" xlink:href="http://en.wikipedia.org/wiki/Inverse_trigonometric_functions" text:style-name="Internet_20_link" text:visited-style-name="Internet_20_link">http://en.wikipedia.org/wiki/Inverse_trigonometric_functions</text:a> for m<text:change-end text:change-id="ct218513736"/><text:change-start text:change-id="ct218513840"/>ore details on inverse trigonometric functions.<text:change-end text:change-id="ct218513840"/></text:p></text:note-body></text:note>.<text:change-end text:change-id="ct218513944"/><text:change-start text:change-id="ct218514048"/> <text:span text:style-name="T10"><text:s text:c="11"/></text:span><text:change-end text:change-id="ct218514048"/></text:p>
          </table:table-cell>
          <table:covered-table-cell/>
        </table:table-row>
        <table:table-row table:style-name="Table140.1">
          <table:table-cell table:style-name="Table140.A2" office:value-type="string">
            <text:p text:style-name="P15"><text:change-start text:change-id="ct218514152"/>Code<text:change-end text:change-id="ct218514152"/></text:p>
          </table:table-cell>
          <table:table-cell table:style-name="Table140.B2" office:value-type="string">
            <text:p text:style-name="P15"><text:change-start text:change-id="ct218514256"/>Result<text:change-end text:change-id="ct218514256"/></text:p>
          </table:table-cell>
        </table:table-row>
        <table:table-row table:style-name="Table140.1">
          <table:table-cell table:style-name="Table140.A2" office:value-type="string">
            <text:p text:style-name="Snippet"><text:change-start text:change-id="ct218514360"/>1 .acos<text:change-end text:change-id="ct218514360"/></text:p>
          </table:table-cell>
          <table:table-cell table:style-name="Table140.B2" office:value-type="string">
            <text:p text:style-name="P2"><text:change-start text:change-id="ct218514464"/>0.0<text:change-end text:change-id="ct218514464"/></text:p>
          </table:table-cell>
        </table:table-row>
        <table:table-row table:style-name="Table140.1">
          <table:table-cell table:style-name="Table140.A2" office:value-type="string">
            <text:p text:style-name="Snippet"><text:change-start text:change-id="ct218514568"/>0 .acos<text:change-end text:change-id="ct218514568"/></text:p>
          </table:table-cell>
          <table:table-cell table:style-name="Table140.B2" office:value-type="string">
            <text:p text:style-name="P2"><text:change-start text:change-id="ct218514672"/>1.5707963267948966<text:change-end text:change-id="ct218514672"/></text:p>
          </table:table-cell>
        </table:table-row>
      </table:table>
      <text:p text:style-name="Text_20_body"><text:change text:change-id="ct21851477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46917664"/>[a_numeric] <text:alphabetical-index-mark-start text:id="IMark140230532"/>.acosh<text:alphabetical-index-mark-end text:id="IMark140230532"/> [a_float]</text:h>
            <text:p text:style-name="Text_20_body">Routing: TOS</text:p>
            <text:p text:style-name="P1">This method computes the arc-hyperbolic-cosine (cosh(x)<text:span text:style-name="T10">-1</text:span>) of the value. That is it computes the angle in radians whose hyperbolic-cosine is the argument<text:note text:id="ftn64" text:note-class="footnote"><text:note-citation>64</text:note-citation><text:note-body><text:p text:style-name="Footnote"><text:change-start text:change-id="ct218514880"/>Please see <text:a xlink:type="simple" xlink:href="http://en.wikipedia.org/wiki/Inverse_hyperbolic_function" text:style-name="Internet_20_link" text:visited-style-name="Internet_20_link">http://en.wikipedia.org/wiki/Inverse_hyperbolic_function</text:a> for more details on inverse hyper<text:change-end text:change-id="ct218514880"/><text:change-start text:change-id="ct218514984"/>bolic trigonometric functions.<text:change-end text:change-id="ct218514984"/></text:p></text:note-body></text:note>.<text:change-end text:change-id="ct246917664"/></text:p>
          </table:table-cell>
          <table:covered-table-cell/>
        </table:table-row>
        <table:table-row table:style-name="Table141.1">
          <table:table-cell table:style-name="Table141.A2" office:value-type="string">
            <text:p text:style-name="P15"><text:change-start text:change-id="ct246917456"/>Code<text:change-end text:change-id="ct246917456"/></text:p>
          </table:table-cell>
          <table:table-cell table:style-name="Table141.B2" office:value-type="string">
            <text:p text:style-name="P15"><text:change-start text:change-id="ct246917352"/>Result<text:change-end text:change-id="ct24691735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851519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6917872"/>[a_numeric] <text:alphabetical-index-mark-start text:id="IMark140230532"/>.angle<text:alphabetical-index-mark-end text:id="IMark140230532"/> [a_float]</text:h>
            <text:p text:style-name="Text_20_body">Routing:<text:change-end text:change-id="ct246917872"/> TOS<text:change-start text:change-id="ct218515296"/></text:p>
            <text:p text:style-name="P1"><text:change-end text:change-id="ct2185152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18515088"/>Code<text:change-end text:change-id="ct218515088"/></text:p>
          </table:table-cell>
          <table:table-cell table:style-name="Table142.B2" office:value-type="string">
            <text:p text:style-name="P15"><text:change-start text:change-id="ct246917560"/>Result<text:change-end text:change-id="ct24691756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8515400"/></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51209856"/>[a_numeric] <text:alphabetical-index-mark-start text:id="IMark140230532"/>.asin<text:alphabetical-index-mark-end text:id="IMark140230532"/> [a_<text:change-end text:change-id="ct251209856"/>float<text:change-start text:change-id="ct218515504"/>]</text:h>
            <text:p text:style-name="Text_20_body">Routing:<text:change-end text:change-id="ct218515504"/> TOS<text:change-start text:change-id="ct251209960"/></text:p>
            <text:p text:style-name="P1"><text:change-end text:change-id="ct251209960"/>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50805688"/>Code<text:change-end text:change-id="ct250805688"/></text:p>
          </table:table-cell>
          <table:table-cell table:style-name="Table143.B2" office:value-type="string">
            <text:p text:style-name="P15"><text:change-start text:change-id="ct250805792"/>Result<text:change-end text:change-id="ct25080579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851560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50812032"/>[a_numeric] <text:alphabetical-index-mark-start text:id="IMark140230532"/>.asinh<text:alphabetical-index-mark-end text:id="IMark140230532"/> [a_<text:change-end text:change-id="ct250812032"/>float<text:change-start text:change-id="ct218515712"/>]</text:h>
            <text:p text:style-name="Text_20_body">Routing:<text:change-end text:change-id="ct218515712"/> TOS<text:change-start text:change-id="ct250812552"/></text:p>
            <text:p text:style-name="P1"><text:change-end text:change-id="ct250812552"/>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50812136"/>Code<text:change-end text:change-id="ct250812136"/></text:p>
          </table:table-cell>
          <table:table-cell table:style-name="Table144.B2" office:value-type="string">
            <text:p text:style-name="P15"><text:change-start text:change-id="ct250811928"/>Result<text:change-end text:change-id="ct2508119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851581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51210064"/>[a_numeric] <text:alphabetical-index-mark-start text:id="IMark140230532"/>.atan<text:alphabetical-index-mark-end text:id="IMark140230532"/> [a_<text:change-end text:change-id="ct251210064"/>float<text:change-start text:change-id="ct218515920"/>]</text:h>
            <text:p text:style-name="Text_20_body">Routing:<text:change-end text:change-id="ct218515920"/> TOS<text:change-start text:change-id="ct250808912"/></text:p>
            <text:p text:style-name="P1"><text:change-end text:change-id="ct250808912"/>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50814528"/>Code<text:change-end text:change-id="ct250814528"/></text:p>
          </table:table-cell>
          <table:table-cell table:style-name="Table145.B2" office:value-type="string">
            <text:p text:style-name="P15"><text:change-start text:change-id="ct250814424"/>Result<text:change-end text:change-id="ct25081442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851602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50805896"/>[a_numeric a_numeric] <text:alphabetical-index-mark-start text:id="IMark140230532"/>.atan2<text:alphabetical-index-mark-end text:id="IMark140230532"/> [a_<text:change-end text:change-id="ct250805896"/>float<text:change-start text:change-id="ct246922864"/>]</text:h>
            <text:p text:style-name="Text_20_body">Routing:<text:change-end text:change-id="ct246922864"/> TOS<text:change-start text:change-id="ct218516128"/></text:p>
            <text:p text:style-name="P1"><text:change-end text:change-id="ct21851612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0" text:note-class="footnote"><text:note-citation>65</text:note-citation><text:note-body><text:p text:style-name="Footnote">From <text:a xlink:type="simple" xlink:href="http://en.wikipedia.org/wiki/Atan2" text:style-name="Internet_20_link" text:visited-style-name="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50810992"/>Code<text:change-end text:change-id="ct250810992"/></text:p>
          </table:table-cell>
          <table:table-cell table:style-name="Table146.B2" office:value-type="string">
            <text:p text:style-name="P15"><text:change-start text:change-id="ct250816088"/>Result<text:change-end text:change-id="ct25081608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8516336"/><text:change text:change-id="ct218516232"/><text:soft-page-break/></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50812760"/>[a_numeric] <text:alphabetical-index-mark-start text:id="IMark140230532"/>.atanh<text:alphabetical-index-mark-end text:id="IMark140230532"/> [a_<text:change-end text:change-id="ct250812760"/>float<text:change-start text:change-id="ct218516440"/>]</text:h>
            <text:p text:style-name="Text_20_body">Routing:<text:change-end text:change-id="ct218516440"/> TOS<text:change-start text:change-id="ct250812864"/></text:p>
            <text:p text:style-name="P1"><text:change-end text:change-id="ct250812864"/>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50815256"/>Code<text:change-end text:change-id="ct250815256"/></text:p>
          </table:table-cell>
          <table:table-cell table:style-name="Table147.B2" office:value-type="string">
            <text:p text:style-name="P15"><text:change-start text:change-id="ct250811720"/>Result<text:change-end text:change-id="ct25081172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851654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50814008"/>[a_numeric a_numeric] <text:alphabetical-index-mark-start text:id="IMark140230532"/>.c2p<text:alphabetical-index-mark-end text:id="IMark140230532"/> [a_<text:change-end text:change-id="ct250814008"/>float<text:change-start text:change-id="ct218516648"/> a_<text:change-end text:change-id="ct218516648"/>float<text:change-start text:change-id="ct250815360"/>]</text:h>
            <text:p text:style-name="Text_20_body">Routing: TOS</text:p>
            <text:p text:style-name="P1"><text:change-end text:change-id="ct2508153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50809744"/>Code<text:change-end text:change-id="ct250809744"/></text:p>
          </table:table-cell>
          <table:table-cell table:style-name="Table148.B2" office:value-type="string">
            <text:p text:style-name="P15"><text:change-start text:change-id="ct250813488"/>Result<text:change-end text:change-id="ct25081348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8516856"/><text:change text:change-id="ct21851675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50813696"/>[a_numeric] <text:alphabetical-index-mark-start text:id="IMark140230532"/>.cbrt<text:alphabetical-index-mark-end text:id="IMark140230532"/> [a_<text:change-end text:change-id="ct250813696"/>float<text:change-start text:change-id="ct218516960"/>]</text:h>
            <text:p text:style-name="Text_20_body">Routing:<text:change-end text:change-id="ct218516960"/> TOS<text:change-start text:change-id="ct250813592"/></text:p>
            <text:p text:style-name="P1"><text:change-end text:change-id="ct250813592"/>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50814112"/>Code<text:change-end text:change-id="ct250814112"/></text:p>
          </table:table-cell>
          <table:table-cell table:style-name="Table149.B2" office:value-type="string">
            <text:p text:style-name="P15"><text:change-start text:change-id="ct250813072"/>Result<text:change-end text:change-id="ct25081307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8517064"/></text:p>
      <table:table table:name="Table150" table:style-name="Table150">
        <table:table-column table:style-name="Table150.A"/>
        <table:table-column table:style-name="Table150.B"/>
        <text:soft-page-break/>
        <table:table-row table:style-name="Table150.1">
          <table:table-cell table:style-name="Table150.A1" table:number-columns-spanned="2" office:value-type="string">
            <text:h text:style-name="Heading_20_3" text:outline-level="3"><text:change-start text:change-id="ct250810576"/>[a_numeric] <text:alphabetical-index-mark-start text:id="IMark140230532"/>.ceil<text:alphabetical-index-mark-end text:id="IMark140230532"/> [a<text:change-end text:change-id="ct250810576"/>n<text:change-start text:change-id="ct250813800"/>_<text:change-end text:change-id="ct250813800"/>integer<text:change-start text:change-id="ct250814216"/>]</text:h>
            <text:p text:style-name="Text_20_body">Routing:<text:change-end text:change-id="ct250814216"/> TOS<text:change-start text:change-id="ct218517168"/></text:p>
            <text:p text:style-name="P1"><text:change-end text:change-id="ct218517168"/>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52364288"/>Code<text:change-end text:change-id="ct252364288"/></text:p>
          </table:table-cell>
          <table:table-cell table:style-name="Table150.B2" office:value-type="string">
            <text:p text:style-name="P15"><text:change-start text:change-id="ct252364392"/>Result<text:change-end text:change-id="ct25236439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851731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52364080"/>[a_numeric] <text:alphabetical-index-mark-start text:id="IMark140230532"/>.conjugate<text:alphabetical-index-mark-end text:id="IMark140230532"/> [a_numeric]</text:h>
            <text:p text:style-name="Text_20_body">Routing:<text:change-end text:change-id="ct252364080"/> TOS<text:change-start text:change-id="ct218517416"/></text:p>
            <text:p text:style-name="P1"><text:change-end text:change-id="ct218517416"/>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52364184"/>Code<text:change-end text:change-id="ct252364184"/></text:p>
          </table:table-cell>
          <table:table-cell table:style-name="Table151.B2" office:value-type="string">
            <text:p text:style-name="P15"><text:change-start text:change-id="ct252363768"/>Result<text:change-end text:change-id="ct25236376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851752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52363664"/>[a_numeric] <text:alphabetical-index-mark-start text:id="IMark140230532"/>.cos<text:alphabetical-index-mark-end text:id="IMark140230532"/> [a_<text:change-end text:change-id="ct252363664"/>float<text:change-start text:change-id="ct218517624"/>]</text:h>
            <text:p text:style-name="Text_20_body">Routing:<text:change-end text:change-id="ct218517624"/> TOS<text:change-start text:change-id="ct252363352"/></text:p>
            <text:p text:style-name="P1"><text:change-end text:change-id="ct252363352"/>This method computes the cosine<text:note text:id="ftn69" text:note-class="footnote"><text:note-citation>66</text:note-citation><text:note-body><text:p text:style-name="Footnote">See <text:a xlink:type="simple" xlink:href="http://en.wikipedia.org/wiki/Trigonometric_functions" text:style-name="Internet_20_link" text:visited-style-name="Internet_20_link">http://en.wikipedia.org/wiki/Trigonometric_functions</text:a> for further information.</text:p></text:note-body></text:note> of the argument.</text:p>
          </table:table-cell>
          <table:covered-table-cell/>
        </table:table-row>
        <table:table-row table:style-name="Table152.1">
          <table:table-cell table:style-name="Table152.A2" office:value-type="string">
            <text:p text:style-name="P15"><text:change-start text:change-id="ct252363976"/>Code<text:change-end text:change-id="ct252363976"/></text:p>
          </table:table-cell>
          <table:table-cell table:style-name="Table152.B2" office:value-type="string">
            <text:p text:style-name="P15"><text:change-start text:change-id="ct252363456"/>Result<text:change-end text:change-id="ct25236345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8517832"/><text:change text:change-id="ct21851772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50812240"/>[a_numeric] <text:alphabetical-index-mark-start text:id="IMark140230532"/>.cosh<text:alphabetical-index-mark-end text:id="IMark140230532"/> [a_<text:change-end text:change-id="ct250812240"/>float<text:change-start text:change-id="ct250810368"/>]</text:h>
            <text:p text:style-name="Text_20_body">Routing:<text:change-end text:change-id="ct250810368"/> TOS<text:change-start text:change-id="ct250810784"/></text:p>
            <text:p text:style-name="P1"><text:change-end text:change-id="ct250810784"/>This method computes the hyperbolic-cosine<text:note text:id="ftn70" text:note-class="footnote"><text:note-citation>67</text:note-citation><text:note-body><text:p text:style-name="Footnote">See <text:a xlink:type="simple" xlink:href="http://en.wikipedia.org/wiki/Hyperbolic_function" text:style-name="Internet_20_link" text:visited-style-name="Internet_20_link">http://en.wikipedia.org/wiki/Hyperbolic_function</text:a> for further information.</text:p></text:note-body></text:note> of the argument.</text:p>
          </table:table-cell>
          <table:covered-table-cell/>
        </table:table-row>
        <table:table-row table:style-name="Table153.1">
          <table:table-cell table:style-name="Table153.A2" office:value-type="string">
            <text:p text:style-name="P15"><text:change-start text:change-id="ct218517936"/>Code<text:change-end text:change-id="ct218517936"/></text:p>
          </table:table-cell>
          <table:table-cell table:style-name="Table153.B2" office:value-type="string">
            <text:p text:style-name="P15"><text:change-start text:change-id="ct252343696"/>Result<text:change-end text:change-id="ct25234369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8518040"/><text:change-start text:change-id="ct218518144"/></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p text:style-name="P2">[a_numeric] .cube [a_numeric]</text:p>
            <text:p text:style-name="Text_20_body">Routing:</text:p>
            <text:p text:style-name="P1">description</text:p>
          </table:table-cell>
          <table:covered-table-cell/>
        </table:table-row>
        <table:table-row table:style-name="Table154.1">
          <table:table-cell table:style-name="Table154.A2" office:value-type="string">
            <text:p text:style-name="P15">Code</text:p>
          </table:table-cell>
          <table:table-cell table:style-name="Table154.B2" office:value-type="string">
            <text:p text:style-name="P15">Result</text:p>
          </table:table-cell>
        </table:table-row>
        <table:table-row table:style-name="Table154.1">
          <table:table-cell table:style-name="Table154.A2" office:value-type="string">
            <text:p text:style-name="Snippet"/>
          </table:table-cell>
          <table:table-cell table:style-name="Table154.B2" office:value-type="string">
            <text:p text:style-name="P2"/>
          </table:table-cell>
        </table:table-row>
      </table:table>
      <text:p text:style-name="Text_20_body"><text:change-end text:change-id="ct218518144"/><text:change text:change-id="ct218518248"/><text:change-start text:change-id="ct218518352"/></text:p>
      <table:table table:name="Table155" table:style-name="Table155">
        <table:table-column table:style-name="Table155.A"/>
        <table:table-column table:style-name="Table155.B"/>
        <table:table-row table:style-name="Table155.1">
          <table:table-cell table:style-name="Table155.A1" table:number-columns-spanned="2" office:value-type="string">
            <text:p text:style-name="P2">[a_numeric] .d2r [a_numeric]</text:p>
            <text:p text:style-name="Text_20_body">Routing:</text:p>
            <text:p text:style-name="P1">description</text:p>
          </table:table-cell>
          <table:covered-table-cell/>
        </table:table-row>
        <table:table-row table:style-name="Table155.1">
          <table:table-cell table:style-name="Table155.A2" office:value-type="string">
            <text:p text:style-name="P15">Code</text:p>
          </table:table-cell>
          <table:table-cell table:style-name="Table155.B2" office:value-type="string">
            <text:p text:style-name="P15">Result</text:p>
          </table:table-cell>
        </table:table-row>
        <table:table-row table:style-name="Table155.1">
          <table:table-cell table:style-name="Table155.A2" office:value-type="string">
            <text:p text:style-name="Snippet"/>
          </table:table-cell>
          <table:table-cell table:style-name="Table155.B2" office:value-type="string">
            <text:p text:style-name="P2"/>
          </table:table-cell>
        </table:table-row>
      </table:table>
      <text:p text:style-name="Text_20_body"><text:change-end text:change-id="ct218518352"/><text:change text:change-id="ct218518456"/><text:change-start text:change-id="ct218518560"/></text:p>
      <table:table table:name="Table156" table:style-name="Table156">
        <table:table-column table:style-name="Table156.A"/>
        <table:table-column table:style-name="Table156.B"/>
        <table:table-row table:style-name="Table156.1">
          <table:table-cell table:style-name="Table156.A1" table:number-columns-spanned="2" office:value-type="string">
            <text:p text:style-name="P2">[a_numeric] .denominator [a_numeric]</text:p>
            <text:p text:style-name="Text_20_body">Routing:</text:p>
            <text:p text:style-name="P1">description</text:p>
          </table:table-cell>
          <table:covered-table-cell/>
        </table:table-row>
        <table:table-row table:style-name="Table156.1">
          <table:table-cell table:style-name="Table156.A2" office:value-type="string">
            <text:p text:style-name="P15">Code</text:p>
          </table:table-cell>
          <table:table-cell table:style-name="Table156.B2" office:value-type="string">
            <text:p text:style-name="P15">Result</text:p>
          </table:table-cell>
        </table:table-row>
        <table:table-row table:style-name="Table156.1">
          <table:table-cell table:style-name="Table156.A2" office:value-type="string">
            <text:p text:style-name="Snippet"/>
          </table:table-cell>
          <table:table-cell table:style-name="Table156.B2" office:value-type="string">
            <text:p text:style-name="P2"/>
          </table:table-cell>
        </table:table-row>
      </table:table>
      <text:p text:style-name="Text_20_body"><text:change-end text:change-id="ct218518560"/><text:change text:change-id="ct218518664"/><text:change-start text:change-id="ct218518768"/></text:p>
      <table:table table:name="Table157" table:style-name="Table157">
        <table:table-column table:style-name="Table157.A"/>
        <table:table-column table:style-name="Table157.B"/>
        <table:table-row table:style-name="Table157.1">
          <table:table-cell table:style-name="Table157.A1" table:number-columns-spanned="2" office:value-type="string">
            <text:p text:style-name="P2">[a_numeric] .e** [a_numeric]</text:p>
            <text:p text:style-name="Text_20_body">Routing:</text:p>
            <text:p text:style-name="P1">description</text:p>
          </table:table-cell>
          <table:covered-table-cell/>
        </table:table-row>
        <table:table-row table:style-name="Table157.1">
          <table:table-cell table:style-name="Table157.A2" office:value-type="string">
            <text:p text:style-name="P15">Code</text:p>
          </table:table-cell>
          <table:table-cell table:style-name="Table157.B2" office:value-type="string">
            <text:p text:style-name="P15">Result</text:p>
          </table:table-cell>
        </table:table-row>
        <table:table-row table:style-name="Table157.1">
          <table:table-cell table:style-name="Table157.A2" office:value-type="string">
            <text:p text:style-name="Snippet"/>
          </table:table-cell>
          <table:table-cell table:style-name="Table157.B2" office:value-type="string">
            <text:p text:style-name="P2"/>
          </table:table-cell>
        </table:table-row>
      </table:table>
      <text:p text:style-name="Text_20_body"><text:change-end text:change-id="ct218518768"/><text:change text:change-id="ct218518872"/><text:change-start text:change-id="ct218518976"/></text:p>
      <table:table table:name="Table158" table:style-name="Table158">
        <table:table-column table:style-name="Table158.A"/>
        <table:table-column table:style-name="Table158.B"/>
        <table:table-row table:style-name="Table158.1">
          <table:table-cell table:style-name="Table158.A1" table:number-columns-spanned="2" office:value-type="string">
            <text:p text:style-name="P2">[a_numeric] .emit []</text:p>
            <text:p text:style-name="Text_20_body">Routing:</text:p>
            <text:p text:style-name="P1">description</text:p>
          </table:table-cell>
          <table:covered-table-cell/>
        </table:table-row>
        <table:table-row table:style-name="Table158.1">
          <table:table-cell table:style-name="Table158.A2" office:value-type="string">
            <text:p text:style-name="P15">Code</text:p>
          </table:table-cell>
          <table:table-cell table:style-name="Table158.B2" office:value-type="string">
            <text:p text:style-name="P15">Result</text:p>
          </table:table-cell>
        </table:table-row>
        <table:table-row table:style-name="Table158.1">
          <table:table-cell table:style-name="Table158.A2" office:value-type="string">
            <text:p text:style-name="Snippet"/>
          </table:table-cell>
          <table:table-cell table:style-name="Table158.B2" office:value-type="string">
            <text:p text:style-name="P2"/>
          </table:table-cell>
        </table:table-row>
      </table:table>
      <text:p text:style-name="Text_20_body"><text:change-end text:change-id="ct218518976"/><text:change text:change-id="ct218519184"/><text:change text:change-id="ct218519080"/><text:change-start text:change-id="ct21851928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p text:style-name="P2">[a_numeric] .floor [a_numeric]</text:p>
            <text:p text:style-name="Text_20_body">Routing:</text:p>
            <text:p text:style-name="P1">description</text:p>
          </table:table-cell>
          <table:covered-table-cell/>
        </table:table-row>
        <table:table-row table:style-name="Table159.1">
          <table:table-cell table:style-name="Table159.A2" office:value-type="string">
            <text:p text:style-name="P15">Code</text:p>
          </table:table-cell>
          <table:table-cell table:style-name="Table159.B2" office:value-type="string">
            <text:p text:style-name="P15">Result</text:p>
          </table:table-cell>
        </table:table-row>
        <table:table-row table:style-name="Table159.1">
          <table:table-cell table:style-name="Table159.A2" office:value-type="string">
            <text:p text:style-name="Snippet"/>
          </table:table-cell>
          <table:table-cell table:style-name="Table159.B2" office:value-type="string">
            <text:p text:style-name="P2"/>
          </table:table-cell>
        </table:table-row>
      </table:table>
      <text:p text:style-name="Text_20_body"><text:change-end text:change-id="ct218519288"/><text:change text:change-id="ct218519392"/><text:change-start text:change-id="ct218519496"/></text:p>
      <table:table table:name="Table160" table:style-name="Table160">
        <table:table-column table:style-name="Table160.A"/>
        <table:table-column table:style-name="Table160.B"/>
        <table:table-row table:style-name="Table160.1">
          <table:table-cell table:style-name="Table160.A1" table:number-columns-spanned="2" office:value-type="string">
            <text:p text:style-name="P2">[a_numeric a_numeric] .hypot [a_numeric]</text:p>
            <text:p text:style-name="Text_20_body">Routing:</text:p>
            <text:p text:style-name="P1">description</text:p>
          </table:table-cell>
          <table:covered-table-cell/>
        </table:table-row>
        <table:table-row table:style-name="Table160.1">
          <table:table-cell table:style-name="Table160.A2" office:value-type="string">
            <text:p text:style-name="P15">Code</text:p>
          </table:table-cell>
          <table:table-cell table:style-name="Table160.B2" office:value-type="string">
            <text:p text:style-name="P15">Result</text:p>
          </table:table-cell>
        </table:table-row>
        <table:table-row table:style-name="Table160.1">
          <table:table-cell table:style-name="Table160.A2" office:value-type="string">
            <text:p text:style-name="Snippet"/>
          </table:table-cell>
          <table:table-cell table:style-name="Table160.B2" office:value-type="string">
            <text:p text:style-name="P2"/>
          </table:table-cell>
        </table:table-row>
      </table:table>
      <text:p text:style-name="Text_20_body"><text:change-end text:change-id="ct218519496"/><text:change text:change-id="ct218519600"/><text:change-start text:change-id="ct218519704"/></text:p>
      <table:table table:name="Table161" table:style-name="Table161">
        <table:table-column table:style-name="Table161.A"/>
        <table:table-column table:style-name="Table161.B"/>
        <table:table-row table:style-name="Table161.1">
          <table:table-cell table:style-name="Table161.A1" table:number-columns-spanned="2" office:value-type="string">
            <text:p text:style-name="P2">[a_numeric] .imaginary [a_numeric]</text:p>
            <text:p text:style-name="Text_20_body">Routing:</text:p>
            <text:p text:style-name="P1">description</text:p>
          </table:table-cell>
          <table:covered-table-cell/>
        </table:table-row>
        <table:table-row table:style-name="Table161.1">
          <table:table-cell table:style-name="Table161.A2" office:value-type="string">
            <text:p text:style-name="P15">Code</text:p>
          </table:table-cell>
          <table:table-cell table:style-name="Table161.B2" office:value-type="string">
            <text:p text:style-name="P15">Result</text:p>
          </table:table-cell>
        </table:table-row>
        <table:table-row table:style-name="Table161.1">
          <table:table-cell table:style-name="Table161.A2" office:value-type="string">
            <text:p text:style-name="Snippet"/>
          </table:table-cell>
          <table:table-cell table:style-name="Table161.B2" office:value-type="string">
            <text:p text:style-name="P2"/>
          </table:table-cell>
        </table:table-row>
      </table:table>
      <text:p text:style-name="Text_20_body"><text:change-end text:change-id="ct218519704"/><text:change text:change-id="ct218519808"/><text:change-start text:change-id="ct218519912"/></text:p>
      <table:table table:name="Table162" table:style-name="Table162">
        <table:table-column table:style-name="Table162.A"/>
        <table:table-column table:style-name="Table162.B"/>
        <table:table-row table:style-name="Table162.1">
          <table:table-cell table:style-name="Table162.A1" table:number-columns-spanned="2" office:value-type="string">
            <text:p text:style-name="P2">[a_numeric] .ln [a_numeric]</text:p>
            <text:p text:style-name="Text_20_body">Routing:</text:p>
            <text:p text:style-name="P1">description</text:p>
          </table:table-cell>
          <table:covered-table-cell/>
        </table:table-row>
        <table:table-row table:style-name="Table162.1">
          <table:table-cell table:style-name="Table162.A2" office:value-type="string">
            <text:p text:style-name="P15">Code</text:p>
          </table:table-cell>
          <table:table-cell table:style-name="Table162.B2" office:value-type="string">
            <text:p text:style-name="P15">Result</text:p>
          </table:table-cell>
        </table:table-row>
        <table:table-row table:style-name="Table162.1">
          <table:table-cell table:style-name="Table162.A2" office:value-type="string">
            <text:p text:style-name="Snippet"/>
          </table:table-cell>
          <table:table-cell table:style-name="Table162.B2" office:value-type="string">
            <text:p text:style-name="P2"/>
          </table:table-cell>
        </table:table-row>
      </table:table>
      <text:p text:style-name="Text_20_body"><text:change-end text:change-id="ct218519912"/><text:change text:change-id="ct218520016"/><text:change-start text:change-id="ct218520120"/></text:p>
      <table:table table:name="Table163" table:style-name="Table163">
        <table:table-column table:style-name="Table163.A"/>
        <table:table-column table:style-name="Table163.B"/>
        <table:table-row table:style-name="Table163.1">
          <table:table-cell table:style-name="Table163.A1" table:number-columns-spanned="2" office:value-type="string">
            <text:p text:style-name="P2">[a_numeric] .log10 [a_numeric]</text:p>
            <text:p text:style-name="Text_20_body">Routing:</text:p>
            <text:p text:style-name="P1">description</text:p>
          </table:table-cell>
          <table:covered-table-cell/>
        </table:table-row>
        <table:table-row table:style-name="Table163.1">
          <table:table-cell table:style-name="Table163.A2" office:value-type="string">
            <text:p text:style-name="P15">Code</text:p>
          </table:table-cell>
          <table:table-cell table:style-name="Table163.B2" office:value-type="string">
            <text:p text:style-name="P15">Result</text:p>
          </table:table-cell>
        </table:table-row>
        <table:table-row table:style-name="Table163.1">
          <table:table-cell table:style-name="Table163.A2" office:value-type="string">
            <text:p text:style-name="Snippet"/>
          </table:table-cell>
          <table:table-cell table:style-name="Table163.B2" office:value-type="string">
            <text:p text:style-name="P2"/>
          </table:table-cell>
        </table:table-row>
      </table:table>
      <text:p text:style-name="Text_20_body"><text:change-end text:change-id="ct218520120"/><text:change text:change-id="ct218520224"/><text:change-start text:change-id="ct218520328"/></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p text:style-name="P2">[a_numeric] .log2 [a_numeric]</text:p>
            <text:p text:style-name="Text_20_body">Routing:</text:p>
            <text:p text:style-name="P1">description</text:p>
          </table:table-cell>
          <table:covered-table-cell/>
        </table:table-row>
        <table:table-row table:style-name="Table164.1">
          <table:table-cell table:style-name="Table164.A2" office:value-type="string">
            <text:p text:style-name="P15">Code</text:p>
          </table:table-cell>
          <table:table-cell table:style-name="Table164.B2" office:value-type="string">
            <text:p text:style-name="P15">Result</text:p>
          </table:table-cell>
        </table:table-row>
        <table:table-row table:style-name="Table164.1">
          <table:table-cell table:style-name="Table164.A2" office:value-type="string">
            <text:p text:style-name="Snippet"/>
          </table:table-cell>
          <table:table-cell table:style-name="Table164.B2" office:value-type="string">
            <text:p text:style-name="P2"/>
          </table:table-cell>
        </table:table-row>
      </table:table>
      <text:p text:style-name="Text_20_body"><text:change-end text:change-id="ct218520328"/><text:change text:change-id="ct218520432"/><text:change-start text:change-id="ct218520536"/></text:p>
      <table:table table:name="Table165" table:style-name="Table165">
        <table:table-column table:style-name="Table165.A"/>
        <table:table-column table:style-name="Table165.B"/>
        <table:table-row table:style-name="Table165.1">
          <table:table-cell table:style-name="Table165.A1" table:number-columns-spanned="2" office:value-type="string">
            <text:p text:style-name="P2">[a_numeric] .magnitude [a_numeric]</text:p>
            <text:p text:style-name="Text_20_body">Routing:</text:p>
            <text:p text:style-name="P1">description</text:p>
          </table:table-cell>
          <table:covered-table-cell/>
        </table:table-row>
        <table:table-row table:style-name="Table165.1">
          <table:table-cell table:style-name="Table165.A2" office:value-type="string">
            <text:p text:style-name="P15">Code</text:p>
          </table:table-cell>
          <table:table-cell table:style-name="Table165.B2" office:value-type="string">
            <text:p text:style-name="P15">Result</text:p>
          </table:table-cell>
        </table:table-row>
        <table:table-row table:style-name="Table165.1">
          <table:table-cell table:style-name="Table165.A2" office:value-type="string">
            <text:p text:style-name="Snippet"/>
          </table:table-cell>
          <table:table-cell table:style-name="Table165.B2" office:value-type="string">
            <text:p text:style-name="P2"/>
          </table:table-cell>
        </table:table-row>
      </table:table>
      <text:p text:style-name="Text_20_body"><text:change-end text:change-id="ct218520536"/><text:change text:change-id="ct218520640"/><text:change-start text:change-id="ct218520744"/></text:p>
      <table:table table:name="Table166" table:style-name="Table166">
        <table:table-column table:style-name="Table166.A"/>
        <table:table-column table:style-name="Table166.B"/>
        <table:table-row table:style-name="Table166.1">
          <table:table-cell table:style-name="Table166.A1" table:number-columns-spanned="2" office:value-type="string">
            <text:p text:style-name="P2">[a_numeric] .numerator [a_numeric]</text:p>
            <text:p text:style-name="Text_20_body">Routing:</text:p>
            <text:p text:style-name="P1">description</text:p>
          </table:table-cell>
          <table:covered-table-cell/>
        </table:table-row>
        <table:table-row table:style-name="Table166.1">
          <table:table-cell table:style-name="Table166.A2" office:value-type="string">
            <text:p text:style-name="P15">Code</text:p>
          </table:table-cell>
          <table:table-cell table:style-name="Table166.B2" office:value-type="string">
            <text:p text:style-name="P15">Result</text:p>
          </table:table-cell>
        </table:table-row>
        <table:table-row table:style-name="Table166.1">
          <table:table-cell table:style-name="Table166.A2" office:value-type="string">
            <text:p text:style-name="Snippet"/>
          </table:table-cell>
          <table:table-cell table:style-name="Table166.B2" office:value-type="string">
            <text:p text:style-name="P2"/>
          </table:table-cell>
        </table:table-row>
      </table:table>
      <text:p text:style-name="Text_20_body"><text:change-end text:change-id="ct218520744"/><text:change text:change-id="ct218520952"/><text:change text:change-id="ct218520848"/><text:change-start text:change-id="ct218521056"/></text:p>
      <table:table table:name="Table167" table:style-name="Table167">
        <table:table-column table:style-name="Table167.A"/>
        <table:table-column table:style-name="Table167.B"/>
        <table:table-row table:style-name="Table167.1">
          <table:table-cell table:style-name="Table167.A1" table:number-columns-spanned="2" office:value-type="string">
            <text:p text:style-name="P2">[a_numeric a_numeric] .p2c [a_numeric a_numeric]</text:p>
            <text:p text:style-name="Text_20_body">Routing:</text:p>
            <text:p text:style-name="P1">description</text:p>
          </table:table-cell>
          <table:covered-table-cell/>
        </table:table-row>
        <table:table-row table:style-name="Table167.1">
          <table:table-cell table:style-name="Table167.A2" office:value-type="string">
            <text:p text:style-name="P15">Code</text:p>
          </table:table-cell>
          <table:table-cell table:style-name="Table167.B2" office:value-type="string">
            <text:p text:style-name="P15">Result</text:p>
          </table:table-cell>
        </table:table-row>
        <table:table-row table:style-name="Table167.1">
          <table:table-cell table:style-name="Table167.A2" office:value-type="string">
            <text:p text:style-name="Snippet"/>
          </table:table-cell>
          <table:table-cell table:style-name="Table167.B2" office:value-type="string">
            <text:p text:style-name="P2"/>
          </table:table-cell>
        </table:table-row>
      </table:table>
      <text:p text:style-name="Text_20_body"><text:change-end text:change-id="ct218521056"/><text:change text:change-id="ct218521160"/><text:change-start text:change-id="ct218521264"/></text:p>
      <table:table table:name="Table168" table:style-name="Table168">
        <table:table-column table:style-name="Table168.A"/>
        <table:table-column table:style-name="Table168.B"/>
        <table:table-row table:style-name="Table168.1">
          <table:table-cell table:style-name="Table168.A1" table:number-columns-spanned="2" office:value-type="string">
            <text:p text:style-name="P2">[a_numeric] .polar [a_numeric a_numeric]</text:p>
            <text:p text:style-name="Text_20_body">Routing:</text:p>
            <text:p text:style-name="P1">description</text:p>
          </table:table-cell>
          <table:covered-table-cell/>
        </table:table-row>
        <table:table-row table:style-name="Table168.1">
          <table:table-cell table:style-name="Table168.A2" office:value-type="string">
            <text:p text:style-name="P15">Code</text:p>
          </table:table-cell>
          <table:table-cell table:style-name="Table168.B2" office:value-type="string">
            <text:p text:style-name="P15">Result</text:p>
          </table:table-cell>
        </table:table-row>
        <table:table-row table:style-name="Table168.1">
          <table:table-cell table:style-name="Table168.A2" office:value-type="string">
            <text:p text:style-name="Snippet"/>
          </table:table-cell>
          <table:table-cell table:style-name="Table168.B2" office:value-type="string">
            <text:p text:style-name="P2"/>
          </table:table-cell>
        </table:table-row>
      </table:table>
      <text:p text:style-name="Text_20_body"><text:change-end text:change-id="ct218521264"/><text:change text:change-id="ct218586944"/><text:change-start text:change-id="ct21858704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p text:style-name="P2">[a_numeric] .r2d [a_numeric]</text:p>
            <text:p text:style-name="Text_20_body">Routing:</text:p>
            <text:p text:style-name="P1">description</text:p>
          </table:table-cell>
          <table:covered-table-cell/>
        </table:table-row>
        <table:table-row table:style-name="Table169.1">
          <table:table-cell table:style-name="Table169.A2" office:value-type="string">
            <text:p text:style-name="P15">Code</text:p>
          </table:table-cell>
          <table:table-cell table:style-name="Table169.B2" office:value-type="string">
            <text:p text:style-name="P15">Result</text:p>
          </table:table-cell>
        </table:table-row>
        <table:table-row table:style-name="Table169.1">
          <table:table-cell table:style-name="Table169.A2" office:value-type="string">
            <text:p text:style-name="Snippet"/>
          </table:table-cell>
          <table:table-cell table:style-name="Table169.B2" office:value-type="string">
            <text:p text:style-name="P2"/>
          </table:table-cell>
        </table:table-row>
      </table:table>
      <text:p text:style-name="Text_20_body"><text:change-end text:change-id="ct218587048"/><text:change text:change-id="ct218587152"/><text:change-start text:change-id="ct218587256"/></text:p>
      <table:table table:name="Table170" table:style-name="Table170">
        <table:table-column table:style-name="Table170.A"/>
        <table:table-column table:style-name="Table170.B"/>
        <table:table-row table:style-name="Table170.1">
          <table:table-cell table:style-name="Table170.A1" table:number-columns-spanned="2" office:value-type="string">
            <text:p text:style-name="P2">[a_numeric] .real [a_numeric]</text:p>
            <text:p text:style-name="Text_20_body">Routing:</text:p>
            <text:p text:style-name="P1">description</text:p>
          </table:table-cell>
          <table:covered-table-cell/>
        </table:table-row>
        <table:table-row table:style-name="Table170.1">
          <table:table-cell table:style-name="Table170.A2" office:value-type="string">
            <text:p text:style-name="P15">Code</text:p>
          </table:table-cell>
          <table:table-cell table:style-name="Table170.B2" office:value-type="string">
            <text:p text:style-name="P15">Result</text:p>
          </table:table-cell>
        </table:table-row>
        <table:table-row table:style-name="Table170.1">
          <table:table-cell table:style-name="Table170.A2" office:value-type="string">
            <text:p text:style-name="Snippet"/>
          </table:table-cell>
          <table:table-cell table:style-name="Table170.B2" office:value-type="string">
            <text:p text:style-name="P2"/>
          </table:table-cell>
        </table:table-row>
      </table:table>
      <text:p text:style-name="Text_20_body"><text:change-end text:change-id="ct218587256"/><text:change text:change-id="ct218587360"/><text:change-start text:change-id="ct218587464"/></text:p>
      <table:table table:name="Table171" table:style-name="Table171">
        <table:table-column table:style-name="Table171.A"/>
        <table:table-column table:style-name="Table171.B"/>
        <table:table-row table:style-name="Table171.1">
          <table:table-cell table:style-name="Table171.A1" table:number-columns-spanned="2" office:value-type="string">
            <text:p text:style-name="P2">[a_numeric] .round [a_numeric] (h3)</text:p>
            <text:p text:style-name="Text_20_body">Routing:</text:p>
            <text:p text:style-name="P1">description</text:p>
          </table:table-cell>
          <table:covered-table-cell/>
        </table:table-row>
        <table:table-row table:style-name="Table171.1">
          <table:table-cell table:style-name="Table171.A2" office:value-type="string">
            <text:p text:style-name="P15">Code</text:p>
          </table:table-cell>
          <table:table-cell table:style-name="Table171.B2" office:value-type="string">
            <text:p text:style-name="P15">Result</text:p>
          </table:table-cell>
        </table:table-row>
        <table:table-row table:style-name="Table171.1">
          <table:table-cell table:style-name="Table171.A2" office:value-type="string">
            <text:p text:style-name="Snippet"/>
          </table:table-cell>
          <table:table-cell table:style-name="Table171.B2" office:value-type="string">
            <text:p text:style-name="P2"/>
          </table:table-cell>
        </table:table-row>
      </table:table>
      <text:p text:style-name="Text_20_body"><text:change-end text:change-id="ct218587464"/><text:change text:change-id="ct218587568"/><text:change-start text:change-id="ct218587672"/></text:p>
      <table:table table:name="Table172" table:style-name="Table172">
        <table:table-column table:style-name="Table172.A"/>
        <table:table-column table:style-name="Table172.B"/>
        <table:table-row table:style-name="Table172.1">
          <table:table-cell table:style-name="Table172.A1" table:number-columns-spanned="2" office:value-type="string">
            <text:p text:style-name="P2">[a_numeric] .sin [a_numeric]</text:p>
            <text:p text:style-name="Text_20_body">Routing:</text:p>
            <text:p text:style-name="P1">description</text:p>
          </table:table-cell>
          <table:covered-table-cell/>
        </table:table-row>
        <table:table-row table:style-name="Table172.1">
          <table:table-cell table:style-name="Table172.A2" office:value-type="string">
            <text:p text:style-name="P15">Code</text:p>
          </table:table-cell>
          <table:table-cell table:style-name="Table172.B2" office:value-type="string">
            <text:p text:style-name="P15">Result</text:p>
          </table:table-cell>
        </table:table-row>
        <table:table-row table:style-name="Table172.1">
          <table:table-cell table:style-name="Table172.A2" office:value-type="string">
            <text:p text:style-name="Snippet"/>
          </table:table-cell>
          <table:table-cell table:style-name="Table172.B2" office:value-type="string">
            <text:p text:style-name="P2"/>
          </table:table-cell>
        </table:table-row>
      </table:table>
      <text:p text:style-name="Text_20_body"><text:change-end text:change-id="ct218587672"/><text:change text:change-id="ct218587776"/><text:change-start text:change-id="ct218587880"/></text:p>
      <table:table table:name="Table173" table:style-name="Table173">
        <table:table-column table:style-name="Table173.A"/>
        <table:table-column table:style-name="Table173.B"/>
        <table:table-row table:style-name="Table173.1">
          <table:table-cell table:style-name="Table173.A1" table:number-columns-spanned="2" office:value-type="string">
            <text:p text:style-name="P2">[a_numeric] .sinh [a_numeric]</text:p>
            <text:p text:style-name="Text_20_body">Routing:</text:p>
            <text:p text:style-name="P1">description</text:p>
          </table:table-cell>
          <table:covered-table-cell/>
        </table:table-row>
        <table:table-row table:style-name="Table173.1">
          <table:table-cell table:style-name="Table173.A2" office:value-type="string">
            <text:p text:style-name="P15">Code</text:p>
          </table:table-cell>
          <table:table-cell table:style-name="Table173.B2" office:value-type="string">
            <text:p text:style-name="P15">Result</text:p>
          </table:table-cell>
        </table:table-row>
        <table:table-row table:style-name="Table173.1">
          <table:table-cell table:style-name="Table173.A2" office:value-type="string">
            <text:p text:style-name="Snippet"/>
          </table:table-cell>
          <table:table-cell table:style-name="Table173.B2" office:value-type="string">
            <text:p text:style-name="P2"/>
          </table:table-cell>
        </table:table-row>
      </table:table>
      <text:p text:style-name="Text_20_body"><text:change-end text:change-id="ct218587880"/><text:change text:change-id="ct218587984"/><text:change-start text:change-id="ct218588088"/></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p text:style-name="P2">[a_numeric] .sleep []</text:p>
            <text:p text:style-name="Text_20_body">Routing:</text:p>
            <text:p text:style-name="P1">description</text:p>
          </table:table-cell>
          <table:covered-table-cell/>
        </table:table-row>
        <table:table-row table:style-name="Table174.1">
          <table:table-cell table:style-name="Table174.A2" office:value-type="string">
            <text:p text:style-name="P15">Code</text:p>
          </table:table-cell>
          <table:table-cell table:style-name="Table174.B2" office:value-type="string">
            <text:p text:style-name="P15">Result</text:p>
          </table:table-cell>
        </table:table-row>
        <table:table-row table:style-name="Table174.1">
          <table:table-cell table:style-name="Table174.A2" office:value-type="string">
            <text:p text:style-name="Snippet"/>
          </table:table-cell>
          <table:table-cell table:style-name="Table174.B2" office:value-type="string">
            <text:p text:style-name="P2"/>
          </table:table-cell>
        </table:table-row>
      </table:table>
      <text:p text:style-name="Text_20_body"><text:change-end text:change-id="ct218588088"/><text:change text:change-id="ct218588192"/><text:change-start text:change-id="ct218588296"/></text:p>
      <table:table table:name="Table175" table:style-name="Table175">
        <table:table-column table:style-name="Table175.A"/>
        <table:table-column table:style-name="Table175.B"/>
        <table:table-row table:style-name="Table175.1">
          <table:table-cell table:style-name="Table175.A1" table:number-columns-spanned="2" office:value-type="string">
            <text:p text:style-name="P2">[a_numeric] .sqr [a_numeric]</text:p>
            <text:p text:style-name="Text_20_body">Routing:</text:p>
            <text:p text:style-name="P1">description</text:p>
          </table:table-cell>
          <table:covered-table-cell/>
        </table:table-row>
        <table:table-row table:style-name="Table175.1">
          <table:table-cell table:style-name="Table175.A2" office:value-type="string">
            <text:p text:style-name="P15">Code</text:p>
          </table:table-cell>
          <table:table-cell table:style-name="Table175.B2" office:value-type="string">
            <text:p text:style-name="P15">Result</text:p>
          </table:table-cell>
        </table:table-row>
        <table:table-row table:style-name="Table175.1">
          <table:table-cell table:style-name="Table175.A2" office:value-type="string">
            <text:p text:style-name="Snippet"/>
          </table:table-cell>
          <table:table-cell table:style-name="Table175.B2" office:value-type="string">
            <text:p text:style-name="P2"/>
          </table:table-cell>
        </table:table-row>
      </table:table>
      <text:p text:style-name="Text_20_body"><text:change-end text:change-id="ct218588296"/><text:change text:change-id="ct218588400"/><text:change-start text:change-id="ct218588504"/></text:p>
      <table:table table:name="Table176" table:style-name="Table176">
        <table:table-column table:style-name="Table176.A"/>
        <table:table-column table:style-name="Table176.B"/>
        <table:table-row table:style-name="Table176.1">
          <table:table-cell table:style-name="Table176.A1" table:number-columns-spanned="2" office:value-type="string">
            <text:p text:style-name="P2">[a_numeric] .sqrt [a_numeric]</text:p>
            <text:p text:style-name="Text_20_body">Routing:</text:p>
            <text:p text:style-name="P1">description</text:p>
          </table:table-cell>
          <table:covered-table-cell/>
        </table:table-row>
        <table:table-row table:style-name="Table176.1">
          <table:table-cell table:style-name="Table176.A2" office:value-type="string">
            <text:p text:style-name="P15">Code</text:p>
          </table:table-cell>
          <table:table-cell table:style-name="Table176.B2" office:value-type="string">
            <text:p text:style-name="P15">Result</text:p>
          </table:table-cell>
        </table:table-row>
        <table:table-row table:style-name="Table176.1">
          <table:table-cell table:style-name="Table176.A2" office:value-type="string">
            <text:p text:style-name="Snippet"/>
          </table:table-cell>
          <table:table-cell table:style-name="Table176.B2" office:value-type="string">
            <text:p text:style-name="P2"/>
          </table:table-cell>
        </table:table-row>
      </table:table>
      <text:p text:style-name="Text_20_body"><text:change-end text:change-id="ct218588504"/><text:change text:change-id="ct218588608"/><text:change-start text:change-id="ct218588712"/></text:p>
      <table:table table:name="Table177" table:style-name="Table177">
        <table:table-column table:style-name="Table177.A"/>
        <table:table-column table:style-name="Table177.B"/>
        <table:table-row table:style-name="Table177.1">
          <table:table-cell table:style-name="Table177.A1" table:number-columns-spanned="2" office:value-type="string">
            <text:p text:style-name="P2">[a_numeric] .tan [a_numeric]</text:p>
            <text:p text:style-name="Text_20_body">Routing:</text:p>
            <text:p text:style-name="P1">description</text:p>
          </table:table-cell>
          <table:covered-table-cell/>
        </table:table-row>
        <table:table-row table:style-name="Table177.1">
          <table:table-cell table:style-name="Table177.A2" office:value-type="string">
            <text:p text:style-name="P15">Code</text:p>
          </table:table-cell>
          <table:table-cell table:style-name="Table177.B2" office:value-type="string">
            <text:p text:style-name="P15">Result</text:p>
          </table:table-cell>
        </table:table-row>
        <table:table-row table:style-name="Table177.1">
          <table:table-cell table:style-name="Table177.A2" office:value-type="string">
            <text:p text:style-name="Snippet"/>
          </table:table-cell>
          <table:table-cell table:style-name="Table177.B2" office:value-type="string">
            <text:p text:style-name="P2"/>
          </table:table-cell>
        </table:table-row>
      </table:table>
      <text:p text:style-name="Text_20_body"><text:change-end text:change-id="ct218588712"/><text:change text:change-id="ct218588816"/><text:change-start text:change-id="ct218588920"/></text:p>
      <table:table table:name="Table178" table:style-name="Table178">
        <table:table-column table:style-name="Table178.A"/>
        <table:table-column table:style-name="Table178.B"/>
        <table:table-row table:style-name="Table178.1">
          <table:table-cell table:style-name="Table178.A1" table:number-columns-spanned="2" office:value-type="string">
            <text:p text:style-name="P2">[a_numeric] .tanh [a_numeric]</text:p>
            <text:p text:style-name="Text_20_body">Routing:</text:p>
            <text:p text:style-name="P1">description</text:p>
          </table:table-cell>
          <table:covered-table-cell/>
        </table:table-row>
        <table:table-row table:style-name="Table178.1">
          <table:table-cell table:style-name="Table178.A2" office:value-type="string">
            <text:p text:style-name="P15">Code</text:p>
          </table:table-cell>
          <table:table-cell table:style-name="Table178.B2" office:value-type="string">
            <text:p text:style-name="P15">Result</text:p>
          </table:table-cell>
        </table:table-row>
        <table:table-row table:style-name="Table178.1">
          <table:table-cell table:style-name="Table178.A2" office:value-type="string">
            <text:p text:style-name="Snippet"/>
          </table:table-cell>
          <table:table-cell table:style-name="Table178.B2" office:value-type="string">
            <text:p text:style-name="P2"/>
          </table:table-cell>
        </table:table-row>
      </table:table>
      <text:p text:style-name="Text_20_body"><text:change-end text:change-id="ct218588920"/><text:change text:change-id="ct218589024"/><text:change-start text:change-id="ct218589128"/></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p text:style-name="P2">[a_numeric a_numeric] / [a_numeric]</text:p>
            <text:p text:style-name="Text_20_body">Routing:</text:p>
            <text:p text:style-name="P1">description</text:p>
          </table:table-cell>
          <table:covered-table-cell/>
        </table:table-row>
        <table:table-row table:style-name="Table179.1">
          <table:table-cell table:style-name="Table179.A2" office:value-type="string">
            <text:p text:style-name="P15">Code</text:p>
          </table:table-cell>
          <table:table-cell table:style-name="Table179.B2" office:value-type="string">
            <text:p text:style-name="P15">Result</text:p>
          </table:table-cell>
        </table:table-row>
        <table:table-row table:style-name="Table179.1">
          <table:table-cell table:style-name="Table179.A2" office:value-type="string">
            <text:p text:style-name="Snippet"/>
          </table:table-cell>
          <table:table-cell table:style-name="Table179.B2" office:value-type="string">
            <text:p text:style-name="P2"/>
          </table:table-cell>
        </table:table-row>
      </table:table>
      <text:p text:style-name="Text_20_body"><text:change-end text:change-id="ct218589128"/><text:change text:change-id="ct218589232"/><text:change-start text:change-id="ct218589336"/></text:p>
      <table:table table:name="Table180" table:style-name="Table180">
        <table:table-column table:style-name="Table180.A"/>
        <table:table-column table:style-name="Table180.B"/>
        <table:table-row table:style-name="Table180.1">
          <table:table-cell table:style-name="Table180.A1" table:number-columns-spanned="2" office:value-type="string">
            <text:p text:style-name="P2">[a_numeric] 0&lt; [a_boolean]</text:p>
            <text:p text:style-name="Text_20_body">Routing:</text:p>
            <text:p text:style-name="P1">description</text:p>
          </table:table-cell>
          <table:covered-table-cell/>
        </table:table-row>
        <table:table-row table:style-name="Table180.1">
          <table:table-cell table:style-name="Table180.A2" office:value-type="string">
            <text:p text:style-name="P15">Code</text:p>
          </table:table-cell>
          <table:table-cell table:style-name="Table180.B2" office:value-type="string">
            <text:p text:style-name="P15">Result</text:p>
          </table:table-cell>
        </table:table-row>
        <table:table-row table:style-name="Table180.1">
          <table:table-cell table:style-name="Table180.A2" office:value-type="string">
            <text:p text:style-name="Snippet"/>
          </table:table-cell>
          <table:table-cell table:style-name="Table180.B2" office:value-type="string">
            <text:p text:style-name="P2"/>
          </table:table-cell>
        </table:table-row>
      </table:table>
      <text:p text:style-name="Text_20_body"><text:change-end text:change-id="ct218589336"/><text:change text:change-id="ct218589440"/><text:change-start text:change-id="ct218589544"/></text:p>
      <table:table table:name="Table181" table:style-name="Table181">
        <table:table-column table:style-name="Table181.A"/>
        <table:table-column table:style-name="Table181.B"/>
        <table:table-row table:style-name="Table181.1">
          <table:table-cell table:style-name="Table181.A1" table:number-columns-spanned="2" office:value-type="string">
            <text:p text:style-name="P2">[a_numeric] 0&lt;= [a_boolean]</text:p>
            <text:p text:style-name="Text_20_body">Routing:</text:p>
            <text:p text:style-name="P1">description</text:p>
          </table:table-cell>
          <table:covered-table-cell/>
        </table:table-row>
        <table:table-row table:style-name="Table181.1">
          <table:table-cell table:style-name="Table181.A2" office:value-type="string">
            <text:p text:style-name="P15">Code</text:p>
          </table:table-cell>
          <table:table-cell table:style-name="Table181.B2" office:value-type="string">
            <text:p text:style-name="P15">Result</text:p>
          </table:table-cell>
        </table:table-row>
        <table:table-row table:style-name="Table181.1">
          <table:table-cell table:style-name="Table181.A2" office:value-type="string">
            <text:p text:style-name="Snippet"/>
          </table:table-cell>
          <table:table-cell table:style-name="Table181.B2" office:value-type="string">
            <text:p text:style-name="P2"/>
          </table:table-cell>
        </table:table-row>
      </table:table>
      <text:p text:style-name="Text_20_body"><text:change-end text:change-id="ct218589544"/><text:change text:change-id="ct218589648"/><text:change-start text:change-id="ct218589752"/></text:p>
      <table:table table:name="Table182" table:style-name="Table182">
        <table:table-column table:style-name="Table182.A"/>
        <table:table-column table:style-name="Table182.B"/>
        <table:table-row table:style-name="Table182.1">
          <table:table-cell table:style-name="Table182.A1" table:number-columns-spanned="2" office:value-type="string">
            <text:p text:style-name="P2">[a_numeric] 0&lt;=&gt; [a_boolean]</text:p>
            <text:p text:style-name="Text_20_body">Routing:</text:p>
            <text:p text:style-name="P1">description</text:p>
          </table:table-cell>
          <table:covered-table-cell/>
        </table:table-row>
        <table:table-row table:style-name="Table182.1">
          <table:table-cell table:style-name="Table182.A2" office:value-type="string">
            <text:p text:style-name="P15">Code</text:p>
          </table:table-cell>
          <table:table-cell table:style-name="Table182.B2" office:value-type="string">
            <text:p text:style-name="P15">Result</text:p>
          </table:table-cell>
        </table:table-row>
        <table:table-row table:style-name="Table182.1">
          <table:table-cell table:style-name="Table182.A2" office:value-type="string">
            <text:p text:style-name="Snippet"/>
          </table:table-cell>
          <table:table-cell table:style-name="Table182.B2" office:value-type="string">
            <text:p text:style-name="P2"/>
          </table:table-cell>
        </table:table-row>
      </table:table>
      <text:p text:style-name="Text_20_body"><text:change-end text:change-id="ct218589752"/><text:change text:change-id="ct218589960"/><text:change text:change-id="ct218589856"/><text:change-start text:change-id="ct218590064"/></text:p>
      <table:table table:name="Table183" table:style-name="Table183">
        <table:table-column table:style-name="Table183.A"/>
        <table:table-column table:style-name="Table183.B"/>
        <table:table-row table:style-name="Table183.1">
          <table:table-cell table:style-name="Table183.A1" table:number-columns-spanned="2" office:value-type="string">
            <text:p text:style-name="P2">[a_numeric] 0&lt;&gt; [a_boolean]</text:p>
            <text:p text:style-name="Text_20_body">Routing:</text:p>
            <text:p text:style-name="P1">description</text:p>
          </table:table-cell>
          <table:covered-table-cell/>
        </table:table-row>
        <table:table-row table:style-name="Table183.1">
          <table:table-cell table:style-name="Table183.A2" office:value-type="string">
            <text:p text:style-name="P15">Code</text:p>
          </table:table-cell>
          <table:table-cell table:style-name="Table183.B2" office:value-type="string">
            <text:p text:style-name="P15">Result</text:p>
          </table:table-cell>
        </table:table-row>
        <table:table-row table:style-name="Table183.1">
          <table:table-cell table:style-name="Table183.A2" office:value-type="string">
            <text:p text:style-name="Snippet"/>
          </table:table-cell>
          <table:table-cell table:style-name="Table183.B2" office:value-type="string">
            <text:p text:style-name="P2"/>
          </table:table-cell>
        </table:table-row>
      </table:table>
      <text:p text:style-name="Text_20_body"><text:change-end text:change-id="ct218590064"/><text:change text:change-id="ct218590168"/><text:change-start text:change-id="ct21859027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p text:style-name="P2">[a_numeric] 0= [a_boolean]</text:p>
            <text:p text:style-name="Text_20_body">Routing:</text:p>
            <text:p text:style-name="P1">description</text:p>
          </table:table-cell>
          <table:covered-table-cell/>
        </table:table-row>
        <table:table-row table:style-name="Table184.1">
          <table:table-cell table:style-name="Table184.A2" office:value-type="string">
            <text:p text:style-name="P15">Code</text:p>
          </table:table-cell>
          <table:table-cell table:style-name="Table184.B2" office:value-type="string">
            <text:p text:style-name="P15">Result</text:p>
          </table:table-cell>
        </table:table-row>
        <table:table-row table:style-name="Table184.1">
          <table:table-cell table:style-name="Table184.A2" office:value-type="string">
            <text:p text:style-name="Snippet"/>
          </table:table-cell>
          <table:table-cell table:style-name="Table184.B2" office:value-type="string">
            <text:p text:style-name="P2"/>
          </table:table-cell>
        </table:table-row>
      </table:table>
      <text:p text:style-name="Text_20_body"><text:change-end text:change-id="ct218590272"/><text:change text:change-id="ct218590376"/><text:change-start text:change-id="ct218590480"/></text:p>
      <table:table table:name="Table185" table:style-name="Table185">
        <table:table-column table:style-name="Table185.A"/>
        <table:table-column table:style-name="Table185.B"/>
        <table:table-row table:style-name="Table185.1">
          <table:table-cell table:style-name="Table185.A1" table:number-columns-spanned="2" office:value-type="string">
            <text:p text:style-name="P2">[a_numeric] 0&gt; [a_boolean]</text:p>
            <text:p text:style-name="Text_20_body">Routing:</text:p>
            <text:p text:style-name="P1">description</text:p>
          </table:table-cell>
          <table:covered-table-cell/>
        </table:table-row>
        <table:table-row table:style-name="Table185.1">
          <table:table-cell table:style-name="Table185.A2" office:value-type="string">
            <text:p text:style-name="P15">Code</text:p>
          </table:table-cell>
          <table:table-cell table:style-name="Table185.B2" office:value-type="string">
            <text:p text:style-name="P15">Result</text:p>
          </table:table-cell>
        </table:table-row>
        <table:table-row table:style-name="Table185.1">
          <table:table-cell table:style-name="Table185.A2" office:value-type="string">
            <text:p text:style-name="Snippet"/>
          </table:table-cell>
          <table:table-cell table:style-name="Table185.B2" office:value-type="string">
            <text:p text:style-name="P2"/>
          </table:table-cell>
        </table:table-row>
      </table:table>
      <text:p text:style-name="Text_20_body"><text:change-end text:change-id="ct218590480"/><text:change text:change-id="ct218590584"/><text:change-start text:change-id="ct218590688"/></text:p>
      <table:table table:name="Table186" table:style-name="Table186">
        <table:table-column table:style-name="Table186.A"/>
        <table:table-column table:style-name="Table186.B"/>
        <table:table-row table:style-name="Table186.1">
          <table:table-cell table:style-name="Table186.A1" table:number-columns-spanned="2" office:value-type="string">
            <text:p text:style-name="P2">[a_numeric] 0&gt;= [a_boolean]</text:p>
            <text:p text:style-name="Text_20_body">Routing:</text:p>
            <text:p text:style-name="P1">description</text:p>
          </table:table-cell>
          <table:covered-table-cell/>
        </table:table-row>
        <table:table-row table:style-name="Table186.1">
          <table:table-cell table:style-name="Table186.A2" office:value-type="string">
            <text:p text:style-name="P15">Code</text:p>
          </table:table-cell>
          <table:table-cell table:style-name="Table186.B2" office:value-type="string">
            <text:p text:style-name="P15">Result</text:p>
          </table:table-cell>
        </table:table-row>
        <table:table-row table:style-name="Table186.1">
          <table:table-cell table:style-name="Table186.A2" office:value-type="string">
            <text:p text:style-name="Snippet"/>
          </table:table-cell>
          <table:table-cell table:style-name="Table186.B2" office:value-type="string">
            <text:p text:style-name="P2"/>
          </table:table-cell>
        </table:table-row>
      </table:table>
      <text:p text:style-name="Text_20_body"><text:change-end text:change-id="ct218590688"/><text:change text:change-id="ct218590792"/><text:change-start text:change-id="ct218590896"/></text:p>
      <table:table table:name="Table187" table:style-name="Table187">
        <table:table-column table:style-name="Table187.A"/>
        <table:table-column table:style-name="Table187.B"/>
        <table:table-row table:style-name="Table187.1">
          <table:table-cell table:style-name="Table187.A1" table:number-columns-spanned="2" office:value-type="string">
            <text:p text:style-name="P2">[a_numeric] 1+ [a_numeric]</text:p>
            <text:p text:style-name="Text_20_body">Routing:</text:p>
            <text:p text:style-name="P1">description</text:p>
          </table:table-cell>
          <table:covered-table-cell/>
        </table:table-row>
        <table:table-row table:style-name="Table187.1">
          <table:table-cell table:style-name="Table187.A2" office:value-type="string">
            <text:p text:style-name="P15">Code</text:p>
          </table:table-cell>
          <table:table-cell table:style-name="Table187.B2" office:value-type="string">
            <text:p text:style-name="P15">Result</text:p>
          </table:table-cell>
        </table:table-row>
        <table:table-row table:style-name="Table187.1">
          <table:table-cell table:style-name="Table187.A2" office:value-type="string">
            <text:p text:style-name="Snippet"/>
          </table:table-cell>
          <table:table-cell table:style-name="Table187.B2" office:value-type="string">
            <text:p text:style-name="P2"/>
          </table:table-cell>
        </table:table-row>
      </table:table>
      <text:p text:style-name="Text_20_body"><text:change-end text:change-id="ct218590896"/><text:change text:change-id="ct218595048"/><text:change-start text:change-id="ct218595152"/></text:p>
      <table:table table:name="Table188" table:style-name="Table188">
        <table:table-column table:style-name="Table188.A"/>
        <table:table-column table:style-name="Table188.B"/>
        <table:table-row table:style-name="Table188.1">
          <table:table-cell table:style-name="Table188.A1" table:number-columns-spanned="2" office:value-type="string">
            <text:p text:style-name="P2">[a_numeric] 1- [a_numeric]</text:p>
            <text:p text:style-name="Text_20_body">Routing:</text:p>
            <text:p text:style-name="P1">description</text:p>
          </table:table-cell>
          <table:covered-table-cell/>
        </table:table-row>
        <table:table-row table:style-name="Table188.1">
          <table:table-cell table:style-name="Table188.A2" office:value-type="string">
            <text:p text:style-name="P15">Code</text:p>
          </table:table-cell>
          <table:table-cell table:style-name="Table188.B2" office:value-type="string">
            <text:p text:style-name="P15">Result</text:p>
          </table:table-cell>
        </table:table-row>
        <table:table-row table:style-name="Table188.1">
          <table:table-cell table:style-name="Table188.A2" office:value-type="string">
            <text:p text:style-name="Snippet"/>
          </table:table-cell>
          <table:table-cell table:style-name="Table188.B2" office:value-type="string">
            <text:p text:style-name="P2"/>
          </table:table-cell>
        </table:table-row>
      </table:table>
      <text:p text:style-name="Text_20_body"><text:change-end text:change-id="ct218595152"/><text:change text:change-id="ct218595256"/><text:change-start text:change-id="ct218595360"/></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p text:style-name="P2">[a_numeric] 2* [a_numeric]</text:p>
            <text:p text:style-name="Text_20_body">Routing:</text:p>
            <text:p text:style-name="P1">description</text:p>
          </table:table-cell>
          <table:covered-table-cell/>
        </table:table-row>
        <table:table-row table:style-name="Table189.1">
          <table:table-cell table:style-name="Table189.A2" office:value-type="string">
            <text:p text:style-name="P15">Code</text:p>
          </table:table-cell>
          <table:table-cell table:style-name="Table189.B2" office:value-type="string">
            <text:p text:style-name="P15">Result</text:p>
          </table:table-cell>
        </table:table-row>
        <table:table-row table:style-name="Table189.1">
          <table:table-cell table:style-name="Table189.A2" office:value-type="string">
            <text:p text:style-name="Snippet"/>
          </table:table-cell>
          <table:table-cell table:style-name="Table189.B2" office:value-type="string">
            <text:p text:style-name="P2"/>
          </table:table-cell>
        </table:table-row>
      </table:table>
      <text:p text:style-name="Text_20_body"><text:change-end text:change-id="ct218595360"/><text:change text:change-id="ct218595464"/><text:change-start text:change-id="ct218595568"/></text:p>
      <table:table table:name="Table190" table:style-name="Table190">
        <table:table-column table:style-name="Table190.A"/>
        <table:table-column table:style-name="Table190.B"/>
        <table:table-row table:style-name="Table190.1">
          <table:table-cell table:style-name="Table190.A1" table:number-columns-spanned="2" office:value-type="string">
            <text:p text:style-name="P2">[a_numeric] 2+ [a_numeric]</text:p>
            <text:p text:style-name="Text_20_body">Routing:</text:p>
            <text:p text:style-name="P1">description</text:p>
          </table:table-cell>
          <table:covered-table-cell/>
        </table:table-row>
        <table:table-row table:style-name="Table190.1">
          <table:table-cell table:style-name="Table190.A2" office:value-type="string">
            <text:p text:style-name="P15">Code</text:p>
          </table:table-cell>
          <table:table-cell table:style-name="Table190.B2" office:value-type="string">
            <text:p text:style-name="P15">Result</text:p>
          </table:table-cell>
        </table:table-row>
        <table:table-row table:style-name="Table190.1">
          <table:table-cell table:style-name="Table190.A2" office:value-type="string">
            <text:p text:style-name="Snippet"/>
          </table:table-cell>
          <table:table-cell table:style-name="Table190.B2" office:value-type="string">
            <text:p text:style-name="P2"/>
          </table:table-cell>
        </table:table-row>
      </table:table>
      <text:p text:style-name="Text_20_body"><text:change-end text:change-id="ct218595568"/><text:change text:change-id="ct218595672"/><text:change-start text:change-id="ct218595776"/></text:p>
      <table:table table:name="Table191" table:style-name="Table191">
        <table:table-column table:style-name="Table191.A"/>
        <table:table-column table:style-name="Table191.B"/>
        <table:table-row table:style-name="Table191.1">
          <table:table-cell table:style-name="Table191.A1" table:number-columns-spanned="2" office:value-type="string">
            <text:p text:style-name="P2">[a_numeric] 2- [a_numeric]</text:p>
            <text:p text:style-name="Text_20_body">Routing:</text:p>
            <text:p text:style-name="P1">description</text:p>
          </table:table-cell>
          <table:covered-table-cell/>
        </table:table-row>
        <table:table-row table:style-name="Table191.1">
          <table:table-cell table:style-name="Table191.A2" office:value-type="string">
            <text:p text:style-name="P15">Code</text:p>
          </table:table-cell>
          <table:table-cell table:style-name="Table191.B2" office:value-type="string">
            <text:p text:style-name="P15">Result</text:p>
          </table:table-cell>
        </table:table-row>
        <table:table-row table:style-name="Table191.1">
          <table:table-cell table:style-name="Table191.A2" office:value-type="string">
            <text:p text:style-name="Snippet"/>
          </table:table-cell>
          <table:table-cell table:style-name="Table191.B2" office:value-type="string">
            <text:p text:style-name="P2"/>
          </table:table-cell>
        </table:table-row>
      </table:table>
      <text:p text:style-name="Text_20_body"><text:change-end text:change-id="ct218595776"/><text:change text:change-id="ct218595880"/><text:change-start text:change-id="ct218595984"/></text:p>
      <table:table table:name="Table192" table:style-name="Table192">
        <table:table-column table:style-name="Table192.A"/>
        <table:table-column table:style-name="Table192.B"/>
        <table:table-row table:style-name="Table192.1">
          <table:table-cell table:style-name="Table192.A1" table:number-columns-spanned="2" office:value-type="string">
            <text:p text:style-name="P2">[a_numeric] 2/ [a_numeric]</text:p>
            <text:p text:style-name="Text_20_body">Routing:</text:p>
            <text:p text:style-name="P1">description</text:p>
          </table:table-cell>
          <table:covered-table-cell/>
        </table:table-row>
        <table:table-row table:style-name="Table192.1">
          <table:table-cell table:style-name="Table192.A2" office:value-type="string">
            <text:p text:style-name="P15">Code</text:p>
          </table:table-cell>
          <table:table-cell table:style-name="Table192.B2" office:value-type="string">
            <text:p text:style-name="P15">Result</text:p>
          </table:table-cell>
        </table:table-row>
        <table:table-row table:style-name="Table192.1">
          <table:table-cell table:style-name="Table192.A2" office:value-type="string">
            <text:p text:style-name="Snippet"/>
          </table:table-cell>
          <table:table-cell table:style-name="Table192.B2" office:value-type="string">
            <text:p text:style-name="P2"/>
          </table:table-cell>
        </table:table-row>
      </table:table>
      <text:p text:style-name="Text_20_body"><text:change-end text:change-id="ct218595984"/><text:change text:change-id="ct218596088"/><text:change-start text:change-id="ct218596192"/></text:p>
      <table:table table:name="Table193" table:style-name="Table193">
        <table:table-column table:style-name="Table193.A"/>
        <table:table-column table:style-name="Table193.B"/>
        <table:table-row table:style-name="Table193.1">
          <table:table-cell table:style-name="Table193.A1" table:number-columns-spanned="2" office:value-type="string">
            <text:p text:style-name="P2">[a_numeric] &lt; [a_boolean]</text:p>
            <text:p text:style-name="Text_20_body">Routing:</text:p>
            <text:p text:style-name="P1">description</text:p>
          </table:table-cell>
          <table:covered-table-cell/>
        </table:table-row>
        <table:table-row table:style-name="Table193.1">
          <table:table-cell table:style-name="Table193.A2" office:value-type="string">
            <text:p text:style-name="P15">Code</text:p>
          </table:table-cell>
          <table:table-cell table:style-name="Table193.B2" office:value-type="string">
            <text:p text:style-name="P15">Result</text:p>
          </table:table-cell>
        </table:table-row>
        <table:table-row table:style-name="Table193.1">
          <table:table-cell table:style-name="Table193.A2" office:value-type="string">
            <text:p text:style-name="Snippet"/>
          </table:table-cell>
          <table:table-cell table:style-name="Table193.B2" office:value-type="string">
            <text:p text:style-name="P2"/>
          </table:table-cell>
        </table:table-row>
      </table:table>
      <text:p text:style-name="Text_20_body"><text:change-end text:change-id="ct218596192"/><text:change text:change-id="ct218596296"/><text:change-start text:change-id="ct21859640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p text:style-name="P2">[a_numeric] &lt;= [a_boolean]</text:p>
            <text:p text:style-name="Text_20_body">Routing:</text:p>
            <text:p text:style-name="P1">description</text:p>
          </table:table-cell>
          <table:covered-table-cell/>
        </table:table-row>
        <table:table-row table:style-name="Table194.1">
          <table:table-cell table:style-name="Table194.A2" office:value-type="string">
            <text:p text:style-name="P15">Code</text:p>
          </table:table-cell>
          <table:table-cell table:style-name="Table194.B2" office:value-type="string">
            <text:p text:style-name="P15">Result</text:p>
          </table:table-cell>
        </table:table-row>
        <table:table-row table:style-name="Table194.1">
          <table:table-cell table:style-name="Table194.A2" office:value-type="string">
            <text:p text:style-name="Snippet"/>
          </table:table-cell>
          <table:table-cell table:style-name="Table194.B2" office:value-type="string">
            <text:p text:style-name="P2"/>
          </table:table-cell>
        </table:table-row>
      </table:table>
      <text:p text:style-name="Text_20_body"><text:change-end text:change-id="ct218596400"/><text:change text:change-id="ct218596504"/></text:p>
      <table:table table:name="Table195" table:style-name="Table195">
        <table:table-column table:style-name="Table195.A"/>
        <table:table-column table:style-name="Table195.B"/>
        <table:table-row table:style-name="Table195.1">
          <table:table-cell table:style-name="Table195.A1" table:number-columns-spanned="2" office:value-type="string">
            <text:p text:style-name="P2"><text:change-start text:change-id="ct218596608"/><text:span text:style-name="T12">[a_numeric]</text:span> &lt;=&gt; [-1, 0, or 1]</text:p>
            <text:p text:style-name="Text_20_body">Routing:</text:p>
            <text:p text:style-name="P1">description<text:change-end text:change-id="ct218596608"/></text:p>
          </table:table-cell>
          <table:covered-table-cell/>
        </table:table-row>
        <table:table-row table:style-name="Table195.1">
          <table:table-cell table:style-name="Table195.A2" office:value-type="string">
            <text:p text:style-name="P15"><text:change-start text:change-id="ct218596712"/>Code<text:change-end text:change-id="ct218596712"/></text:p>
          </table:table-cell>
          <table:table-cell table:style-name="Table195.B2" office:value-type="string">
            <text:p text:style-name="P15"><text:change-start text:change-id="ct218596816"/>Result<text:change-end text:change-id="ct218596816"/></text:p>
          </table:table-cell>
        </table:table-row>
        <table:table-row table:style-name="Table195.1">
          <table:table-cell table:style-name="Table195.A2" office:value-type="string">
            <text:p text:style-name="Snippet"/>
          </table:table-cell>
          <table:table-cell table:style-name="Table195.B2" office:value-type="string">
            <text:p text:style-name="P2"/>
          </table:table-cell>
        </table:table-row>
      </table:table>
      <text:p text:style-name="Text_20_body"><text:change text:change-id="ct218597024"/><text:change text:change-id="ct218596920"/><text:change-start text:change-id="ct218597128"/></text:p>
      <table:table table:name="Table196" table:style-name="Table196">
        <table:table-column table:style-name="Table196.A"/>
        <table:table-column table:style-name="Table196.B"/>
        <table:table-row table:style-name="Table196.1">
          <table:table-cell table:style-name="Table196.A1" table:number-columns-spanned="2" office:value-type="string">
            <text:p text:style-name="P2">[a_numeric] &gt; [a_boolean]</text:p>
            <text:p text:style-name="Text_20_body">Routing:</text:p>
            <text:p text:style-name="P1">description</text:p>
          </table:table-cell>
          <table:covered-table-cell/>
        </table:table-row>
        <table:table-row table:style-name="Table196.1">
          <table:table-cell table:style-name="Table196.A2" office:value-type="string">
            <text:p text:style-name="P15">Code</text:p>
          </table:table-cell>
          <table:table-cell table:style-name="Table196.B2" office:value-type="string">
            <text:p text:style-name="P15">Result</text:p>
          </table:table-cell>
        </table:table-row>
        <table:table-row table:style-name="Table196.1">
          <table:table-cell table:style-name="Table196.A2" office:value-type="string">
            <text:p text:style-name="Snippet"/>
          </table:table-cell>
          <table:table-cell table:style-name="Table196.B2" office:value-type="string">
            <text:p text:style-name="P2"/>
          </table:table-cell>
        </table:table-row>
      </table:table>
      <text:p text:style-name="Text_20_body"><text:change-end text:change-id="ct218597128"/><text:change text:change-id="ct218597232"/><text:change-start text:change-id="ct218597336"/></text:p>
      <table:table table:name="Table197" table:style-name="Table197">
        <table:table-column table:style-name="Table197.A"/>
        <table:table-column table:style-name="Table197.B"/>
        <table:table-row table:style-name="Table197.1">
          <table:table-cell table:style-name="Table197.A1" table:number-columns-spanned="2" office:value-type="string">
            <text:p text:style-name="P2">[a_numeric] &gt;= [a_boolean]</text:p>
            <text:p text:style-name="Text_20_body">Routing:</text:p>
            <text:p text:style-name="P1">description</text:p>
          </table:table-cell>
          <table:covered-table-cell/>
        </table:table-row>
        <table:table-row table:style-name="Table197.1">
          <table:table-cell table:style-name="Table197.A2" office:value-type="string">
            <text:p text:style-name="P15">Code</text:p>
          </table:table-cell>
          <table:table-cell table:style-name="Table197.B2" office:value-type="string">
            <text:p text:style-name="P15">Result</text:p>
          </table:table-cell>
        </table:table-row>
        <table:table-row table:style-name="Table197.1">
          <table:table-cell table:style-name="Table197.A2" office:value-type="string">
            <text:p text:style-name="Snippet"/>
          </table:table-cell>
          <table:table-cell table:style-name="Table197.B2" office:value-type="string">
            <text:p text:style-name="P2"/>
          </table:table-cell>
        </table:table-row>
      </table:table>
      <text:p text:style-name="Text_20_body"><text:change-end text:change-id="ct218597336"/><text:change text:change-id="ct218597440"/><text:change-start text:change-id="ct218597544"/></text:p>
      <table:table table:name="Table198" table:style-name="Table198">
        <table:table-column table:style-name="Table198.A"/>
        <table:table-column table:style-name="Table198.B"/>
        <table:table-row table:style-name="Table198.1">
          <table:table-cell table:style-name="Table198.A1" table:number-columns-spanned="2" office:value-type="string">
            <text:p text:style-name="P2">[a_numeric a_numeric] mod [a_numeric]</text:p>
            <text:p text:style-name="Text_20_body">Routing:</text:p>
            <text:p text:style-name="P1">description</text:p>
          </table:table-cell>
          <table:covered-table-cell/>
        </table:table-row>
        <table:table-row table:style-name="Table198.1">
          <table:table-cell table:style-name="Table198.A2" office:value-type="string">
            <text:p text:style-name="P15">Code</text:p>
          </table:table-cell>
          <table:table-cell table:style-name="Table198.B2" office:value-type="string">
            <text:p text:style-name="P15">Result</text:p>
          </table:table-cell>
        </table:table-row>
        <table:table-row table:style-name="Table198.1">
          <table:table-cell table:style-name="Table198.A2" office:value-type="string">
            <text:p text:style-name="Snippet"/>
          </table:table-cell>
          <table:table-cell table:style-name="Table198.B2" office:value-type="string">
            <text:p text:style-name="P2"/>
          </table:table-cell>
        </table:table-row>
      </table:table>
      <text:p text:style-name="Text_20_body"><text:change-end text:change-id="ct218597544"/><text:change text:change-id="ct218597648"/><text:change-start text:change-id="ct218597752"/></text:p>
      <table:table table:name="Table199" table:style-name="Table199">
        <table:table-column table:style-name="Table199.A"/>
        <table:table-column table:style-name="Table199.B"/>
        <text:soft-page-break/>
        <table:table-row table:style-name="Table199.1">
          <table:table-cell table:style-name="Table199.A1" table:number-columns-spanned="2" office:value-type="string">
            <text:p text:style-name="P2">[a_numeric] neg [a_numeric]</text:p>
            <text:p text:style-name="Text_20_body">Routing:</text:p>
            <text:p text:style-name="P1">description</text:p>
          </table:table-cell>
          <table:covered-table-cell/>
        </table:table-row>
        <table:table-row table:style-name="Table199.1">
          <table:table-cell table:style-name="Table199.A2" office:value-type="string">
            <text:p text:style-name="P15">Code</text:p>
          </table:table-cell>
          <table:table-cell table:style-name="Table199.B2" office:value-type="string">
            <text:p text:style-name="P15">Result</text:p>
          </table:table-cell>
        </table:table-row>
        <table:table-row table:style-name="Table199.1">
          <table:table-cell table:style-name="Table199.A2" office:value-type="string">
            <text:p text:style-name="Snippet"/>
          </table:table-cell>
          <table:table-cell table:style-name="Table199.B2" office:value-type="string">
            <text:p text:style-name="P2"/>
          </table:table-cell>
        </table:table-row>
      </table:table>
      <text:p text:style-name="Text_20_body"><text:change-end text:change-id="ct218597752"/></text:p>
      <text:h text:style-name="Heading_20_2" text:outline-level="2">See Also</text:h>
      <text:p text:style-name="Text_20_body"/>
      <text:p text:style-name="Text_20_body"/>
      <text:h text:style-name="Heading_20_1" text:outline-level="1"><text:alphabetical-index-mark-start text:id="IMark140227604"/>Object<text:alphabetical-index-mark-end text:id="IMark140227604"/></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0230532"/>&amp;&amp;<text:alphabetical-index-mark-end text:id="IMark14023053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2"/>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40230532"/>)methods<text:alphabetical-index-mark-end text:id="IMark1402305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2"/>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0230532"/>.<text:alphabetical-index-mark-end text:id="IMark1402305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0230532"/>.class<text:alphabetical-index-mark-end text:id="IMark14023053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2"/>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0230532"/>.clone<text:alphabetical-index-mark-end text:id="IMark14023053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2"/>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40230532"/>.copy<text:alphabetical-index-mark-end text:id="IMark14023053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2"/>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40230532"/>.init<text:alphabetical-index-mark-end text:id="IMark14023053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0230532"/>.is_class?<text:alphabetical-index-mark-end text:id="IMark1402305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2"/>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40230532"/>.name<text:alphabetical-index-mark-end text:id="IMark14023053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0230532"/>.strlen<text:alphabetical-index-mark-end text:id="IMark1402305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40230532"/>.to_f<text:alphabetical-index-mark-end text:id="IMark14023053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40230532"/>.to_f!<text:alphabetical-index-mark-end text:id="IMark14023053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40230532"/>.to_i<text:alphabetical-index-mark-end text:id="IMark140230532"/>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40230532"/>.to_i!<text:alphabetical-index-mark-end text:id="IMark140230532"/> [an_integer]</text:h>
            <text:p text:style-name="P1"><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40230532"/>.to_n<text:alphabetical-index-mark-end text:id="IMark14023053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40230532"/>.to_n!<text:alphabetical-index-mark-end text:id="IMark14023053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40230532"/>.to_r<text:alphabetical-index-mark-end text:id="IMark14023053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40230532"/>.to_r!<text:alphabetical-index-mark-end text:id="IMark14023053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40230532"/>.to_s<text:alphabetical-index-mark-end text:id="IMark140230532"/>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40230532"/>.to_x<text:alphabetical-index-mark-end text:id="IMark14023053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5.2 .to_x</text:p>
          </table:table-cell>
          <table:table-cell table:style-name="Table41.B2" office:value-type="string">
            <text:p text:style-name="P2">5.2+0i</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1+2i .to_x</text:p>
          </table:table-cell>
          <table:table-cell table:style-name="Table41.B2" office:value-type="string">
            <text:p text:style-name="P2">1+2i</text:p>
          </table:table-cell>
        </table:table-row>
        <table:table-row>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40230532"/>.to_x!<text:alphabetical-index-mark-end text:id="IMark14023053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0230532"/>&lt;&gt;<text:alphabetical-index-mark-end text:id="IMark14023053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2"/>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0230532"/>=<text:alphabetical-index-mark-end text:id="IMark14023053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2"/>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0230532"/>^^<text:alphabetical-index-mark-end text:id="IMark14023053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2"/>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0230532"/>distinct?<text:alphabetical-index-mark-end text:id="IMark1402305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40230532"/>identical?<text:alphabetical-index-mark-end text:id="IMark1402305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0230532"/>max<text:alphabetical-index-mark-end text:id="IMark1402305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0230532"/>min<text:alphabetical-index-mark-end text:id="IMark1402305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40230532"/>nil&lt;&gt;<text:alphabetical-index-mark-end text:id="IMark1402305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2"/>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40230532"/>nil=<text:alphabetical-index-mark-end text:id="IMark1402305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2"/>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0230532"/>not<text:alphabetical-index-mark-end text:id="IMark1402305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2"/>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40230532"/>||<text:alphabetical-index-mark-end text:id="IMark140230532"/>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2"/>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0227604"/>OutStream<text:alphabetical-index-mark-end text:id="IMark14022760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0227604"/>Procedure<text:alphabetical-index-mark-end text:id="IMark140227604"/></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0227604"/>Queue<text:alphabetical-index-mark-end text:id="IMark14022760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0227604"/>Rational<text:alphabetical-index-mark-end text:id="IMark14022760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65" text:note-class="footnote"><text:note-citation>68</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66" text:note-class="footnote"><text:note-citation>69</text:note-citation><text:note-body><text:p text:style-name="Footnote">No spaces are permitted within the literal.</text:p></text:note-body></text:note></text:p>
          </table:table-cell>
          <table:table-cell table:style-name="Table6.B1" office:value-type="string">
            <text:p text:style-name="P14">Value<text:note text:id="ftn67" text:note-class="footnote"><text:note-citation>70</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0220460"/>.split<text:alphabetical-index-mark-end text:id="IMark1402204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0218636"/>Stack<text:alphabetical-index-mark-end text:id="IMark14021863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0218636"/>String<text:alphabetical-index-mark-end text:id="IMark14021863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0218636"/>Thread<text:alphabetical-index-mark-end text:id="IMark14021863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0218636"/><text:alphabetical-index-mark-start text:id="IMark140228804"/><text:alphabetical-index-mark-start text:id="IMark140228660"/>TrueClass<text:alphabetical-index-mark-end text:id="IMark140228660"/><text:alphabetical-index-mark-end text:id="IMark140228804"/><text:alphabetical-index-mark-end text:id="IMark140218636"/></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40218636"/>VirtualMachine<text:alphabetical-index-mark-end text:id="IMark14021863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40220460"/>.:<text:alphabetical-index-mark-end text:id="IMark14022046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40220460"/>super<text:alphabetical-index-mark-end text:id="IMark140220460"/>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40220460"/>val:<text:alphabetical-index-mark-end text:id="IMark140220460"/>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0220460"/>var:<text:alphabetical-index-mark-end text:id="IMark140220460"/>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0220460"/>val@:<text:alphabetical-index-mark-end text:id="IMark14022046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40220460"/>var@:<text:alphabetical-index-mark-end text:id="IMark14022046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40220460"/>;<text:alphabetical-index-mark-end text:id="IMark140220460"/>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40220460"/>.::<text:alphabetical-index-mark-end text:id="IMark140220460"/>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26991092"/>inst:<text:alphabetical-index-mark-end text:id="IMark126991092"/>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26991092"/>local:<text:alphabetical-index-mark-end text:id="IMark126991092"/>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26991092"/>super<text:alphabetical-index-mark-end text:id="IMark126991092"/>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26991092"/>;<text:alphabetical-index-mark-end text:id="IMark12699109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0218636"/>Commands<text:alphabetical-index-mark-end text:id="IMark14021863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40218636"/>)entries<text:alphabetical-index-mark-end text:id="IMark140218636"/>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8" text:note-class="footnote"><text:note-citation>71</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6">2</text:p>
          <text:p text:style-name="P65">2*<text:tab/>88</text:p>
          <text:p text:style-name="P65">2/<text:tab/>88</text:p>
          <text:p text:style-name="P66">A</text:p>
          <text:p text:style-name="P65">again<text:tab/>25</text:p>
          <text:p text:style-name="P65">and<text:tab/>89</text:p>
          <text:p text:style-name="P65">Archive<text:tab/>12</text:p>
          <text:p text:style-name="P65">Array<text:tab/>60</text:p>
          <text:p text:style-name="P66">B</text:p>
          <text:p text:style-name="P65">begin<text:tab/>25</text:p>
          <text:p text:style-name="P65">Boolean<text:tab/>58</text:p>
          <text:p text:style-name="P65">bounce<text:tab/>36, 38</text:p>
          <text:p text:style-name="P66">C</text:p>
          <text:p text:style-name="P65">catch<text:tab/>35, 38</text:p>
          <text:p text:style-name="P65">Class<text:tab/>71</text:p>
          <text:p text:style-name="P65">Classes<text:tab/>47</text:p>
          <text:p text:style-name="P65">clone<text:tab/>30</text:p>
          <text:p text:style-name="P65">com<text:tab/>89</text:p>
          <text:p text:style-name="P65">Commands<text:tab/>72, 137</text:p>
          <text:p text:style-name="P65">Complex<text:tab/>74</text:p>
          <text:p text:style-name="P65">copy<text:tab/>30</text:p>
          <text:p text:style-name="P66">D</text:p>
          <text:p text:style-name="P65">Declarations<text:tab/>26</text:p>
          <text:p text:style-name="P65">Demo.rb<text:tab/>11</text:p>
          <text:p text:style-name="P65">distinct?<text:tab/>118</text:p>
          <text:p text:style-name="P65">do<text:tab/>23</text:p>
          <text:p text:style-name="P65">do_map_name<text:tab/>54</text:p>
          <text:p text:style-name="P65">dpr<text:tab/>93</text:p>
          <text:p text:style-name="P65">drop<text:tab/>19</text:p>
          <text:p text:style-name="P65">Duck Typing<text:tab/>26</text:p>
          <text:p text:style-name="P65">dup<text:tab/>19, 30</text:p>
          <text:p text:style-name="P66">E</text:p>
          <text:p text:style-name="P65">e<text:tab/>93</text:p>
          <text:p text:style-name="P65">else<text:tab/>21</text:p>
          <text:p text:style-name="P66">F</text:p>
          <text:p text:style-name="P65">FalseClass<text:tab/>58, 77</text:p>
          <text:p text:style-name="P65">finally<text:tab/>37p.</text:p>
          <text:p text:style-name="P65">Float<text:tab/>79</text:p>
          <text:p text:style-name="P66">H</text:p>
          <text:p text:style-name="P65">Hash<text:tab/>80</text:p>
          <text:p text:style-name="P66">I</text:p>
          <text:p text:style-name="P65">i<text:tab/>23</text:p>
          <text:p text:style-name="P65">identical?<text:tab/>118</text:p>
          <text:p text:style-name="P65">if<text:tab/>21</text:p>
          <text:p text:style-name="P65">Inheritance<text:tab/>48</text:p>
          <text:p text:style-name="P65">inst:<text:tab/>135</text:p>
          <text:p text:style-name="P65">InStream<text:tab/>83</text:p>
          <text:p text:style-name="P65">Integer<text:tab/>86</text:p>
          <text:p text:style-name="P66">J</text:p>
          <text:p text:style-name="P65">j<text:tab/>23</text:p>
          <text:p text:style-name="P66">K</text:p>
          <text:p text:style-name="P65">Known Issues<text:tab/>11</text:p>
          <text:p text:style-name="P66">L</text:p>
          <text:p text:style-name="P65">Late Binding<text:tab/>48</text:p>
          <text:p text:style-name="P65">local:<text:tab/>135</text:p>
          <text:p text:style-name="P65">loop<text:tab/>23</text:p>
          <text:p text:style-name="P66">M</text:p>
          <text:p text:style-name="P65">max<text:tab/>119</text:p>
          <text:p text:style-name="P65">Method Mapping<text:tab/>49</text:p>
          <text:p text:style-name="P65">Methods<text:tab/>48</text:p>
          <text:p text:style-name="P65">min<text:tab/>119</text:p>
          <text:p text:style-name="P65">Mutation<text:tab/>28</text:p>
          <text:p text:style-name="P66">N</text:p>
          <text:p text:style-name="P65">nil&lt;&gt;<text:tab/>119</text:p>
          <text:p text:style-name="P65">nil=<text:tab/>120</text:p>
          <text:p text:style-name="P65">NilClass<text:tab/>58, 91</text:p>
          <text:p text:style-name="P65">nip<text:tab/>19</text:p>
          <text:p text:style-name="P65">not<text:tab/>120</text:p>
          <text:p text:style-name="P65">Numeric<text:tab/>59, 93</text:p>
          <text:p text:style-name="P66">O</text:p>
          <text:p text:style-name="P65">Object<text:tab/>58, 111</text:p>
          <text:p text:style-name="P65">or<text:tab/>90</text:p>
          <text:p text:style-name="P65">OutStream<text:tab/>121</text:p>
          <text:p text:style-name="P65">over<text:tab/>19</text:p>
          <text:p text:style-name="P66">P</text:p>
          <text:p text:style-name="P65">pi<text:tab/>94</text:p>
          <text:p text:style-name="P65">pick<text:tab/>19</text:p>
          <text:p text:style-name="P65">Polymorphism<text:tab/>48</text:p>
          <text:p text:style-name="P65">Procedure<text:tab/>123</text:p>
          <text:p text:style-name="P65">Prototypes<text:tab/>48</text:p>
          <text:p text:style-name="P66">Q</text:p>
          <text:p text:style-name="P65">Queue<text:tab/>124</text:p>
          <text:p text:style-name="P66">R</text:p>
          <text:p text:style-name="P65">Rake<text:tab/>11</text:p>
          <text:p text:style-name="P65">Rational<text:tab/>125</text:p>
          <text:p text:style-name="P65">Referencing<text:tab/>27</text:p>
          <text:p text:style-name="P65">repeat<text:tab/>25</text:p>
          <text:p text:style-name="P65">Routing<text:tab/>51</text:p>
          <text:p text:style-name="P66">S</text:p>
          <text:p text:style-name="P65">Scoping<text:tab/>26</text:p>
          <text:p text:style-name="P65">self<text:tab/>56</text:p>
          <text:p text:style-name="P65">Stack<text:tab/>127</text:p>
          <text:p text:style-name="P65">String<text:tab/>128</text:p>
          <text:p text:style-name="P65">super<text:tab/>133, 135</text:p>
          <text:p text:style-name="P65">swap<text:tab/>20</text:p>
          <text:p text:style-name="P65">switch<text:tab/>21</text:p>
          <text:p text:style-name="P65">SymbolMap<text:tab/>49</text:p>
          <text:p text:style-name="P66">T</text:p>
          <text:p text:style-name="P65">Testing<text:tab/>11</text:p>
          <text:p text:style-name="P65">Thanks<text:tab/>9</text:p>
          <text:p text:style-name="P65">then<text:tab/>21</text:p>
          <text:p text:style-name="P65">Thread<text:tab/>130</text:p>
          <text:p text:style-name="P65">throw"<text:tab/>39</text:p>
          <text:p text:style-name="P65">TrueClass<text:tab/>58, 131</text:p>
          <text:p text:style-name="P65">try<text:tab/>35, 38</text:p>
          <text:p text:style-name="P65">tuck<text:tab/>20</text:p>
          <text:p text:style-name="P65">Typing<text:tab/>26</text:p>
          <text:p text:style-name="P66">U</text:p>
          <text:p text:style-name="P65">until<text:tab/>25</text:p>
          <text:p text:style-name="P66">V</text:p>
          <text:p text:style-name="P65">val:<text:tab/>26, 133</text:p>
          <text:p text:style-name="P65">val@:<text:tab/>27, 134</text:p>
          <text:p text:style-name="P65">val#:<text:tab/>27</text:p>
          <text:p text:style-name="P65">val$:<text:tab/>27</text:p>
          <text:p text:style-name="P65">var:<text:tab/>26, 134</text:p>
          <text:p text:style-name="P65">var@:<text:tab/>27, 134</text:p>
          <text:p text:style-name="P65">var#:<text:tab/>27</text:p>
          <text:p text:style-name="P65">var$:<text:tab/>27</text:p>
          <text:p text:style-name="P65">VirtualMachine<text:tab/>132</text:p>
          <text:p text:style-name="P66">X</text:p>
          <text:p text:style-name="P65">x<text:tab/>61</text:p>
          <text:p text:style-name="P65">xor<text:tab/>90</text:p>
          <text:p text:style-name="P66">^</text:p>
          <text:p text:style-name="P65">^^<text:tab/>78, 91, 118</text:p>
          <text:p text:style-name="P66">-</text:p>
          <text:p text:style-name="P65">-<text:tab/>95</text:p>
          <text:p text:style-name="P65">-&gt;<text:tab/>80</text:p>
          <text:p text:style-name="P65">-i<text:tab/>23</text:p>
          <text:p text:style-name="P65">-j<text:tab/>23</text:p>
          <text:p text:style-name="P66">;</text:p>
          <text:p text:style-name="P65">;<text:tab/>134p.</text:p>
          <text:p text:style-name="P66">:</text:p>
          <text:p text:style-name="P65">:<text:tab/>53</text:p>
          <text:p text:style-name="P66">!</text:p>
          <text:p text:style-name="P65">!<text:tab/>63</text:p>
          <text:p text:style-name="P66">?</text:p>
          <text:p text:style-name="P65">?"<text:tab/>36, 38</text:p>
          <text:p text:style-name="P66">.</text:p>
          <text:p text:style-name="P65">.<text:tab/>111</text:p>
          <text:p text:style-name="P65">.-left<text:tab/>64</text:p>
          <text:p text:style-name="P65">.-mid<text:tab/>65</text:p>
          <text:p text:style-name="P65">.-midlr<text:tab/>65</text:p>
          <text:p text:style-name="P65">.-right<text:tab/>65</text:p>
          <text:p text:style-name="P65">.:<text:tab/>53, 133</text:p>
          <text:p text:style-name="P65">.::<text:tab/>53, 134</text:p>
          <text:p text:style-name="P65">.[]!<text:tab/>65, 81</text:p>
          <text:p text:style-name="P65">.[]@<text:tab/>66, 81</text:p>
          <text:p text:style-name="P65">.+left<text:tab/>63</text:p>
          <text:p text:style-name="P65">.+mid<text:tab/>64</text:p>
          <text:p text:style-name="P65">.+midlr<text:tab/>64</text:p>
          <text:p text:style-name="P65">.+right<text:tab/>64</text:p>
          <text:p text:style-name="P65">.1/x<text:tab/>95</text:p>
          <text:p text:style-name="P65">.10**<text:tab/>96</text:p>
          <text:p text:style-name="P65">.2**<text:tab/>96</text:p>
          <text:p text:style-name="P65">.abs<text:tab/>96</text:p>
          <text:p text:style-name="P65">.acos<text:tab/>97</text:p>
          <text:p text:style-name="P65">.acosh<text:tab/>97</text:p>
          <text:p text:style-name="P65">.angle<text:tab/>97</text:p>
          <text:p text:style-name="P65">.asin<text:tab/>98</text:p>
          <text:p text:style-name="P65"><text:soft-page-break/>.asinh<text:tab/>98</text:p>
          <text:p text:style-name="P65">.atan<text:tab/>98</text:p>
          <text:p text:style-name="P65">.atan2<text:tab/>98</text:p>
          <text:p text:style-name="P65">.atanh<text:tab/>99</text:p>
          <text:p text:style-name="P65">.c2p<text:tab/>99</text:p>
          <text:p text:style-name="P65">.cbrt<text:tab/>75, 99</text:p>
          <text:p text:style-name="P65">.ceil<text:tab/>100</text:p>
          <text:p text:style-name="P65">.class<text:tab/>112</text:p>
          <text:p text:style-name="P65">.clone<text:tab/>30, 112</text:p>
          <text:p text:style-name="P65">.clone_exclude<text:tab/>32</text:p>
          <text:p text:style-name="P65">.close<text:tab/>84</text:p>
          <text:p text:style-name="P65">.conjugate<text:tab/>100</text:p>
          <text:p text:style-name="P65">.copy<text:tab/>30, 112</text:p>
          <text:p text:style-name="P65">.cos<text:tab/>100</text:p>
          <text:p text:style-name="P65">.cosh<text:tab/>100</text:p>
          <text:p text:style-name="P65">.e**<text:tab/>75</text:p>
          <text:p text:style-name="P65">.even?<text:tab/>87</text:p>
          <text:p text:style-name="P65">.gcd<text:tab/>87</text:p>
          <text:p text:style-name="P65">.get_all<text:tab/>83</text:p>
          <text:p text:style-name="P65">.getc<text:tab/>84</text:p>
          <text:p text:style-name="P65">.gets<text:tab/>84</text:p>
          <text:p text:style-name="P65">.init<text:tab/>27, 113</text:p>
          <text:p text:style-name="P65">.is_class?<text:tab/>71, 113</text:p>
          <text:p text:style-name="P65">.keys<text:tab/>81</text:p>
          <text:p text:style-name="P65">.lcm<text:tab/>87</text:p>
          <text:p text:style-name="P65">.left<text:tab/>66</text:p>
          <text:p text:style-name="P65">.length<text:tab/>66</text:p>
          <text:p text:style-name="P65">.max<text:tab/>67</text:p>
          <text:p text:style-name="P65">.mid<text:tab/>67</text:p>
          <text:p text:style-name="P65">.midlr<text:tab/>67</text:p>
          <text:p text:style-name="P65">.min<text:tab/>68</text:p>
          <text:p text:style-name="P65">.name<text:tab/>113</text:p>
          <text:p text:style-name="P65">.new<text:tab/>61, 71</text:p>
          <text:p text:style-name="P65">.new_size<text:tab/>62</text:p>
          <text:p text:style-name="P65">.new_value<text:tab/>62</text:p>
          <text:p text:style-name="P65">.new_values<text:tab/>62</text:p>
          <text:p text:style-name="P65">.new{<text:tab/>61</text:p>
          <text:p text:style-name="P65">.odd?<text:tab/>87</text:p>
          <text:p text:style-name="P65">.open<text:tab/>83</text:p>
          <text:p text:style-name="P65">.open{<text:tab/>84</text:p>
          <text:p text:style-name="P65">.parent_class<text:tab/>72</text:p>
          <text:p text:style-name="P65">.pp<text:tab/>68, 81</text:p>
          <text:p text:style-name="P65">.reverse<text:tab/>68</text:p>
          <text:p text:style-name="P65">.right<text:tab/>68</text:p>
          <text:p text:style-name="P65">.shuffle<text:tab/>69</text:p>
          <text:p text:style-name="P65">.sort<text:tab/>69</text:p>
          <text:p text:style-name="P65">.split<text:tab/>75, 125</text:p>
          <text:p text:style-name="P65">.sqrt<text:tab/>75</text:p>
          <text:p text:style-name="P65">.strlen<text:tab/>113</text:p>
          <text:p text:style-name="P65">.strmax<text:tab/>69</text:p>
          <text:p text:style-name="P65">.strmax2<text:tab/>82</text:p>
          <text:p text:style-name="P65">.subclass:<text:tab/>72</text:p>
          <text:p text:style-name="P65">.throw<text:tab/>39</text:p>
          <text:p text:style-name="P65">.to_f<text:tab/>114</text:p>
          <text:p text:style-name="P65">.to_f!<text:tab/>114</text:p>
          <text:p text:style-name="P65">.to_i<text:tab/>114</text:p>
          <text:p text:style-name="P65">.to_i!<text:tab/>114</text:p>
          <text:p text:style-name="P65">.to_n<text:tab/>115</text:p>
          <text:p text:style-name="P65">.to_n!<text:tab/>115</text:p>
          <text:p text:style-name="P65">.to_r<text:tab/>116</text:p>
          <text:p text:style-name="P65">.to_r!<text:tab/>116</text:p>
          <text:p text:style-name="P65">.to_s<text:tab/>72, 116</text:p>
          <text:p text:style-name="P65">.to_x<text:tab/>117</text:p>
          <text:p text:style-name="P65">.to_x!<text:tab/>117</text:p>
          <text:p text:style-name="P65">.values<text:tab/>82</text:p>
          <text:p text:style-name="P65">.with{<text:tab/>57</text:p>
          <text:p text:style-name="P66">)</text:p>
          <text:p text:style-name="P65">)entries<text:tab/>139</text:p>
          <text:p text:style-name="P65">)methods<text:tab/>73, 111</text:p>
          <text:p text:style-name="P65">)stubs<text:tab/>73</text:p>
          <text:p text:style-name="P66">{</text:p>
          <text:p text:style-name="P65">{<text:tab/>80</text:p>
          <text:p text:style-name="P66">}</text:p>
          <text:p text:style-name="P65">}<text:tab/>61, 80</text:p>
          <text:p text:style-name="P66">@</text:p>
          <text:p text:style-name="P65">@<text:tab/>70</text:p>
          <text:p text:style-name="P66">*</text:p>
          <text:p text:style-name="P65">*<text:tab/>94</text:p>
          <text:p text:style-name="P65">**<text:tab/>94</text:p>
          <text:p text:style-name="P66">&amp;</text:p>
          <text:p text:style-name="P65">&amp;&amp;<text:tab/>77, 91, 111</text:p>
          <text:p text:style-name="P66">+</text:p>
          <text:p text:style-name="P65">+<text:tab/>63, 95</text:p>
          <text:p text:style-name="P65">+loop<text:tab/>23</text:p>
          <text:p text:style-name="P66">&lt;</text:p>
          <text:p text:style-name="P65">&lt;&lt;<text:tab/>70, 88</text:p>
          <text:p text:style-name="P65">&lt;&gt;<text:tab/>117</text:p>
          <text:p text:style-name="P66">=</text:p>
          <text:p text:style-name="P65">=<text:tab/>118</text:p>
          <text:p text:style-name="P66">&gt;</text:p>
          <text:p text:style-name="P65">&gt;&gt;<text:tab/>89</text:p>
          <text:p text:style-name="P66">|</text:p>
          <text:p text:style-name="P65">||<text:tab/>78, 92, 120</text:p>
          <text:p text:style-name="P66">~</text:p>
          <text:p text:style-name="P65">~getc<text:tab/>85</text:p>
          <text:p text:style-name="P65">~gets<text:tab/>85</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8597856"/></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14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11H53M47S</meta:editing-duration>
    <meta:editing-cycles>2042</meta:editing-cycles>
    <meta:generator>OpenOffice/4.1.1$Win32 OpenOffice.org_project/411m6$Build-9775</meta:generator>
    <dc:date>2015-04-26T14:54:44.34</dc:date>
    <dc:creator>Peter Camilleri</dc:creator>
    <meta:printed-by>Peter Camilleri</meta:printed-by>
    <meta:print-date>2015-02-10T10:49:15.76</meta:print-date>
    <meta:document-statistic meta:table-count="202" meta:image-count="0" meta:object-count="0" meta:page-count="144" meta:paragraph-count="4579" meta:word-count="25948" meta:character-count="150126"/>
    <meta:template xlink:type="simple" xlink:actuate="onRequest" xlink:title="MyDefault" xlink:href="../../../../OpenOffice.org/3/user/template/MyDefault.ott" meta:date="2014-06-26T22:09:00.24"/>
  </office:meta>
</office:document-meta>
</file>